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pitch="variable"/>
    <style:font-face style:name="Arial" svg:font-family="Arial"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Calibri" svg:font-family="Calibri" style:font-family-generic="swiss" style:font-pitch="variable"/>
    <style:font-face style:name="MS PGothic" svg:font-family="'MS PGothic'"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transition-type="semi-automatic" presentation:visibility="hidden" presentation:background-visible="true" presentation:background-objects-visible="true" draw:fill="solid" draw:fill-color="#0000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draw:fill="solid" draw:fill-color="#000000" presentation:display-footer="true" presentation:display-page-number="false" presentation:display-date-time="true"/>
    </style:style>
    <style:style style:name="dp4"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type="semi-automatic" presentation:transition-speed="fast" presentation:visibility="hidden" presentation:background-visible="true" presentation:background-objects-visible="true" draw:fill="solid" draw:fill-color="#000000" presentation:display-footer="false" presentation:display-page-number="false" presentation:display-date-time="false"/>
    </style:style>
    <style:style style:name="dp6" style:family="drawing-page">
      <style:drawing-page-properties presentation:transition-type="semi-automatic" presentation:transition-speed="fast" presentation:background-visible="true" presentation:background-objects-visible="true" draw:fill="solid" draw:fill-color="#000000"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draw:shadow-color="#808080"/>
    </style:style>
    <style:style style:name="pr1" style:family="presentation" style:parent-style-name="Default-title">
      <style:graphic-properties draw:stroke="none" draw:fill="none" draw:fill-color="#ffffff" fo:min-height="3.507cm" draw:shadow-color="#808080"/>
    </style:style>
    <style:style style:name="pr2"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6.158cm" fo:min-width="0cm" fo:padding-top="0.084cm" fo:padding-bottom="0cm" fo:padding-left="0cm" fo:padding-right="0cm" fo:wrap-option="wrap" draw:shadow-color="#808080"/>
    </style:style>
    <style:style style:name="pr3" style:family="presentation" style:parent-style-name="Default-notes">
      <style:graphic-properties draw:stroke="none" draw:fill="none" draw:fill-color="#ffffff" draw:textarea-horizontal-align="justify" draw:textarea-vertical-align="middle" draw:auto-grow-height="false" draw:auto-grow-width="false" fo:min-height="13.107cm" fo:min-width="0cm" fo:padding-top="0.13cm" fo:padding-bottom="0.13cm" fo:padding-left="0.25cm" fo:padding-right="0.25cm" fo:wrap-option="no-wrap" draw:shadow-color="#808080"/>
    </style:style>
    <style:style style:name="pr4" style:family="presentation" style:parent-style-name="Default-title">
      <style:graphic-properties draw:stroke="none" draw:fill="none" draw:fill-color="#ffffff" draw:textarea-horizontal-align="justify" draw:textarea-vertical-align="middle" draw:auto-grow-height="false" draw:auto-grow-width="false" fo:min-height="3.415cm" fo:min-width="0cm" fo:padding-top="0.092cm" fo:padding-bottom="0cm" fo:padding-left="0cm" fo:padding-right="0cm" fo:wrap-option="wrap" draw:shadow-color="#808080"/>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097cm" fo:min-width="0cm" fo:padding-top="0.084cm" fo:padding-bottom="0cm" fo:padding-left="0cm" fo:padding-right="0cm" fo:wrap-option="wrap" draw:shadow-color="#808080"/>
    </style:style>
    <style:style style:name="pr6" style:family="presentation" style:parent-style-name="Default-title">
      <style:graphic-properties fo:min-height="3.501cm"/>
    </style:style>
    <style:style style:name="pr7" style:family="presentation" style:parent-style-name="Default-outline1">
      <style:graphic-properties fo:min-height="11.925cm"/>
    </style:style>
    <style:style style:name="pr8" style:family="presentation" style:parent-style-name="Default-notes">
      <style:graphic-properties draw:fill-color="#ffffff" fo:min-height="13.361cm"/>
    </style:style>
    <style:style style:name="pr9" style:family="presentation" style:parent-style-name="Default-outline1">
      <style:graphic-properties draw:stroke="none" draw:fill="none" draw:fill-color="#ffffff" fo:min-height="16.242cm" draw:shadow-color="#808080"/>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5.519cm" fo:min-width="0cm" fo:padding-top="0.084cm" fo:padding-bottom="0cm" fo:padding-left="0cm" fo:padding-right="0cm" fo:wrap-option="wrap" draw:shadow-color="#808080"/>
    </style:style>
    <style:style style:name="pr11" style:family="presentation" style:parent-style-name="Default-outline1">
      <style:graphic-properties draw:stroke="none" draw:fill="none" draw:fill-color="#ffffff" fo:min-height="15.603cm" draw:shadow-color="#808080"/>
    </style:style>
    <style:style style:name="pr12" style:family="presentation" style:parent-style-name="Title1-title">
      <style:graphic-properties draw:stroke="none" draw:fill="none" draw:fill-color="#ffffff" draw:textarea-horizontal-align="justify" draw:textarea-vertical-align="middle" draw:auto-grow-height="false" draw:auto-grow-width="false" fo:min-height="3.415cm" fo:min-width="0cm" fo:padding-top="0.092cm" fo:padding-bottom="0cm" fo:padding-left="0cm" fo:padding-right="0cm" fo:wrap-option="wrap" draw:shadow-color="#808080"/>
    </style:style>
    <style:style style:name="pr13" style:family="presentation" style:parent-style-name="Title1-outline1">
      <style:graphic-properties draw:stroke="none" draw:fill="none" draw:fill-color="#ffffff" draw:textarea-horizontal-align="justify" draw:textarea-vertical-align="top" draw:auto-grow-height="false" draw:auto-grow-width="false" draw:fit-to-size="shrink-to-fit" fo:min-height="12.097cm" fo:min-width="0cm" fo:padding-top="0.084cm" fo:padding-bottom="0cm" fo:padding-left="0cm" fo:padding-right="0cm" fo:wrap-option="wrap" draw:shadow-color="#808080"/>
    </style:style>
    <style:style style:name="pr14" style:family="presentation" style:parent-style-name="Title1-notes">
      <style:graphic-properties draw:stroke="none" draw:fill="none" draw:fill-color="#ffffff" draw:textarea-horizontal-align="justify" draw:textarea-vertical-align="middle" draw:auto-grow-height="false" draw:auto-grow-width="false" fo:min-height="13.107cm" fo:min-width="0cm" fo:padding-top="0.13cm" fo:padding-bottom="0.13cm" fo:padding-left="0.25cm" fo:padding-right="0.25cm" fo:wrap-option="no-wrap" draw:shadow-color="#808080"/>
    </style:style>
    <style:style style:name="pr1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5.717cm" fo:min-width="0cm" fo:padding-top="0.084cm" fo:padding-bottom="0cm" fo:padding-left="0cm" fo:padding-right="0cm" fo:wrap-option="wrap" draw:shadow-color="#808080"/>
    </style:style>
    <style:style style:name="pr16" style:family="presentation" style:parent-style-name="Default-outline1">
      <style:graphic-properties draw:stroke="none" draw:fill="none" draw:fill-color="#ffffff" fo:min-height="12.181cm" draw:shadow-color="#808080"/>
    </style:style>
    <style:style style:name="pr17" style:family="presentation" style:parent-style-name="Title7-notes">
      <style:graphic-properties draw:stroke="none" draw:fill="none" draw:fill-color="#ffffff" draw:textarea-horizontal-align="justify" draw:textarea-vertical-align="middle" draw:auto-grow-height="false" draw:auto-grow-width="false" fo:min-height="13.107cm" fo:min-width="0cm" fo:padding-top="0.13cm" fo:padding-bottom="0.13cm" fo:padding-left="0.25cm" fo:padding-right="0.25cm" fo:wrap-option="no-wrap" draw:shadow-color="#808080"/>
    </style:style>
    <style:style style:name="pr1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5.591cm" fo:min-width="0cm" fo:padding-top="0.21cm" fo:padding-bottom="0cm" fo:padding-left="0cm" fo:padding-right="0cm" fo:wrap-option="wrap" draw:shadow-color="#808080"/>
    </style:style>
    <style:style style:name="pr19" style:family="presentation" style:parent-style-name="Default-outline1">
      <style:graphic-properties draw:stroke="none" draw:fill="none" draw:fill-color="#ffffff" fo:min-height="15.801cm" draw:shadow-color="#808080"/>
    </style:style>
    <style:style style:name="pr20" style:family="presentation" style:parent-style-name="Title1-title">
      <style:graphic-properties draw:stroke="none" draw:fill="none" draw:fill-color="#ffffff" fo:min-height="3.507cm" draw:shadow-color="#808080"/>
    </style:style>
    <style:style style:name="pr21" style:family="presentation" style:parent-style-name="Title1-title">
      <style:graphic-properties fo:min-height="3.501cm"/>
    </style:style>
    <style:style style:name="pr22" style:family="presentation" style:parent-style-name="Title1-outline1">
      <style:graphic-properties fo:min-height="11.925cm"/>
    </style:style>
    <style:style style:name="pr23" style:family="presentation" style:parent-style-name="Title1-notes">
      <style:graphic-properties draw:fill-color="#ffffff" fo:min-height="13.361cm"/>
    </style:style>
    <style:style style:name="pr24" style:family="presentation" style:parent-style-name="Default-outline1">
      <style:graphic-properties draw:stroke="none" draw:fill="none" draw:fill-color="#ffffff" fo:min-height="21cm" draw:shadow-color="#808080"/>
    </style:style>
    <style:style style:name="P1" style:family="paragraph">
      <style:paragraph-properties fo:margin-left="0.299cm" fo:margin-right="0cm" fo:margin-top="0cm" fo:margin-bottom="0.498cm" fo:line-height="94%" fo:text-indent="0cm" style:line-break="strict"/>
    </style:style>
    <style:style style:name="P2" style:family="paragraph">
      <style:paragraph-properties style:writing-mode="lr-tb" style:font-independent-line-spacing="true"/>
    </style:style>
    <style:style style:name="P3" style:family="paragraph">
      <style:paragraph-properties fo:margin-left="0cm" fo:margin-right="0cm" fo:line-height="94%" fo:text-indent="0cm" style:line-break="strict"/>
    </style:style>
    <style:style style:name="P4" style:family="paragraph">
      <style:text-properties fo:font-size="12pt"/>
    </style:style>
    <style:style style:name="P5" style:family="paragraph">
      <style:paragraph-properties fo:margin-left="0cm" fo:margin-right="0cm" fo:margin-top="0cm" fo:margin-bottom="0.502cm" fo:line-height="94%" fo:text-indent="0cm" style:line-break="strict"/>
    </style:style>
    <style:style style:name="P6" style:family="paragraph">
      <style:paragraph-properties fo:margin-left="0.921cm" fo:margin-right="0cm" fo:margin-top="0cm" fo:margin-bottom="0.498cm" fo:line-height="94%" fo:text-indent="-0.917cm" style:punctuation-wrap="hanging" style:line-break="strict"/>
    </style:style>
    <style:style style:name="P7" style:family="paragraph">
      <style:paragraph-properties fo:margin-left="0cm" fo:margin-right="0cm" fo:margin-top="0cm" fo:margin-bottom="0.498cm" fo:line-height="94%" fo:text-indent="0cm" style:line-break="strict"/>
    </style:style>
    <style:style style:name="P8" style:family="paragraph">
      <style:paragraph-properties fo:margin-left="0.921cm" fo:margin-right="0cm" fo:margin-top="0cm" fo:margin-bottom="0.498cm" fo:line-height="94%" fo:text-align="center" fo:text-indent="-0.917cm" style:punctuation-wrap="hanging" style:line-break="strict"/>
    </style:style>
    <style:style style:name="P9" style:family="paragraph">
      <style:paragraph-properties fo:margin-left="0.921cm" fo:margin-right="0cm" fo:margin-top="0cm" fo:margin-bottom="0.498cm" fo:line-height="94%" fo:text-align="center" fo:text-indent="-0.917cm" style:punctuation-wrap="hanging" style:line-break="strict">
        <style:tab-stops>
          <style:tab-stop style:position="0cm"/>
          <style:tab-stop style:position="0.326cm"/>
          <style:tab-stop style:position="1.574cm"/>
          <style:tab-stop style:position="2.822cm"/>
          <style:tab-stop style:position="4.07cm"/>
          <style:tab-stop style:position="5.318cm"/>
          <style:tab-stop style:position="6.566cm"/>
          <style:tab-stop style:position="7.814cm"/>
          <style:tab-stop style:position="9.061cm"/>
          <style:tab-stop style:position="10.309cm"/>
          <style:tab-stop style:position="11.557cm"/>
          <style:tab-stop style:position="12.805cm"/>
          <style:tab-stop style:position="14.053cm"/>
          <style:tab-stop style:position="15.301cm"/>
          <style:tab-stop style:position="16.549cm"/>
          <style:tab-stop style:position="17.797cm"/>
          <style:tab-stop style:position="19.045cm"/>
          <style:tab-stop style:position="20.293cm"/>
          <style:tab-stop style:position="21.541cm"/>
          <style:tab-stop style:position="22.789cm"/>
          <style:tab-stop style:position="24.037cm"/>
          <style:tab-stop style:position="25.285cm"/>
          <style:tab-stop style:position="26.533cm"/>
          <style:tab-stop style:position="27.781cm"/>
          <style:tab-stop style:position="29.029cm"/>
        </style:tab-stops>
      </style:paragraph-properties>
    </style:style>
    <style:style style:name="P10" style:family="paragraph">
      <style:paragraph-properties fo:margin-left="0.921cm" fo:margin-right="0cm" fo:margin-top="0cm" fo:margin-bottom="0.498cm" fo:line-height="94%" fo:text-align="center" fo:text-indent="-0.917cm" style:punctuation-wrap="hanging" style:line-break="strict">
        <style:tab-stops>
          <style:tab-stop style:position="0cm"/>
          <style:tab-stop style:position="1.53cm"/>
          <style:tab-stop style:position="3.986cm"/>
          <style:tab-stop style:position="6.442cm"/>
          <style:tab-stop style:position="8.898cm"/>
          <style:tab-stop style:position="11.355cm"/>
          <style:tab-stop style:position="13.811cm"/>
          <style:tab-stop style:position="16.267cm"/>
          <style:tab-stop style:position="18.723cm"/>
          <style:tab-stop style:position="21.179cm"/>
          <style:tab-stop style:position="23.636cm"/>
          <style:tab-stop style:position="26.092cm"/>
          <style:tab-stop style:position="28.548cm"/>
          <style:tab-stop style:position="29.029cm"/>
        </style:tab-stops>
      </style:paragraph-properties>
    </style:style>
    <style:style style:name="P11" style:family="paragraph">
      <style:paragraph-properties fo:margin-left="0.952cm" fo:margin-right="0cm" fo:margin-top="0.282cm" fo:margin-bottom="0cm" fo:text-indent="-0.952cm" style:punctuation-wrap="hanging" style:line-break="strict"/>
    </style:style>
    <style:style style:name="P12" style:family="paragraph">
      <style:paragraph-properties fo:margin-left="0.952cm" fo:margin-right="0cm" fo:margin-top="0.282cm" fo:margin-bottom="0cm" fo:text-indent="-0.952cm"/>
    </style:style>
    <style:style style:name="P13" style:family="paragraph">
      <style:paragraph-properties fo:margin-left="0cm" fo:margin-right="0cm" fo:margin-top="0cm" fo:margin-bottom="0cm" fo:line-height="100%" fo:text-indent="0cm" style:punctuation-wrap="hanging" style:line-break="strict"/>
    </style:style>
    <style:style style:name="P14" style:family="paragraph">
      <style:paragraph-properties fo:margin-left="0cm" fo:margin-right="0cm" fo:line-height="100%" fo:text-indent="0cm" style:punctuation-wrap="hanging" style:line-break="strict"/>
    </style:style>
    <style:style style:name="P15" style:family="paragraph">
      <style:paragraph-properties fo:margin-left="0cm" fo:margin-right="0cm" fo:line-height="100%" fo:text-align="justify" fo:text-indent="0cm" style:punctuation-wrap="hanging" style:line-break="strict"/>
    </style:style>
    <style:style style:name="P16" style:family="paragraph">
      <style:paragraph-properties fo:margin-left="0cm" fo:margin-right="0cm" fo:line-height="150%" fo:text-align="justify" fo:text-indent="0cm" style:punctuation-wrap="hanging" style:line-break="strict"/>
    </style:style>
    <style:style style:name="P17" style:family="paragraph">
      <style:paragraph-properties fo:margin-left="0.921cm" fo:margin-right="0cm" fo:margin-top="0.264cm" fo:margin-bottom="0cm" fo:line-height="94%" fo:text-indent="-0.917cm" style:punctuation-wrap="hanging" style:line-break="strict"/>
    </style:style>
    <style:style style:name="P18" style:family="paragraph">
      <style:paragraph-properties fo:margin-left="0.921cm" fo:margin-right="0cm" fo:margin-top="0.158cm" fo:margin-bottom="0cm" fo:line-height="94%" fo:text-align="center" fo:text-indent="-0.917cm" style:punctuation-wrap="hanging" style:line-break="strict"/>
    </style:style>
    <style:style style:name="P19" style:family="paragraph">
      <style:paragraph-properties fo:margin-left="0.921cm" fo:margin-right="0cm" fo:margin-top="0.317cm" fo:margin-bottom="0cm" fo:line-height="85%" fo:text-align="center" fo:text-indent="-0.917cm" style:punctuation-wrap="hanging" style:line-break="strict"/>
    </style:style>
    <style:style style:name="P20" style:family="paragraph">
      <style:paragraph-properties fo:margin-left="0.921cm" fo:margin-right="0cm" fo:margin-top="0.317cm" fo:margin-bottom="0cm" fo:line-height="85%" fo:text-align="center" fo:text-indent="-0.917cm" style:punctuation-wrap="hanging" style:line-break="strict">
        <style:tab-stops>
          <style:tab-stop style:position="0cm"/>
          <style:tab-stop style:position="1.53cm"/>
          <style:tab-stop style:position="3.986cm"/>
          <style:tab-stop style:position="6.442cm"/>
          <style:tab-stop style:position="8.898cm"/>
          <style:tab-stop style:position="11.355cm"/>
          <style:tab-stop style:position="13.811cm"/>
          <style:tab-stop style:position="16.267cm"/>
          <style:tab-stop style:position="18.723cm"/>
          <style:tab-stop style:position="21.179cm"/>
          <style:tab-stop style:position="23.636cm"/>
          <style:tab-stop style:position="26.092cm"/>
          <style:tab-stop style:position="28.548cm"/>
          <style:tab-stop style:position="29.029cm"/>
        </style:tab-stops>
      </style:paragraph-properties>
    </style:style>
    <style:style style:name="P21" style:family="paragraph">
      <style:paragraph-properties fo:margin-left="0.952cm" fo:margin-right="0cm" fo:margin-top="0cm" fo:margin-bottom="0cm" fo:line-height="94%" fo:text-indent="-0.948cm" style:line-break="strict"/>
    </style:style>
    <style:style style:name="P22" style:family="paragraph">
      <style:paragraph-properties fo:margin-left="0cm" fo:margin-right="0cm" fo:margin-top="0.317cm" fo:margin-bottom="0cm" fo:line-height="94%" fo:text-indent="0cm" style:punctuation-wrap="hanging" style:line-break="strict"/>
    </style:style>
    <style:style style:name="P23" style:family="paragraph">
      <style:paragraph-properties fo:margin-left="0cm" fo:margin-right="0cm" fo:margin-top="0.317cm" fo:margin-bottom="0cm" fo:line-height="94%" fo:text-align="center" fo:text-indent="0cm" style:punctuation-wrap="hanging" style:line-break="strict"/>
    </style:style>
    <style:style style:name="P24" style:family="paragraph">
      <style:paragraph-properties fo:margin-left="0cm" fo:margin-right="0cm" fo:margin-top="0cm" fo:margin-bottom="0cm" fo:line-height="94%" fo:text-indent="0cm" style:punctuation-wrap="hanging" style:line-break="strict"/>
    </style:style>
    <style:style style:name="P25" style:family="paragraph">
      <style:paragraph-properties fo:margin-left="0cm" fo:margin-right="0cm" fo:margin-top="0cm" fo:margin-bottom="0cm" fo:line-height="94%" fo:text-align="center" fo:text-indent="0cm" style:punctuation-wrap="hanging" style:line-break="strict"/>
    </style:style>
    <style:style style:name="P26" style:family="paragraph">
      <style:paragraph-properties fo:margin-left="1.199cm" fo:margin-right="0cm" fo:margin-top="0cm" fo:margin-bottom="0.502cm" fo:line-height="94%" fo:text-indent="-0.9cm" style:line-break="strict"/>
    </style:style>
    <style:style style:name="P27" style:family="paragraph">
      <style:paragraph-properties fo:margin-left="0.952cm" fo:margin-right="0cm" fo:margin-top="0.246cm" fo:margin-bottom="0.282cm" fo:line-height="90%" fo:text-indent="-0.952cm" style:punctuation-wrap="hanging" style:line-break="strict"/>
      <style:text-properties style:font-name="Verdana" fo:font-size="40pt" style:font-size-asian="40pt" style:font-size-complex="40pt"/>
    </style:style>
    <style:style style:name="P28" style:family="paragraph">
      <style:paragraph-properties style:writing-mode="lr-tb" style:font-independent-line-spacing="true"/>
      <style:text-properties style:font-name="Verdana" fo:font-size="40pt" style:font-size-asian="40pt" style:font-size-complex="40pt"/>
    </style:style>
    <style:style style:name="P29" style:family="paragraph">
      <style:paragraph-properties fo:margin-left="0.952cm" fo:margin-right="0cm" fo:margin-top="0.246cm" fo:margin-bottom="0.282cm" fo:line-height="90%" fo:text-indent="-0.952cm" style:punctuation-wrap="hanging" style:line-break="strict"/>
    </style:style>
    <style:style style:name="P30" style:family="paragraph">
      <style:paragraph-properties fo:margin-left="0.952cm" fo:margin-right="0cm" fo:margin-top="0.246cm" fo:margin-bottom="0.282cm" fo:line-height="90%" fo:text-indent="-0.952cm" style:punctuation-wrap="hanging" style:line-break="strict"/>
      <style:text-properties fo:font-size="40pt" style:font-size-asian="40pt" style:font-size-complex="40pt"/>
    </style:style>
    <style:style style:name="P31" style:family="paragraph">
      <style:text-properties fo:font-size="40pt" style:font-size-asian="40pt" style:font-size-complex="40pt"/>
    </style:style>
    <style:style style:name="T1" style:family="text">
      <style:text-properties fo:color="#ff0000" fo:language="en" fo:country="AU"/>
    </style:style>
    <style:style style:name="T2" style:family="text">
      <style:text-properties fo:language="en" fo:country="AU"/>
    </style:style>
    <style:style style:name="T3" style:family="text">
      <style:text-properties fo:font-size="40pt" fo:language="en" fo:country="US" style:font-size-asian="40pt" style:font-size-complex="40pt"/>
    </style:style>
    <style:style style:name="T4" style:family="text">
      <style:text-properties fo:font-size="40pt" fo:language="en" fo:country="AU" style:font-size-asian="40pt" style:font-size-complex="40pt"/>
    </style:style>
    <style:style style:name="T5" style:family="text">
      <style:text-properties fo:language="en" fo:country="AU" style:language-asian="ja" style:country-asian="JP"/>
    </style:style>
    <style:style style:name="T6" style:family="text">
      <style:text-properties fo:color="#ffffff" fo:font-size="40pt" fo:language="en" fo:country="US" style:font-name-asian="Arial" style:font-size-asian="40pt" style:font-name-complex="Arial" style:font-size-complex="40pt"/>
    </style:style>
    <style:style style:name="T7" style:family="text">
      <style:text-properties fo:color="#ffffff" fo:font-size="36pt" fo:language="en" fo:country="AU" style:text-underline-style="solid" style:text-underline-width="auto" style:text-underline-color="font-color" fo:font-weight="bold" style:font-size-asian="36pt" style:font-weight-asian="bold" style:font-size-complex="36pt" style:font-weight-complex="bold"/>
    </style:style>
    <style:style style:name="T8" style:family="text">
      <style:text-properties fo:color="#ffffff" fo:font-size="36pt" fo:language="en" fo:country="AU" style:font-size-asian="36pt" style:font-size-complex="36pt"/>
    </style:style>
    <style:style style:name="T9" style:family="text">
      <style:text-properties fo:font-size="32pt" fo:language="en" fo:country="US" style:font-size-asian="32pt" style:font-size-complex="32pt"/>
    </style:style>
    <style:style style:name="T10" style:family="text">
      <style:text-properties fo:font-size="32pt" fo:language="en" fo:country="US" fo:font-style="italic" style:font-size-asian="32pt" style:font-style-asian="italic" style:font-size-complex="32pt" style:font-style-complex="italic"/>
    </style:style>
    <style:style style:name="T11" style:family="text">
      <style:text-properties fo:color="#ff0000" fo:font-size="40pt" fo:language="en" fo:country="US" style:font-size-asian="40pt" style:font-size-complex="40pt"/>
    </style:style>
    <style:style style:name="T12" style:family="text">
      <style:text-properties fo:color="#ffff66" fo:font-size="40pt" fo:language="en" fo:country="US" style:font-size-asian="40pt" style:font-size-complex="40pt"/>
    </style:style>
    <style:style style:name="T13" style:family="text">
      <style:text-properties fo:color="#808080" fo:font-size="40pt" fo:language="en" fo:country="US" style:font-size-asian="40pt" style:font-size-complex="40pt"/>
    </style:style>
    <style:style style:name="T14" style:family="text">
      <style:text-properties fo:color="#ffff00" fo:font-size="40pt" fo:language="en" fo:country="US" style:font-size-asian="40pt" style:font-size-complex="40pt"/>
    </style:style>
    <style:style style:name="T15" style:family="text">
      <style:text-properties fo:color="#ffffff" fo:font-size="40pt" fo:language="en" fo:country="US" style:font-size-asian="40pt" style:font-size-complex="40pt"/>
    </style:style>
    <style:style style:name="T16" style:family="text">
      <style:text-properties fo:color="#808080" fo:language="en" fo:country="AU"/>
    </style:style>
    <style:style style:name="T17" style:family="text">
      <style:text-properties fo:color="#ffff00" fo:language="en" fo:country="AU"/>
    </style:style>
    <style:style style:name="T18" style:family="text">
      <style:text-properties fo:color="#ffffff" fo:font-size="40pt" fo:language="en" fo:country="AU" style:font-size-asian="40pt" style:font-size-complex="40pt"/>
    </style:style>
    <style:style style:name="T19" style:family="text">
      <style:text-properties fo:language="en" fo:country="US"/>
    </style:style>
    <style:style style:name="T20" style:family="text">
      <style:text-properties fo:font-size="20pt" fo:language="en" fo:country="US" style:font-size-asian="20pt" style:font-size-complex="20pt"/>
    </style:style>
    <style:style style:name="T21" style:family="text">
      <style:text-properties style:font-name="Verdana" fo:font-size="40pt" fo:language="en" fo:country="US" fo:font-weight="normal" style:font-size-asian="40pt" style:font-weight-asian="normal" style:font-size-complex="40pt" style:font-weight-complex="normal"/>
    </style:style>
    <style:style style:name="T22" style:family="text">
      <style:text-properties fo:font-size="40pt" fo:language="en" fo:country="US" fo:font-weight="normal" style:font-size-asian="40pt" style:font-weight-asian="normal" style:font-size-complex="40pt" style:font-weight-complex="normal"/>
    </style:style>
    <text:list-style style:name="L1">
      <text:list-level-style-number text:level="1" style:num-format="">
        <style:list-level-properties/>
        <style:text-properties fo:color="#ff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ffffff"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style>
    <text:list-style style:name="L4">
      <text:list-level-style-number text:level="1" style:num-format="">
        <style:list-level-properties/>
        <style:text-properties fo:color="#ffffff"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ffff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80808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number text:level="1" style:num-format="">
        <style:list-level-properties/>
        <style:text-properties fo:color="#ffffff" fo:font-size="45%"/>
      </text:list-level-style-number>
    </text:list-style>
  </office:automatic-styles>
  <office:body>
    <office:presentation>
      <presentation:date-time-decl presentation:name="dtd1" presentation:source="current-date" style:data-style-name="D3"/>
      <draw:page draw:name="page1" draw:style-name="dp1"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2" draw:text-style-name="P2" draw:layer="layout" svg:width="28.002cm" svg:height="16.241cm" svg:x="0cm" svg:y="5.198cm" presentation:class="outline" presentation:user-transformed="true">
          <draw:text-box>
            <text:list text:style-name="L1">
              <text:list-header>
                <text:p text:style-name="P1"><text:span text:style-name="T1">This slide is hidden.</text:span></text:p>
              </text:list-header>
            </text:list>
            <text:list text:style-name="L2">
              <text:list-header>
                <text:p text:style-name="P1"><text:span text:style-name="T2">Insert the starting slides after this slide</text:span></text:p>
              </text:list-header>
            </text:list>
          </draw:text-box>
        </draw:frame>
        <presentation:notes draw:style-name="dp2">
          <draw:page-thumbnail draw:layer="layout" svg:width="14.847cm" svg:height="11.134cm" svg:x="3.074cm" svg:y="2.258cm" draw:page-number="1" presentation:class="page"/>
          <draw:frame presentation:style-name="pr3" draw:text-style-name="P2" draw:layer="layout" svg:width="16.801cm" svg:height="13.366cm" svg:x="2.098cm" svg:y="14.107cm">
            <draw:text-box>
              <text:p/>
            </draw:text-box>
          </draw:frame>
        </presentation:notes>
      </draw:page>
      <draw:page draw:name="page2" draw:style-name="dp1"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2" draw:text-style-name="P2" draw:layer="layout" svg:width="28.002cm" svg:height="16.241cm" svg:x="0cm" svg:y="5.198cm" presentation:class="outline" presentation:user-transformed="true">
          <draw:text-box>
            <text:list text:style-name="L1">
              <text:list-header>
                <text:p text:style-name="P1"><text:span text:style-name="T1">This slide is hidden.</text:span></text:p>
              </text:list-header>
            </text:list>
            <text:list text:style-name="L2">
              <text:list-header>
                <text:p text:style-name="P1"><text:span text:style-name="T2">Insert the Entrance Hymn after this slide</text:span></text:p>
              </text:list-header>
            </text:list>
          </draw:text-box>
        </draw:frame>
        <presentation:notes draw:style-name="dp2">
          <draw:page-thumbnail draw:layer="layout" svg:width="14.847cm" svg:height="11.134cm" svg:x="3.074cm" svg:y="2.258cm" draw:page-number="2" presentation:class="page"/>
          <draw:frame presentation:style-name="pr3" draw:text-style-name="P2" draw:layer="layout" svg:width="16.801cm" svg:height="13.366cm" svg:x="2.098cm" svg:y="14.107cm">
            <draw:text-box>
              <text:p/>
            </draw:text-box>
          </draw:frame>
        </presentation:notes>
      </draw:page>
      <draw:page draw:name="page3" draw:style-name="dp3" draw:master-page-name="Default" presentation:presentation-page-layout-name="AL1T1">
        <draw:frame presentation:style-name="pr4" draw:text-style-name="P2" draw:layer="layout" svg:width="25.197cm" svg:height="3.506cm" svg:x="1.397cm" svg:y="0.838cm" presentation:class="title" presentation:user-transformed="true">
          <draw:text-box>
            <text:list text:style-name="L3">
              <text:list-header>
                <text:p text:style-name="P3"><text:span text:style-name="T2">I will call upon the Lord</text:span></text:p>
              </text:list-header>
            </text:list>
          </draw:text-box>
        </draw:frame>
        <draw:frame presentation:style-name="pr5" draw:text-style-name="P2" draw:layer="layout" svg:width="28.002cm" svg:height="12.18cm" svg:x="0cm" svg:y="5.199cm" presentation:class="outline" presentation:user-transformed="true">
          <draw:text-box>
            <text:list text:style-name="L2">
              <text:list-header>
                <text:p text:style-name="P1"><text:span text:style-name="T2">I will call upon the Lord</text:span></text:p>
              </text:list-header>
              <text:list-item>
                <text:p text:style-name="P1"><text:span text:style-name="T2">Who is worthy to be praised</text:span></text:p>
              </text:list-item>
              <text:list-item>
                <text:p text:style-name="P1"><text:span text:style-name="T2">So shall I be saved from my enemies</text:span></text:p>
              </text:list-item>
              <text:list-item>
                <text:p text:style-name="P1"><text:span text:style-name="T2">I will call upon the Lord</text:span></text:p>
              </text:list-item>
            </text:list>
          </draw:text-box>
        </draw:frame>
        <presentation:notes draw:style-name="dp2">
          <draw:page-thumbnail draw:layer="layout" svg:width="14.847cm" svg:height="11.134cm" svg:x="3.074cm" svg:y="2.258cm" draw:page-number="3" presentation:class="page"/>
          <draw:frame presentation:style-name="pr3" draw:text-style-name="P2" draw:layer="layout" svg:width="16.801cm" svg:height="13.366cm" svg:x="2.098cm" svg:y="14.107cm">
            <draw:text-box>
              <text:p/>
            </draw:text-box>
          </draw:frame>
        </presentation:notes>
      </draw:page>
      <draw:page draw:name="page4" draw:style-name="dp4" draw:master-page-name="Default" presentation:presentation-page-layout-name="AL1T1">
        <draw:frame presentation:style-name="pr6" draw:layer="layout" svg:width="25.193cm" svg:height="3.501cm" svg:x="1.397cm" svg:y="0.837cm" presentation:class="title" presentation:placeholder="true">
          <draw:text-box/>
        </draw:frame>
        <draw:frame presentation:style-name="pr7" draw:layer="layout" svg:width="27.997cm" svg:height="12.175cm" svg:x="-0.001cm" svg:y="5.198cm" presentation:class="outline">
          <draw:text-box>
            <text:list text:style-name="L3">
              <text:list-item>
                <text:p>The Lord liveth, and blessed be the rock</text:p>
              </text:list-item>
              <text:list-item>
                <text:p>Let the God of my salvation be exalted.</text:p>
              </text:list-item>
              <text:list-item>
                <text:p>The Lord liveth and blessed be the rock</text:p>
              </text:list-item>
              <text:list-item>
                <text:p>Let the God of my salvation be exalted.</text:p>
              </text:list-item>
            </text:list>
          </draw:text-box>
        </draw:frame>
        <presentation:notes draw:style-name="dp2">
          <draw:page-thumbnail draw:style-name="gr1" draw:layer="layout" svg:width="14.843cm" svg:height="11.13cm" svg:x="3.073cm" svg:y="2.258cm" draw:page-number="4" presentation:class="page"/>
          <draw:frame presentation:style-name="pr8" draw:layer="layout" svg:width="16.797cm" svg:height="13.361cm" svg:x="2.098cm" svg:y="14.106cm" presentation:class="notes" presentation:placeholder="true">
            <draw:text-box/>
          </draw:frame>
        </presentation:notes>
      </draw:page>
      <draw:page draw:name="page5" draw:style-name="dp4" draw:master-page-name="Default" presentation:presentation-page-layout-name="AL1T1">
        <draw:frame presentation:style-name="pr6" draw:layer="layout" svg:width="25.193cm" svg:height="3.501cm" svg:x="1.397cm" svg:y="0.837cm" presentation:class="title" presentation:placeholder="true">
          <draw:text-box/>
        </draw:frame>
        <draw:frame presentation:style-name="pr7" draw:layer="layout" svg:width="27.997cm" svg:height="12.175cm" svg:x="-0.001cm" svg:y="5.198cm" presentation:class="outline">
          <draw:text-box>
            <text:p text:style-name="P1"><text:span text:style-name="T2">I will call upon the Lord</text:span></text:p>
            <text:p text:style-name="P1"><text:span text:style-name="T2">Who is worthy to be praised</text:span></text:p>
            <text:p text:style-name="P1"><text:span text:style-name="T2">So shall I be saved from my enemies</text:span></text:p>
            <text:p text:style-name="P1"><text:span text:style-name="T2">I will call upon the Lord</text:span></text:p>
          </draw:text-box>
        </draw:frame>
        <presentation:notes draw:style-name="dp2">
          <draw:page-thumbnail draw:style-name="gr1" draw:layer="layout" svg:width="14.843cm" svg:height="11.13cm" svg:x="3.073cm" svg:y="2.258cm" draw:page-number="5" presentation:class="page"/>
          <draw:frame presentation:style-name="pr8" draw:layer="layout" svg:width="16.797cm" svg:height="13.361cm" svg:x="2.098cm" svg:y="14.106cm" presentation:class="notes" presentation:placeholder="true">
            <draw:text-box/>
          </draw:frame>
        </presentation:notes>
      </draw:page>
      <draw:page draw:name="page6" draw:style-name="dp4" draw:master-page-name="Default" presentation:presentation-page-layout-name="AL1T1">
        <draw:frame presentation:style-name="pr6" draw:layer="layout" svg:width="25.193cm" svg:height="3.501cm" svg:x="1.397cm" svg:y="0.837cm" presentation:class="title" presentation:placeholder="true">
          <draw:text-box/>
        </draw:frame>
        <draw:frame presentation:style-name="pr7" draw:layer="layout" svg:width="27.997cm" svg:height="12.175cm" svg:x="-0.001cm" svg:y="5.198cm" presentation:class="outline">
          <draw:text-box>
            <text:list text:style-name="L3">
              <text:list-item>
                <text:p>The Lord liveth, and blessed be the rock</text:p>
              </text:list-item>
              <text:list-item>
                <text:p>Let the God of my salvation be exalted.</text:p>
              </text:list-item>
              <text:list-item>
                <text:p>The Lord liveth and blessed be the rock</text:p>
              </text:list-item>
              <text:list-item>
                <text:p>Let the God of my salvation be exalted.</text:p>
              </text:list-item>
            </text:list>
          </draw:text-box>
        </draw:frame>
        <presentation:notes draw:style-name="dp2">
          <draw:page-thumbnail draw:style-name="gr1" draw:layer="layout" svg:width="14.843cm" svg:height="11.13cm" svg:x="3.073cm" svg:y="2.258cm" draw:page-number="6" presentation:class="page"/>
          <draw:frame presentation:style-name="pr8" draw:text-style-name="P4" draw:layer="layout" svg:width="16.797cm" svg:height="13.361cm" svg:x="2.098cm" svg:y="14.106cm" presentation:class="notes" presentation:placeholder="true">
            <draw:text-box/>
          </draw:frame>
        </presentation:notes>
      </draw:page>
      <draw:page draw:name="page7" draw:style-name="dp1"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9" draw:layer="layout" svg:width="28.002cm" svg:height="16.492cm" svg:x="0cm" svg:y="5.198cm" presentation:class="outline" presentation:placeholder="true" presentation:user-transformed="true">
          <draw:text-box/>
        </draw:frame>
        <presentation:notes draw:style-name="dp2">
          <draw:page-thumbnail draw:layer="layout" svg:width="14.847cm" svg:height="11.134cm" svg:x="3.074cm" svg:y="2.258cm" draw:page-number="7" presentation:class="page"/>
          <draw:frame presentation:style-name="pr3" draw:text-style-name="P2" draw:layer="layout" svg:width="16.801cm" svg:height="13.366cm" svg:x="2.098cm" svg:y="14.107cm">
            <draw:text-box>
              <text:p/>
            </draw:text-box>
          </draw:frame>
        </presentation:notes>
      </draw:page>
      <draw:page draw:name="page8" draw:style-name="dp1" draw:master-page-name="Default" presentation:presentation-page-layout-name="AL1T1">
        <draw:frame presentation:style-name="pr4" draw:text-style-name="P2" draw:layer="layout" svg:width="25.197cm" svg:height="3.506cm" svg:x="1.397cm" svg:y="0.838cm" presentation:class="title" presentation:user-transformed="true">
          <draw:text-box>
            <text:list text:style-name="L3">
              <text:list-header>
                <text:p text:style-name="P3"><text:span text:style-name="T2">Confiteor</text:span></text:p>
              </text:list-header>
            </text:list>
          </draw:text-box>
        </draw:frame>
        <draw:frame presentation:style-name="pr10" draw:text-style-name="P2" draw:layer="layout" svg:width="28.002cm" svg:height="15.602cm" svg:x="0cm" svg:y="5.199cm" presentation:class="outline" presentation:user-transformed="true">
          <draw:text-box>
            <text:list text:style-name="L2">
              <text:list-header>
                <text:p text:style-name="P1"><text:span text:style-name="T2">I confess to almighty God</text:span></text:p>
                <text:p text:style-name="P1"><text:span text:style-name="T2">And to you, my brothers and sisters,</text:span></text:p>
                <text:p text:style-name="P1"><text:span text:style-name="T2">That I have greatly sinned</text:span></text:p>
                <text:p text:style-name="P1"><text:span text:style-name="T2">In my thoughts and in my words</text:span></text:p>
                <text:p text:style-name="P1"><text:span text:style-name="T2"/></text:p>
              </text:list-header>
            </text:list>
          </draw:text-box>
        </draw:frame>
        <presentation:notes draw:style-name="dp2">
          <draw:page-thumbnail draw:layer="layout" svg:width="14.847cm" svg:height="11.134cm" svg:x="3.074cm" svg:y="2.258cm" draw:page-number="8" presentation:class="page"/>
          <draw:frame presentation:style-name="pr3" draw:text-style-name="P2" draw:layer="layout" svg:width="16.801cm" svg:height="13.366cm" svg:x="2.098cm" svg:y="14.107cm">
            <draw:text-box>
              <text:p/>
            </draw:text-box>
          </draw:frame>
        </presentation:notes>
      </draw:page>
      <draw:page draw:name="page9" draw:style-name="dp1"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2" draw:text-style-name="P2" draw:layer="layout" svg:width="28.002cm" svg:height="16.241cm" svg:x="0cm" svg:y="5.198cm" presentation:class="outline" presentation:user-transformed="true">
          <draw:text-box>
            <text:list text:style-name="L2">
              <text:list-header>
                <text:p text:style-name="P1"><text:span text:style-name="T2">In what I have done</text:span></text:p>
                <text:p text:style-name="P1"><text:span text:style-name="T2">And in what I have failed to do,</text:span></text:p>
                <text:p text:style-name="P1"><text:span text:style-name="T2">Through my fault,</text:span></text:p>
                <text:p text:style-name="P1"><text:span text:style-name="T2">Through my fault,</text:span></text:p>
                <text:p text:style-name="P1"><text:span text:style-name="T2">Through my most grievous fault;</text:span></text:p>
              </text:list-header>
            </text:list>
          </draw:text-box>
        </draw:frame>
        <presentation:notes draw:style-name="dp2">
          <draw:page-thumbnail draw:layer="layout" svg:width="14.847cm" svg:height="11.134cm" svg:x="3.074cm" svg:y="2.258cm" draw:page-number="9" presentation:class="page"/>
          <draw:frame presentation:style-name="pr3" draw:text-style-name="P2" draw:layer="layout" svg:width="16.801cm" svg:height="13.366cm" svg:x="2.098cm" svg:y="14.107cm">
            <draw:text-box>
              <text:p/>
            </draw:text-box>
          </draw:frame>
        </presentation:notes>
      </draw:page>
      <draw:page draw:name="page10" draw:style-name="dp1"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2" draw:text-style-name="P2" draw:layer="layout" svg:width="28.002cm" svg:height="16.241cm" svg:x="0cm" svg:y="5.198cm" presentation:class="outline" presentation:user-transformed="true">
          <draw:text-box>
            <text:list text:style-name="L2">
              <text:list-header>
                <text:p text:style-name="P1"><text:span text:style-name="T2">Therefore I ask blessed Mary ever-Virgin,</text:span></text:p>
                <text:p text:style-name="P1"><text:span text:style-name="T2">All the Angels and Saints,</text:span></text:p>
                <text:p text:style-name="P1"><text:span text:style-name="T2">And you, my brothers and sisters,</text:span></text:p>
                <text:p text:style-name="P1"><text:span text:style-name="T2">To pray for me to the Lord our God.</text:span></text:p>
              </text:list-header>
            </text:list>
          </draw:text-box>
        </draw:frame>
        <presentation:notes draw:style-name="dp2">
          <draw:page-thumbnail draw:layer="layout" svg:width="14.847cm" svg:height="11.134cm" svg:x="3.074cm" svg:y="2.258cm" draw:page-number="10" presentation:class="page"/>
          <draw:frame presentation:style-name="pr3" draw:text-style-name="P2" draw:layer="layout" svg:width="16.801cm" svg:height="13.366cm" svg:x="2.098cm" svg:y="14.107cm">
            <draw:text-box>
              <text:p/>
            </draw:text-box>
          </draw:frame>
        </presentation:notes>
      </draw:page>
      <draw:page draw:name="page11" draw:style-name="dp1"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11" draw:layer="layout" svg:width="28.002cm" svg:height="15.853cm" svg:x="0cm" svg:y="5.199cm" presentation:class="outline" presentation:placeholder="true" presentation:user-transformed="true">
          <draw:text-box/>
        </draw:frame>
        <presentation:notes draw:style-name="dp2">
          <draw:page-thumbnail draw:layer="layout" svg:width="14.847cm" svg:height="11.134cm" svg:x="3.074cm" svg:y="2.258cm" draw:page-number="11" presentation:class="page"/>
          <draw:frame presentation:style-name="pr3" draw:text-style-name="P2" draw:layer="layout" svg:width="16.801cm" svg:height="13.366cm" svg:x="2.098cm" svg:y="14.107cm">
            <draw:text-box>
              <text:p/>
            </draw:text-box>
          </draw:frame>
        </presentation:notes>
      </draw:page>
      <draw:page draw:name="page12" draw:style-name="dp1" draw:master-page-name="Title1" presentation:presentation-page-layout-name="AL1T1">
        <draw:frame presentation:style-name="pr12" draw:text-style-name="P2" draw:layer="layout" svg:width="25.197cm" svg:height="3.506cm" svg:x="1.397cm" svg:y="0.838cm" presentation:class="title" presentation:user-transformed="true">
          <draw:text-box>
            <text:list text:style-name="L3">
              <text:list-header>
                <text:p text:style-name="P3"><text:span text:style-name="T2">Kyrie eleison</text:span></text:p>
              </text:list-header>
            </text:list>
          </draw:text-box>
        </draw:frame>
        <draw:frame presentation:style-name="pr13" draw:text-style-name="P2" draw:layer="layout" svg:width="28.002cm" svg:height="12.18cm" svg:x="0cm" svg:y="5.199cm" presentation:class="outline" presentation:user-transformed="true">
          <draw:text-box>
            <text:list text:style-name="L3">
              <text:list-header>
                <text:p text:style-name="P5"><text:span text:style-name="T2">Kyrie eleison (2)</text:span></text:p>
                <text:p text:style-name="P5"><text:span text:style-name="T2">Christe eleison (2)</text:span></text:p>
                <text:p text:style-name="P5"><text:span text:style-name="T2">Kyrie eleison (2)</text:span></text:p>
              </text:list-header>
            </text:list>
          </draw:text-box>
        </draw:frame>
        <presentation:notes draw:style-name="dp2">
          <draw:page-thumbnail draw:layer="layout" svg:width="14.847cm" svg:height="11.134cm" svg:x="3.074cm" svg:y="2.258cm" draw:page-number="12" presentation:class="page"/>
          <draw:frame presentation:style-name="pr14" draw:text-style-name="P2" draw:layer="layout" svg:width="16.801cm" svg:height="13.366cm" svg:x="2.098cm" svg:y="14.107cm">
            <draw:text-box>
              <text:p/>
            </draw:text-box>
          </draw:frame>
        </presentation:notes>
      </draw:page>
      <draw:page draw:name="page13" draw:style-name="dp1"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9" draw:layer="layout" svg:width="28.002cm" svg:height="16.492cm" svg:x="0cm" svg:y="5.198cm" presentation:class="outline" presentation:placeholder="true" presentation:user-transformed="true">
          <draw:text-box/>
        </draw:frame>
        <presentation:notes draw:style-name="dp2">
          <draw:page-thumbnail draw:layer="layout" svg:width="14.847cm" svg:height="11.134cm" svg:x="3.074cm" svg:y="2.258cm" draw:page-number="13" presentation:class="page"/>
          <draw:frame presentation:style-name="pr3" draw:text-style-name="P2" draw:layer="layout" svg:width="16.801cm" svg:height="13.366cm" svg:x="2.098cm" svg:y="14.107cm">
            <draw:text-box>
              <text:p/>
            </draw:text-box>
          </draw:frame>
        </presentation:notes>
      </draw:page>
      <draw:page draw:name="page14" draw:style-name="dp1" draw:master-page-name="Default" presentation:presentation-page-layout-name="AL1T1">
        <draw:frame presentation:style-name="pr4" draw:text-style-name="P2" draw:layer="layout" svg:width="25.197cm" svg:height="3.506cm" svg:x="1.397cm" svg:y="0.838cm" presentation:class="title" presentation:user-transformed="true">
          <draw:text-box>
            <text:list text:style-name="L3">
              <text:list-header>
                <text:p text:style-name="P3"><text:span text:style-name="T2">Glory to God</text:span></text:p>
              </text:list-header>
            </text:list>
          </draw:text-box>
        </draw:frame>
        <draw:frame presentation:style-name="pr5" draw:text-style-name="P2" draw:layer="layout" svg:width="28.002cm" svg:height="12.18cm" svg:x="0cm" svg:y="5.199cm" presentation:class="outline" presentation:user-transformed="true">
          <draw:text-box>
            <text:list text:style-name="L2">
              <text:list-header>
                <text:p text:style-name="P1"><text:span text:style-name="T2">Glory to God in the highest,</text:span></text:p>
                <text:p text:style-name="P1"><text:span text:style-name="T2">And on earth peace to people of good will.</text:span></text:p>
                <text:p text:style-name="P1"><text:span text:style-name="T2">We praise you, we bless you,</text:span></text:p>
                <text:p text:style-name="P1"><text:span text:style-name="T2">We adore you, we glorify you</text:span></text:p>
              </text:list-header>
            </text:list>
          </draw:text-box>
        </draw:frame>
        <presentation:notes draw:style-name="dp2">
          <draw:page-thumbnail draw:layer="layout" svg:width="14.847cm" svg:height="11.134cm" svg:x="3.074cm" svg:y="2.258cm" draw:page-number="14" presentation:class="page"/>
          <draw:frame presentation:style-name="pr3" draw:text-style-name="P2" draw:layer="layout" svg:width="16.801cm" svg:height="13.366cm" svg:x="2.098cm" svg:y="14.107cm">
            <draw:text-box>
              <text:p/>
            </draw:text-box>
          </draw:frame>
        </presentation:notes>
      </draw:page>
      <draw:page draw:name="page15" draw:style-name="dp1"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5" draw:text-style-name="P2" draw:layer="layout" svg:width="28.002cm" svg:height="12.18cm" svg:x="0cm" svg:y="5.199cm" presentation:class="outline" presentation:user-transformed="true">
          <draw:text-box>
            <text:list text:style-name="L2">
              <text:list-header>
                <text:p text:style-name="P1"><text:span text:style-name="T2">We give you thanks for your great glory,</text:span></text:p>
                <text:p text:style-name="P1"><text:span text:style-name="T2">Lord God heavenly King,</text:span></text:p>
                <text:p text:style-name="P1"><text:span text:style-name="T2">O God, almighty Father</text:span></text:p>
              </text:list-header>
            </text:list>
          </draw:text-box>
        </draw:frame>
        <presentation:notes draw:style-name="dp2">
          <draw:page-thumbnail draw:layer="layout" svg:width="14.847cm" svg:height="11.134cm" svg:x="3.074cm" svg:y="2.258cm" draw:page-number="15" presentation:class="page"/>
          <draw:frame presentation:style-name="pr3" draw:text-style-name="P2" draw:layer="layout" svg:width="16.801cm" svg:height="13.366cm" svg:x="2.098cm" svg:y="14.107cm">
            <draw:text-box>
              <text:p/>
            </draw:text-box>
          </draw:frame>
        </presentation:notes>
      </draw:page>
      <draw:page draw:name="page16" draw:style-name="dp1"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5" draw:text-style-name="P2" draw:layer="layout" svg:width="28.002cm" svg:height="12.18cm" svg:x="0cm" svg:y="5.199cm" presentation:class="outline" presentation:user-transformed="true">
          <draw:text-box>
            <text:list text:style-name="L2">
              <text:list-header>
                <text:p text:style-name="P1"><text:span text:style-name="T2">Lord Jesus Christ, only begotten Son,</text:span></text:p>
                <text:p text:style-name="P1"><text:span text:style-name="T2">Lord God, Lamb of God,</text:span></text:p>
                <text:p text:style-name="P1"><text:span text:style-name="T2">Son of the Father,</text:span></text:p>
              </text:list-header>
            </text:list>
          </draw:text-box>
        </draw:frame>
        <presentation:notes draw:style-name="dp2">
          <draw:page-thumbnail draw:layer="layout" svg:width="14.847cm" svg:height="11.134cm" svg:x="3.074cm" svg:y="2.258cm" draw:page-number="16" presentation:class="page"/>
          <draw:frame presentation:style-name="pr3" draw:text-style-name="P2" draw:layer="layout" svg:width="16.801cm" svg:height="13.366cm" svg:x="2.098cm" svg:y="14.107cm">
            <draw:text-box>
              <text:p/>
            </draw:text-box>
          </draw:frame>
        </presentation:notes>
      </draw:page>
      <draw:page draw:name="page17" draw:style-name="dp1"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5" draw:text-style-name="P2" draw:layer="layout" svg:width="28.002cm" svg:height="12.18cm" svg:x="0cm" svg:y="5.199cm" presentation:class="outline" presentation:user-transformed="true">
          <draw:text-box>
            <text:list text:style-name="L2">
              <text:list-header>
                <text:p text:style-name="P1"><text:span text:style-name="T2">You take away the sins of the world,</text:span></text:p>
                <text:p text:style-name="P1"><text:span text:style-name="T2">Have mercy on us;</text:span></text:p>
                <text:p text:style-name="P1"><text:span text:style-name="T2">You take away the sins of the world,</text:span></text:p>
                <text:p text:style-name="P1"><text:span text:style-name="T2">Receive our prayer;</text:span></text:p>
              </text:list-header>
            </text:list>
          </draw:text-box>
        </draw:frame>
        <presentation:notes draw:style-name="dp2">
          <draw:page-thumbnail draw:layer="layout" svg:width="14.847cm" svg:height="11.134cm" svg:x="3.074cm" svg:y="2.258cm" draw:page-number="17" presentation:class="page"/>
          <draw:frame presentation:style-name="pr3" draw:text-style-name="P2" draw:layer="layout" svg:width="16.801cm" svg:height="13.366cm" svg:x="2.098cm" svg:y="14.107cm">
            <draw:text-box>
              <text:p/>
            </draw:text-box>
          </draw:frame>
        </presentation:notes>
      </draw:page>
      <draw:page draw:name="page18" draw:style-name="dp1"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5" draw:text-style-name="P2" draw:layer="layout" svg:width="28.002cm" svg:height="12.18cm" svg:x="0cm" svg:y="5.199cm" presentation:class="outline" presentation:user-transformed="true">
          <draw:text-box>
            <text:list text:style-name="L2">
              <text:list-header>
                <text:p text:style-name="P1"><text:span text:style-name="T2">You are seated </text:span></text:p>
                <text:p text:style-name="P1"><text:span text:style-name="T2">At the right hand of the Father</text:span></text:p>
                <text:p text:style-name="P1"><text:span text:style-name="T2">Have mercy on us</text:span></text:p>
              </text:list-header>
            </text:list>
          </draw:text-box>
        </draw:frame>
        <presentation:notes draw:style-name="dp2">
          <draw:page-thumbnail draw:layer="layout" svg:width="14.847cm" svg:height="11.134cm" svg:x="3.074cm" svg:y="2.258cm" draw:page-number="18" presentation:class="page"/>
          <draw:frame presentation:style-name="pr3" draw:text-style-name="P2" draw:layer="layout" svg:width="16.801cm" svg:height="13.366cm" svg:x="2.098cm" svg:y="14.107cm">
            <draw:text-box>
              <text:p/>
            </draw:text-box>
          </draw:frame>
        </presentation:notes>
      </draw:page>
      <draw:page draw:name="page19" draw:style-name="dp1"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5" draw:text-style-name="P2" draw:layer="layout" svg:width="28.002cm" svg:height="12.18cm" svg:x="0cm" svg:y="5.199cm" presentation:class="outline" presentation:user-transformed="true">
          <draw:text-box>
            <text:list text:style-name="L2">
              <text:list-header>
                <text:p text:style-name="P1"><text:span text:style-name="T2">For you alone are the Holy One,</text:span></text:p>
                <text:p text:style-name="P1"><text:span text:style-name="T2">You alone are the Lord</text:span></text:p>
                <text:p text:style-name="P1"><text:span text:style-name="T2">You alone are the most High,</text:span></text:p>
                <text:p text:style-name="P1"><text:span text:style-name="T2">Jesus Christ</text:span></text:p>
              </text:list-header>
            </text:list>
          </draw:text-box>
        </draw:frame>
        <presentation:notes draw:style-name="dp2">
          <draw:page-thumbnail draw:layer="layout" svg:width="14.847cm" svg:height="11.134cm" svg:x="3.074cm" svg:y="2.258cm" draw:page-number="19" presentation:class="page"/>
          <draw:frame presentation:style-name="pr3" draw:text-style-name="P2" draw:layer="layout" svg:width="16.801cm" svg:height="13.366cm" svg:x="2.098cm" svg:y="14.107cm">
            <draw:text-box>
              <text:p/>
            </draw:text-box>
          </draw:frame>
        </presentation:notes>
      </draw:page>
      <draw:page draw:name="page20" draw:style-name="dp1"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5" draw:text-style-name="P2" draw:layer="layout" svg:width="28.002cm" svg:height="12.18cm" svg:x="0cm" svg:y="5.199cm" presentation:class="outline" presentation:user-transformed="true">
          <draw:text-box>
            <text:list text:style-name="L2">
              <text:list-header>
                <text:p text:style-name="P1"><text:span text:style-name="T2">With the Holy Spirit,</text:span></text:p>
                <text:p text:style-name="P1"><text:span text:style-name="T2">In the glory of God the Father.</text:span></text:p>
                <text:p text:style-name="P1"><text:span text:style-name="T2">Amen!</text:span></text:p>
                <text:p text:style-name="P1"><text:span text:style-name="T2">Amen!</text:span></text:p>
              </text:list-header>
            </text:list>
          </draw:text-box>
        </draw:frame>
        <presentation:notes draw:style-name="dp2">
          <draw:page-thumbnail draw:layer="layout" svg:width="14.847cm" svg:height="11.134cm" svg:x="3.074cm" svg:y="2.258cm" draw:page-number="20" presentation:class="page"/>
          <draw:frame presentation:style-name="pr3" draw:text-style-name="P2" draw:layer="layout" svg:width="16.801cm" svg:height="13.366cm" svg:x="2.098cm" svg:y="14.107cm">
            <draw:text-box>
              <text:p/>
            </draw:text-box>
          </draw:frame>
        </presentation:notes>
      </draw:page>
      <draw:page draw:name="page21" draw:style-name="dp1" draw:master-page-name="Default" presentation:presentation-page-layout-name="AL1T1">
        <draw:frame presentation:style-name="pr4" draw:text-style-name="P2" draw:layer="layout" svg:width="25.197cm" svg:height="3.506cm" svg:x="1.397cm" svg:y="0.838cm" presentation:class="title" presentation:user-transformed="true">
          <draw:text-box>
            <text:list text:style-name="L3">
              <text:list-header>
                <text:p text:style-name="P3"><text:span text:style-name="T2">Gloria</text:span></text:p>
              </text:list-header>
            </text:list>
          </draw:text-box>
        </draw:frame>
        <draw:frame presentation:style-name="pr10" draw:text-style-name="P2" draw:layer="layout" svg:width="28.002cm" svg:height="15.602cm" svg:x="0cm" svg:y="5.199cm" presentation:class="outline" presentation:user-transformed="true">
          <draw:text-box>
            <text:list text:style-name="L3">
              <text:list-header>
                <text:p text:style-name="P6"><text:span text:style-name="T3">Glory to God in the highest,</text:span></text:p>
                <text:p text:style-name="P6"><text:span text:style-name="T3">and on earth peace to people of good will.</text:span></text:p>
                <text:p text:style-name="P6"><text:span text:style-name="T3">We praise you, we bless you, </text:span></text:p>
                <text:p text:style-name="P6"><text:span text:style-name="T3">we adore you, we glorify you,</text:span></text:p>
              </text:list-header>
            </text:list>
          </draw:text-box>
        </draw:frame>
        <presentation:notes draw:style-name="dp2">
          <draw:page-thumbnail draw:layer="layout" svg:width="14.847cm" svg:height="11.134cm" svg:x="3.074cm" svg:y="2.258cm" draw:page-number="21" presentation:class="page"/>
          <draw:frame presentation:style-name="pr3" draw:text-style-name="P2" draw:layer="layout" svg:width="16.801cm" svg:height="13.366cm" svg:x="2.098cm" svg:y="14.107cm">
            <draw:text-box>
              <text:p/>
            </draw:text-box>
          </draw:frame>
        </presentation:notes>
      </draw:page>
      <draw:page draw:name="page22" draw:style-name="dp1"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15" draw:text-style-name="P2" draw:layer="layout" svg:width="28.002cm" svg:height="15.8cm" svg:x="0cm" svg:y="5.199cm" presentation:class="outline" presentation:user-transformed="true">
          <draw:text-box>
            <text:list text:style-name="L3">
              <text:list-header>
                <text:p text:style-name="P7"><text:span text:style-name="T4">We give you thanks for your great glory,</text:span></text:p>
                <text:p text:style-name="P7"><text:span text:style-name="T4">Lord, God heavenly king,</text:span></text:p>
                <text:p text:style-name="P7"><text:span text:style-name="T4">O God, almighty father</text:span></text:p>
              </text:list-header>
            </text:list>
          </draw:text-box>
        </draw:frame>
        <presentation:notes draw:style-name="dp2">
          <draw:page-thumbnail draw:layer="layout" svg:width="14.847cm" svg:height="11.134cm" svg:x="3.074cm" svg:y="2.258cm" draw:page-number="22" presentation:class="page"/>
          <draw:frame presentation:style-name="pr3" draw:text-style-name="P2" draw:layer="layout" svg:width="16.801cm" svg:height="13.366cm" svg:x="2.098cm" svg:y="14.107cm">
            <draw:text-box>
              <text:p/>
            </draw:text-box>
          </draw:frame>
        </presentation:notes>
      </draw:page>
      <draw:page draw:name="page23" draw:style-name="dp1"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15" draw:text-style-name="P2" draw:layer="layout" svg:width="28.002cm" svg:height="15.8cm" svg:x="0cm" svg:y="5.199cm" presentation:class="outline" presentation:user-transformed="true">
          <draw:text-box>
            <text:list text:style-name="L3">
              <text:list-header>
                <text:p text:style-name="P6"><text:span text:style-name="T3">Glory to God in the highest,</text:span></text:p>
                <text:p text:style-name="P6"><text:span text:style-name="T3">and on earth peace to people of good will.</text:span></text:p>
              </text:list-header>
            </text:list>
          </draw:text-box>
        </draw:frame>
        <presentation:notes draw:style-name="dp2">
          <draw:page-thumbnail draw:layer="layout" svg:width="14.847cm" svg:height="11.134cm" svg:x="3.074cm" svg:y="2.258cm" draw:page-number="23" presentation:class="page"/>
          <draw:frame presentation:style-name="pr3" draw:text-style-name="P2" draw:layer="layout" svg:width="16.801cm" svg:height="13.366cm" svg:x="2.098cm" svg:y="14.107cm">
            <draw:text-box>
              <text:p/>
            </draw:text-box>
          </draw:frame>
        </presentation:notes>
      </draw:page>
      <draw:page draw:name="page24" draw:style-name="dp1"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10" draw:text-style-name="P2" draw:layer="layout" svg:width="28.002cm" svg:height="15.602cm" svg:x="0cm" svg:y="5.199cm" presentation:class="outline" presentation:user-transformed="true">
          <draw:text-box>
            <text:list text:style-name="L3">
              <text:list-header>
                <text:p text:style-name="P6"><text:span text:style-name="T3">Lord Jesus Christ, Only Begotten Son,</text:span></text:p>
                <text:p text:style-name="P6"><text:span text:style-name="T3">Lord God, Lamb of God, Son of the Father,</text:span></text:p>
                <text:p text:style-name="P8"><text:span text:style-name="T3">you take away the sins of the world, </text:span></text:p>
                <text:p text:style-name="P9"><text:span text:style-name="T3"><text:tab/></text:span><text:span text:style-name="T3">have mercy on us;</text:span></text:p>
                <text:p text:style-name="P8"><text:span text:style-name="T3"/></text:p>
              </text:list-header>
            </text:list>
          </draw:text-box>
        </draw:frame>
        <presentation:notes draw:style-name="dp2">
          <draw:page-thumbnail draw:layer="layout" svg:width="14.847cm" svg:height="11.134cm" svg:x="3.074cm" svg:y="2.258cm" draw:page-number="24" presentation:class="page"/>
          <draw:frame presentation:style-name="pr3" draw:text-style-name="P2" draw:layer="layout" svg:width="16.801cm" svg:height="13.366cm" svg:x="2.098cm" svg:y="14.107cm">
            <draw:text-box>
              <text:p/>
            </draw:text-box>
          </draw:frame>
        </presentation:notes>
      </draw:page>
      <draw:page draw:name="page25" draw:style-name="dp1"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10" draw:text-style-name="P2" draw:layer="layout" svg:width="28.002cm" svg:height="15.602cm" svg:x="0cm" svg:y="5.199cm" presentation:class="outline" presentation:user-transformed="true">
          <draw:text-box>
            <text:list text:style-name="L3">
              <text:list-header>
                <text:p text:style-name="P10"><text:span text:style-name="T3">you take away the sins of the world, </text:span><text:span text:style-name="T3"><text:tab/></text:span><text:span text:style-name="T3">receive our prayer;</text:span></text:p>
                <text:p text:style-name="P8"><text:span text:style-name="T3">you are seated at the right hand of the Father,</text:span></text:p>
                <text:p text:style-name="P8"><text:span text:style-name="T3">have mercy on us.</text:span></text:p>
              </text:list-header>
            </text:list>
          </draw:text-box>
        </draw:frame>
        <presentation:notes draw:style-name="dp2">
          <draw:page-thumbnail draw:layer="layout" svg:width="14.847cm" svg:height="11.134cm" svg:x="3.074cm" svg:y="2.258cm" draw:page-number="25" presentation:class="page"/>
          <draw:frame presentation:style-name="pr3" draw:text-style-name="P2" draw:layer="layout" svg:width="16.801cm" svg:height="13.366cm" svg:x="2.098cm" svg:y="14.107cm">
            <draw:text-box>
              <text:p/>
            </draw:text-box>
          </draw:frame>
        </presentation:notes>
      </draw:page>
      <draw:page draw:name="page26" draw:style-name="dp1"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15" draw:text-style-name="P2" draw:layer="layout" svg:width="28.002cm" svg:height="15.8cm" svg:x="0cm" svg:y="5.199cm" presentation:class="outline" presentation:user-transformed="true">
          <draw:text-box>
            <text:list text:style-name="L3">
              <text:list-header>
                <text:p text:style-name="P6"><text:span text:style-name="T3">Glory to God in the highest,</text:span></text:p>
                <text:p text:style-name="P6"><text:span text:style-name="T3">and on earth peace to people of good will.</text:span></text:p>
              </text:list-header>
            </text:list>
          </draw:text-box>
        </draw:frame>
        <presentation:notes draw:style-name="dp2">
          <draw:page-thumbnail draw:layer="layout" svg:width="14.847cm" svg:height="11.134cm" svg:x="3.074cm" svg:y="2.258cm" draw:page-number="26" presentation:class="page"/>
          <draw:frame presentation:style-name="pr3" draw:text-style-name="P2" draw:layer="layout" svg:width="16.801cm" svg:height="13.366cm" svg:x="2.098cm" svg:y="14.107cm">
            <draw:text-box>
              <text:p/>
            </draw:text-box>
          </draw:frame>
        </presentation:notes>
      </draw:page>
      <draw:page draw:name="page27" draw:style-name="dp1"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15" draw:text-style-name="P2" draw:layer="layout" svg:width="28.002cm" svg:height="15.8cm" svg:x="0cm" svg:y="5.199cm" presentation:class="outline" presentation:user-transformed="true">
          <draw:text-box>
            <text:list text:style-name="L3">
              <text:list-header>
                <text:p text:style-name="P6"><text:span text:style-name="T3">For you alone are the Holy One,</text:span></text:p>
                <text:p text:style-name="P6"><text:span text:style-name="T3">you alone are the Lord, </text:span></text:p>
                <text:p text:style-name="P6"><text:span text:style-name="T3">you alone are the Most High, Jesus Christ, </text:span></text:p>
                <text:p text:style-name="P6"><text:span text:style-name="T3">with the Holy Spirit, </text:span></text:p>
                <text:p text:style-name="P6"><text:span text:style-name="T3">in the glory of God the Father.</text:span></text:p>
              </text:list-header>
            </text:list>
          </draw:text-box>
        </draw:frame>
        <presentation:notes draw:style-name="dp2">
          <draw:page-thumbnail draw:layer="layout" svg:width="14.847cm" svg:height="11.134cm" svg:x="3.074cm" svg:y="2.258cm" draw:page-number="27" presentation:class="page"/>
          <draw:frame presentation:style-name="pr3" draw:text-style-name="P2" draw:layer="layout" svg:width="16.801cm" svg:height="13.366cm" svg:x="2.098cm" svg:y="14.107cm">
            <draw:text-box>
              <text:p/>
            </draw:text-box>
          </draw:frame>
        </presentation:notes>
      </draw:page>
      <draw:page draw:name="page28" draw:style-name="dp1"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15" draw:text-style-name="P2" draw:layer="layout" svg:width="28.002cm" svg:height="15.8cm" svg:x="0cm" svg:y="5.199cm" presentation:class="outline" presentation:user-transformed="true">
          <draw:text-box>
            <text:list text:style-name="L3">
              <text:list-header>
                <text:p text:style-name="P6"><text:span text:style-name="T3">Glory to God in the highest,</text:span></text:p>
                <text:p text:style-name="P6"><text:span text:style-name="T3">and on earth peace to people of good will.</text:span></text:p>
                <text:p text:style-name="P6"><text:span text:style-name="T3">Amen.</text:span></text:p>
              </text:list-header>
            </text:list>
          </draw:text-box>
        </draw:frame>
        <presentation:notes draw:style-name="dp2">
          <draw:page-thumbnail draw:layer="layout" svg:width="14.847cm" svg:height="11.134cm" svg:x="3.074cm" svg:y="2.258cm" draw:page-number="28" presentation:class="page"/>
          <draw:frame presentation:style-name="pr3" draw:text-style-name="P2" draw:layer="layout" svg:width="16.801cm" svg:height="13.366cm" svg:x="2.098cm" svg:y="14.107cm">
            <draw:text-box>
              <text:p/>
            </draw:text-box>
          </draw:frame>
        </presentation:notes>
      </draw:page>
      <draw:page draw:name="page29" draw:style-name="dp3"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11" draw:layer="layout" svg:width="28.002cm" svg:height="15.853cm" svg:x="0cm" svg:y="5.199cm" presentation:class="outline" presentation:placeholder="true" presentation:user-transformed="true">
          <draw:text-box/>
        </draw:frame>
        <presentation:notes draw:style-name="dp2">
          <draw:page-thumbnail draw:layer="layout" svg:width="14.847cm" svg:height="11.134cm" svg:x="3.074cm" svg:y="2.258cm" draw:page-number="29" presentation:class="page"/>
          <draw:frame presentation:style-name="pr3" draw:text-style-name="P2" draw:layer="layout" svg:width="16.801cm" svg:height="13.366cm" svg:x="2.098cm" svg:y="14.107cm">
            <draw:text-box>
              <text:p/>
            </draw:text-box>
          </draw:frame>
        </presentation:notes>
      </draw:page>
      <draw:page draw:name="page30" draw:style-name="dp3" draw:master-page-name="Default" presentation:presentation-page-layout-name="AL1T1">
        <draw:frame presentation:style-name="pr4" draw:text-style-name="P2" draw:layer="layout" svg:width="25.197cm" svg:height="3.506cm" svg:x="1.397cm" svg:y="0.838cm" presentation:class="title" presentation:user-transformed="true">
          <draw:text-box>
            <text:list text:style-name="L3">
              <text:list-header>
                <text:p text:style-name="P3"><text:span text:style-name="T2">Responsorial Psalm</text:span></text:p>
              </text:list-header>
            </text:list>
          </draw:text-box>
        </draw:frame>
        <draw:frame presentation:style-name="pr10" draw:text-style-name="P2" draw:layer="layout" svg:width="28.002cm" svg:height="15.602cm" svg:x="0cm" svg:y="5.199cm" presentation:class="outline" presentation:user-transformed="true">
          <draw:text-box>
            <text:p text:style-name="P11"><text:span text:style-name="T2">The Lord is my Shepherd, </text:span></text:p>
            <text:p text:style-name="P11"><text:span text:style-name="T2">and I want to follow, </text:span></text:p>
            <text:p text:style-name="P11"><text:span text:style-name="T2">wherever he leads me, </text:span></text:p>
            <text:p text:style-name="P11"><text:span text:style-name="T2">wherever he goes. </text:span></text:p>
          </draw:text-box>
        </draw:frame>
        <presentation:notes draw:style-name="dp2">
          <draw:page-thumbnail draw:layer="layout" svg:width="14.847cm" svg:height="11.134cm" svg:x="3.074cm" svg:y="2.258cm" draw:page-number="30" presentation:class="page"/>
          <draw:frame presentation:style-name="pr3" draw:text-style-name="P2" draw:layer="layout" svg:width="16.801cm" svg:height="13.366cm" svg:x="2.098cm" svg:y="14.107cm">
            <draw:text-box>
              <text:p/>
            </draw:text-box>
          </draw:frame>
        </presentation:notes>
      </draw:page>
      <draw:page draw:name="page31" draw:style-name="dp4" draw:master-page-name="Default" presentation:presentation-page-layout-name="AL1T1">
        <draw:frame presentation:style-name="pr6" draw:layer="layout" svg:width="25.193cm" svg:height="3.501cm" svg:x="1.397cm" svg:y="0.837cm" presentation:class="title" presentation:placeholder="true">
          <draw:text-box/>
        </draw:frame>
        <draw:frame presentation:style-name="pr7" draw:layer="layout" svg:width="27.997cm" svg:height="12.175cm" svg:x="-0.001cm" svg:y="5.198cm" presentation:class="outline">
          <draw:text-box>
            <text:p text:style-name="P12"><text:span text:style-name="T2">Over the mountains, </text:span></text:p>
            <text:p text:style-name="P12"><text:span text:style-name="T2">the waters and by-ways, </text:span></text:p>
            <text:p text:style-name="P12"><text:span text:style-name="T2">valleys and highways </text:span></text:p>
            <text:p text:style-name="P12"><text:span text:style-name="T2">he</text:span><text:span text:style-name="T5">’s waiting for me. </text:span><text:span text:style-name="T5"><text:line-break/></text:span><text:span text:style-name="T5"/></text:p>
          </draw:text-box>
        </draw:frame>
        <presentation:notes draw:style-name="dp2">
          <draw:page-thumbnail draw:style-name="gr1" draw:layer="layout" svg:width="14.843cm" svg:height="11.13cm" svg:x="3.073cm" svg:y="2.258cm" draw:page-number="31" presentation:class="page"/>
          <draw:frame presentation:style-name="pr8" draw:layer="layout" svg:width="16.797cm" svg:height="13.361cm" svg:x="2.098cm" svg:y="14.106cm" presentation:class="notes" presentation:placeholder="true">
            <draw:text-box/>
          </draw:frame>
        </presentation:notes>
      </draw:page>
      <draw:page draw:name="page32" draw:style-name="dp4" draw:master-page-name="Default" presentation:presentation-page-layout-name="AL1T1">
        <draw:frame presentation:style-name="pr6" draw:layer="layout" svg:width="25.193cm" svg:height="3.501cm" svg:x="1.397cm" svg:y="0.837cm" presentation:class="title" presentation:placeholder="true">
          <draw:text-box/>
        </draw:frame>
        <draw:frame presentation:style-name="pr7" draw:layer="layout" svg:width="27.997cm" svg:height="12.175cm" svg:x="-0.001cm" svg:y="5.198cm" presentation:class="outline">
          <draw:text-box>
            <text:p text:style-name="P12"><text:span text:style-name="T2">I want to go to meet him there, </text:span></text:p>
            <text:p text:style-name="P12"><text:span text:style-name="T2">to lay myself down in his love. </text:span></text:p>
          </draw:text-box>
        </draw:frame>
        <presentation:notes draw:style-name="dp2">
          <draw:page-thumbnail draw:style-name="gr1" draw:layer="layout" svg:width="14.843cm" svg:height="11.13cm" svg:x="3.073cm" svg:y="2.258cm" draw:page-number="32" presentation:class="page"/>
          <draw:frame presentation:style-name="pr8" draw:layer="layout" svg:width="16.797cm" svg:height="13.361cm" svg:x="2.098cm" svg:y="14.106cm" presentation:class="notes" presentation:placeholder="true">
            <draw:text-box/>
          </draw:frame>
        </presentation:notes>
      </draw:page>
      <draw:page draw:name="page33" draw:style-name="dp4" draw:master-page-name="Default" presentation:presentation-page-layout-name="AL1T1">
        <draw:frame presentation:style-name="pr6" draw:layer="layout" svg:width="25.193cm" svg:height="3.501cm" svg:x="1.397cm" svg:y="0.837cm" presentation:class="title" presentation:placeholder="true">
          <draw:text-box/>
        </draw:frame>
        <draw:frame presentation:style-name="pr7" draw:layer="layout" svg:width="27.997cm" svg:height="12.175cm" svg:x="-0.001cm" svg:y="5.198cm" presentation:class="outline" presentation:user-transformed="true">
          <draw:text-box>
            <text:p text:style-name="P12"><text:span text:style-name="T2">The Lord is my shepherd, </text:span></text:p>
            <text:p text:style-name="P12"><text:span text:style-name="T2">and I want to follow, </text:span></text:p>
            <text:p text:style-name="P12"><text:span text:style-name="T2">wherever he leads me, </text:span></text:p>
            <text:p text:style-name="P12"><text:span text:style-name="T2">wherever he goes.</text:span></text:p>
          </draw:text-box>
        </draw:frame>
        <presentation:notes draw:style-name="dp2">
          <draw:page-thumbnail draw:style-name="gr1" draw:layer="layout" svg:width="14.843cm" svg:height="11.13cm" svg:x="3.073cm" svg:y="2.258cm" draw:page-number="33" presentation:class="page"/>
          <draw:frame presentation:style-name="pr8" draw:layer="layout" svg:width="16.797cm" svg:height="13.361cm" svg:x="2.098cm" svg:y="14.106cm" presentation:class="notes" presentation:placeholder="true">
            <draw:text-box/>
          </draw:frame>
        </presentation:notes>
      </draw:page>
      <draw:page draw:name="page34" draw:style-name="dp4" draw:master-page-name="Default" presentation:presentation-page-layout-name="AL1T1">
        <draw:frame presentation:style-name="pr6" draw:layer="layout" svg:width="25.193cm" svg:height="3.501cm" svg:x="1.397cm" svg:y="0.837cm" presentation:class="title" presentation:placeholder="true">
          <draw:text-box/>
        </draw:frame>
        <draw:frame presentation:style-name="pr7" draw:layer="layout" svg:width="27.997cm" svg:height="12.175cm" svg:x="-0.001cm" svg:y="5.198cm" presentation:class="outline">
          <draw:text-box>
            <text:p text:style-name="P12"><text:span text:style-name="T2">And while on the journey </text:span></text:p>
            <text:p text:style-name="P12"><text:span text:style-name="T2">to where we are going, </text:span></text:p>
            <text:p text:style-name="P12"><text:span text:style-name="T2">he promised to be there </text:span></text:p>
            <text:p text:style-name="P12"><text:span text:style-name="T2">to help us along. </text:span></text:p>
          </draw:text-box>
        </draw:frame>
        <presentation:notes draw:style-name="dp2">
          <draw:page-thumbnail draw:style-name="gr1" draw:layer="layout" svg:width="14.843cm" svg:height="11.13cm" svg:x="3.073cm" svg:y="2.258cm" draw:page-number="34" presentation:class="page"/>
          <draw:frame presentation:style-name="pr8" draw:layer="layout" svg:width="16.797cm" svg:height="13.361cm" svg:x="2.098cm" svg:y="14.106cm" presentation:class="notes" presentation:placeholder="true">
            <draw:text-box/>
          </draw:frame>
        </presentation:notes>
      </draw:page>
      <draw:page draw:name="page35" draw:style-name="dp4" draw:master-page-name="Default" presentation:presentation-page-layout-name="AL1T1">
        <draw:frame presentation:style-name="pr6" draw:layer="layout" svg:width="25.193cm" svg:height="3.501cm" svg:x="1.397cm" svg:y="0.837cm" presentation:class="title" presentation:placeholder="true">
          <draw:text-box/>
        </draw:frame>
        <draw:frame presentation:style-name="pr7" draw:layer="layout" svg:width="27.997cm" svg:height="12.175cm" svg:x="-0.001cm" svg:y="5.198cm" presentation:class="outline">
          <draw:text-box>
            <text:p text:style-name="P12"><text:span text:style-name="T2">And over the mountains </text:span></text:p>
            <text:p text:style-name="P12"><text:span text:style-name="T2">we</text:span><text:span text:style-name="T5">’ll walk on together, </text:span></text:p>
            <text:p text:style-name="P12"><text:span text:style-name="T2">to know all the wonders </text:span></text:p>
            <text:p text:style-name="P12"><text:span text:style-name="T2">he</text:span><text:span text:style-name="T5">’s given to me</text:span></text:p>
          </draw:text-box>
        </draw:frame>
        <presentation:notes draw:style-name="dp2">
          <draw:page-thumbnail draw:style-name="gr1" draw:layer="layout" svg:width="14.843cm" svg:height="11.13cm" svg:x="3.073cm" svg:y="2.258cm" draw:page-number="35" presentation:class="page"/>
          <draw:frame presentation:style-name="pr8" draw:layer="layout" svg:width="16.797cm" svg:height="13.361cm" svg:x="2.098cm" svg:y="14.106cm" presentation:class="notes" presentation:placeholder="true">
            <draw:text-box/>
          </draw:frame>
        </presentation:notes>
      </draw:page>
      <draw:page draw:name="page36" draw:style-name="dp4" draw:master-page-name="Default" presentation:presentation-page-layout-name="AL1T1">
        <draw:frame presentation:style-name="pr6" draw:layer="layout" svg:width="25.193cm" svg:height="3.501cm" svg:x="1.397cm" svg:y="0.837cm" presentation:class="title" presentation:placeholder="true">
          <draw:text-box/>
        </draw:frame>
        <draw:frame presentation:style-name="pr7" draw:layer="layout" svg:width="27.997cm" svg:height="12.175cm" svg:x="-0.001cm" svg:y="5.198cm" presentation:class="outline">
          <draw:text-box>
            <text:p text:style-name="P12"><text:span text:style-name="T2">I want to go to meet him there, </text:span></text:p>
            <text:p text:style-name="P12"><text:span text:style-name="T2">to lay myself down in his love. </text:span></text:p>
          </draw:text-box>
        </draw:frame>
        <presentation:notes draw:style-name="dp2">
          <draw:page-thumbnail draw:style-name="gr1" draw:layer="layout" svg:width="14.843cm" svg:height="11.13cm" svg:x="3.073cm" svg:y="2.258cm" draw:page-number="36" presentation:class="page"/>
          <draw:frame presentation:style-name="pr8" draw:layer="layout" svg:width="16.797cm" svg:height="13.361cm" svg:x="2.098cm" svg:y="14.106cm" presentation:class="notes" presentation:placeholder="true">
            <draw:text-box/>
          </draw:frame>
        </presentation:notes>
      </draw:page>
      <draw:page draw:name="page37" draw:style-name="dp4" draw:master-page-name="Default" presentation:presentation-page-layout-name="AL1T1">
        <draw:frame presentation:style-name="pr6" draw:layer="layout" svg:width="25.193cm" svg:height="3.501cm" svg:x="1.397cm" svg:y="0.837cm" presentation:class="title" presentation:placeholder="true">
          <draw:text-box/>
        </draw:frame>
        <draw:frame presentation:style-name="pr7" draw:layer="layout" svg:width="27.997cm" svg:height="12.175cm" svg:x="-0.001cm" svg:y="5.198cm" presentation:class="outline">
          <draw:text-box>
            <text:p text:style-name="P12"><text:span text:style-name="T2">The Lord is my shepherd, </text:span></text:p>
            <text:p text:style-name="P12"><text:span text:style-name="T2">and I want to follow, </text:span></text:p>
            <text:p text:style-name="P12"><text:span text:style-name="T2">wherever he leads me, </text:span></text:p>
            <text:p text:style-name="P12"><text:span text:style-name="T2">wherever he goes.</text:span></text:p>
          </draw:text-box>
        </draw:frame>
        <presentation:notes draw:style-name="dp2">
          <draw:page-thumbnail draw:style-name="gr1" draw:layer="layout" svg:width="14.843cm" svg:height="11.13cm" svg:x="3.073cm" svg:y="2.258cm" draw:page-number="37" presentation:class="page"/>
          <draw:frame presentation:style-name="pr8" draw:layer="layout" svg:width="16.797cm" svg:height="13.361cm" svg:x="2.098cm" svg:y="14.106cm" presentation:class="notes" presentation:placeholder="true">
            <draw:text-box/>
          </draw:frame>
        </presentation:notes>
      </draw:page>
      <draw:page draw:name="page38" draw:style-name="dp3"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11" draw:layer="layout" svg:width="28.002cm" svg:height="15.853cm" svg:x="0cm" svg:y="5.199cm" presentation:class="outline" presentation:placeholder="true" presentation:user-transformed="true">
          <draw:text-box/>
        </draw:frame>
        <presentation:notes draw:style-name="dp2">
          <draw:page-thumbnail draw:layer="layout" svg:width="14.847cm" svg:height="11.134cm" svg:x="3.074cm" svg:y="2.258cm" draw:page-number="38" presentation:class="page"/>
          <draw:frame presentation:style-name="pr3" draw:text-style-name="P2" draw:layer="layout" svg:width="16.801cm" svg:height="13.366cm" svg:x="2.098cm" svg:y="14.107cm">
            <draw:text-box>
              <text:p/>
            </draw:text-box>
          </draw:frame>
        </presentation:notes>
      </draw:page>
      <draw:page draw:name="page39" draw:style-name="dp1" draw:master-page-name="Default" presentation:presentation-page-layout-name="AL1T1">
        <draw:frame presentation:style-name="pr4" draw:text-style-name="P2" draw:layer="layout" svg:width="25.197cm" svg:height="3.506cm" svg:x="1.397cm" svg:y="0.838cm" presentation:class="title" presentation:user-transformed="true">
          <draw:text-box>
            <text:list text:style-name="L3">
              <text:list-header>
                <text:p text:style-name="P3"><text:span text:style-name="T2">Alleluia</text:span></text:p>
              </text:list-header>
            </text:list>
          </draw:text-box>
        </draw:frame>
        <draw:frame presentation:style-name="pr15" draw:text-style-name="P2" draw:layer="layout" svg:width="28.002cm" svg:height="15.8cm" svg:x="0cm" svg:y="5.199cm" presentation:class="outline" presentation:user-transformed="true">
          <draw:text-box>
            <text:list text:style-name="L3">
              <text:list-header>
                <text:p text:style-name="P7"><text:span text:style-name="T2">Alleluia, alleluia,</text:span></text:p>
                <text:p text:style-name="P7"><text:span text:style-name="T2">alleluia, alleluia</text:span></text:p>
              </text:list-header>
            </text:list>
          </draw:text-box>
        </draw:frame>
        <presentation:notes draw:style-name="dp2">
          <draw:page-thumbnail draw:layer="layout" svg:width="14.847cm" svg:height="11.134cm" svg:x="3.074cm" svg:y="2.258cm" draw:page-number="39" presentation:class="page"/>
          <draw:frame presentation:style-name="pr3" draw:text-style-name="P2" draw:layer="layout" svg:width="16.801cm" svg:height="13.366cm" svg:x="2.098cm" svg:y="14.107cm">
            <draw:text-box>
              <text:p/>
            </draw:text-box>
          </draw:frame>
        </presentation:notes>
      </draw:page>
      <draw:page draw:name="page40" draw:style-name="dp1"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16" draw:layer="layout" svg:width="28.002cm" svg:height="12.431cm" svg:x="0cm" svg:y="5.199cm" presentation:class="outline" presentation:placeholder="true" presentation:user-transformed="true">
          <draw:text-box/>
        </draw:frame>
        <presentation:notes draw:style-name="dp2">
          <draw:page-thumbnail draw:layer="layout" svg:width="14.847cm" svg:height="11.134cm" svg:x="3.074cm" svg:y="2.258cm" draw:page-number="40" presentation:class="page"/>
          <draw:frame presentation:style-name="pr3" draw:text-style-name="P2" draw:layer="layout" svg:width="16.801cm" svg:height="13.366cm" svg:x="2.098cm" svg:y="14.107cm">
            <draw:text-box>
              <text:p/>
            </draw:text-box>
          </draw:frame>
        </presentation:notes>
      </draw:page>
      <draw:page draw:name="page41" draw:style-name="dp5" draw:master-page-name="Title7" presentation:use-date-time-name="dtd1">
        <draw:custom-shape draw:style-name="gr2" draw:text-style-name="P2" draw:layer="layout" svg:width="14.997cm" svg:height="3.647cm" svg:x="5.618cm" svg:y="6.751cm">
          <text:list text:style-name="L5">
            <text:list-header>
              <text:p text:style-name="P13"><text:span text:style-name="T6">Insert Social Justice DVD/PowerPoint</text:span></text:p>
            </text:list-header>
          </text:list>
          <draw:enhanced-geometry svg:viewBox="0 0 21600 21600" draw:type="mso-spt202" draw:enhanced-path="M 0 0 L 21600 0 21600 21600 0 21600 0 0 Z N"/>
        </draw:custom-shape>
        <presentation:notes draw:style-name="dp2">
          <draw:page-thumbnail draw:layer="layout" svg:width="15.377cm" svg:height="11.139cm" svg:x="2.809cm" svg:y="2.227cm" draw:page-number="41" presentation:class="page"/>
          <draw:frame presentation:style-name="pr17" draw:text-style-name="P2" draw:layer="layout" svg:width="16.801cm" svg:height="13.366cm" svg:x="2.098cm" svg:y="14.102cm">
            <draw:text-box>
              <text:p/>
            </draw:text-box>
          </draw:frame>
        </presentation:notes>
      </draw:page>
      <draw:page draw:name="page42" draw:style-name="dp1"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11" draw:layer="layout" svg:width="28.002cm" svg:height="15.853cm" svg:x="0cm" svg:y="5.199cm" presentation:class="outline" presentation:placeholder="true" presentation:user-transformed="true">
          <draw:text-box/>
        </draw:frame>
        <presentation:notes draw:style-name="dp2">
          <draw:page-thumbnail draw:layer="layout" svg:width="14.847cm" svg:height="11.134cm" svg:x="3.074cm" svg:y="2.258cm" draw:page-number="42" presentation:class="page"/>
          <draw:frame presentation:style-name="pr3" draw:text-style-name="P2" draw:layer="layout" svg:width="16.801cm" svg:height="13.366cm" svg:x="2.098cm" svg:y="14.107cm">
            <draw:text-box>
              <text:p/>
            </draw:text-box>
          </draw:frame>
        </presentation:notes>
      </draw:page>
      <draw:page draw:name="page43" draw:style-name="dp5" draw:master-page-name="Default" presentation:use-date-time-name="dtd1">
        <draw:custom-shape draw:style-name="gr3" draw:text-style-name="P2" draw:layer="layout" svg:width="26.022cm" svg:height="12.453cm" svg:x="0.767cm" svg:y="1.398cm">
          <text:list text:style-name="L5">
            <text:list-header>
              <text:p text:style-name="P14"><text:span text:style-name="T7">A PRAYER FOR OUR PARISH</text:span></text:p>
              <text:p text:style-name="P15"><text:span text:style-name="T8"/></text:p>
              <text:p text:style-name="P16"><text:span text:style-name="T8">All praise and glory are yours, loving Father, maker and ruler of the universe; we praise you for calling us to be your people, your beloved sons and daughters. </text:span></text:p>
            </text:list-header>
          </text:list>
          <draw:enhanced-geometry svg:viewBox="0 0 21600 21600" draw:type="rectangle" draw:enhanced-path="M 0 0 L 21600 0 21600 21600 0 21600 0 0 Z N"/>
        </draw:custom-shape>
        <presentation:notes draw:style-name="dp2">
          <draw:page-thumbnail draw:layer="layout" svg:width="14.847cm" svg:height="11.134cm" svg:x="3.074cm" svg:y="2.258cm" draw:page-number="43" presentation:class="page"/>
          <draw:frame presentation:style-name="pr3" draw:text-style-name="P2" draw:layer="layout" svg:width="16.801cm" svg:height="13.366cm" svg:x="2.098cm" svg:y="14.107cm">
            <draw:text-box>
              <text:p/>
            </draw:text-box>
          </draw:frame>
        </presentation:notes>
      </draw:page>
      <draw:page draw:name="page44" draw:style-name="dp5" draw:master-page-name="Default" presentation:use-date-time-name="dtd1">
        <draw:custom-shape draw:style-name="gr3" draw:text-style-name="P2" draw:layer="layout" svg:width="26.022cm" svg:height="11.691cm" svg:x="0.767cm" svg:y="1.239cm">
          <text:list text:style-name="L5">
            <text:list-header>
              <text:p text:style-name="P16"><text:span text:style-name="T8">Guide our community as we try to follow Jesus.  Fill us with love for those in need of our help, and open our hearts to all.  Let your Spirit teach us to serve in love and to praise you by our work and worship.</text:span></text:p>
            </text:list-header>
          </text:list>
          <draw:enhanced-geometry svg:viewBox="0 0 21600 21600" draw:type="rectangle" draw:enhanced-path="M 0 0 L 21600 0 21600 21600 0 21600 0 0 Z N"/>
        </draw:custom-shape>
        <presentation:notes draw:style-name="dp2">
          <draw:page-thumbnail draw:layer="layout" svg:width="14.847cm" svg:height="11.134cm" svg:x="3.074cm" svg:y="2.258cm" draw:page-number="44" presentation:class="page"/>
          <draw:frame presentation:style-name="pr3" draw:text-style-name="P2" draw:layer="layout" svg:width="16.801cm" svg:height="13.366cm" svg:x="2.098cm" svg:y="14.107cm">
            <draw:text-box>
              <text:p/>
            </draw:text-box>
          </draw:frame>
        </presentation:notes>
      </draw:page>
      <draw:page draw:name="page45" draw:style-name="dp5" draw:master-page-name="Default" presentation:use-date-time-name="dtd1">
        <draw:custom-shape draw:style-name="gr3" draw:text-style-name="P2" draw:layer="layout" svg:width="26.022cm" svg:height="9.405cm" svg:x="0.767cm" svg:y="1.239cm">
          <text:list text:style-name="L5">
            <text:list-header>
              <text:p text:style-name="P16"><text:span text:style-name="T8">Father of  all, we praise you through Jesus Christ, our brother, in the love of your Holy Spirit, now and forever,  Amen.</text:span></text:p>
              <text:p text:style-name="P16"><text:span text:style-name="T8"> </text:span></text:p>
            </text:list-header>
          </text:list>
          <draw:enhanced-geometry svg:viewBox="0 0 21600 21600" draw:type="rectangle" draw:enhanced-path="M 0 0 L 21600 0 21600 21600 0 21600 0 0 Z N"/>
        </draw:custom-shape>
        <presentation:notes draw:style-name="dp2">
          <draw:page-thumbnail draw:layer="layout" svg:width="14.847cm" svg:height="11.134cm" svg:x="3.074cm" svg:y="2.258cm" draw:page-number="45" presentation:class="page"/>
          <draw:frame presentation:style-name="pr3" draw:text-style-name="P2" draw:layer="layout" svg:width="16.801cm" svg:height="13.366cm" svg:x="2.098cm" svg:y="14.107cm">
            <draw:text-box>
              <text:p/>
            </draw:text-box>
          </draw:frame>
        </presentation:notes>
      </draw:page>
      <draw:page draw:name="page46" draw:style-name="dp5" draw:master-page-name="Default" presentation:use-date-time-name="dtd1">
        <draw:custom-shape draw:style-name="gr3" draw:text-style-name="P2" draw:layer="layout" svg:width="26.022cm" svg:height="9.405cm" svg:x="0.767cm" svg:y="1.239cm">
          <text:list text:style-name="L5">
            <text:list-header>
              <text:p text:style-name="P16"><text:span text:style-name="T8">Mary, Mother of the Church, pray for us.</text:span></text:p>
              <text:p text:style-name="P16"><text:span text:style-name="T8"><text:s/></text:span><text:span text:style-name="T8">St Michael, pray for us. </text:span></text:p>
              <text:p text:style-name="P16"><text:span text:style-name="T8">St Mary of the Cross Mackillop, pray for us.</text:span></text:p>
              <text:p text:style-name="P16"><text:span text:style-name="T8"> </text:span></text:p>
            </text:list-header>
          </text:list>
          <draw:enhanced-geometry svg:viewBox="0 0 21600 21600" draw:type="rectangle" draw:enhanced-path="M 0 0 L 21600 0 21600 21600 0 21600 0 0 Z N"/>
        </draw:custom-shape>
        <presentation:notes draw:style-name="dp2">
          <draw:page-thumbnail draw:layer="layout" svg:width="14.847cm" svg:height="11.134cm" svg:x="3.074cm" svg:y="2.258cm" draw:page-number="46" presentation:class="page"/>
          <draw:frame presentation:style-name="pr3" draw:text-style-name="P2" draw:layer="layout" svg:width="16.801cm" svg:height="13.366cm" svg:x="2.098cm" svg:y="14.107cm">
            <draw:text-box>
              <text:p/>
            </draw:text-box>
          </draw:frame>
        </presentation:notes>
      </draw:page>
      <draw:page draw:name="page47" draw:style-name="dp6" draw:master-page-name="Default" presentation:use-date-time-name="dtd1">
        <presentation:notes draw:style-name="dp2">
          <draw:page-thumbnail draw:layer="layout" svg:width="14.847cm" svg:height="11.134cm" svg:x="3.074cm" svg:y="2.258cm" draw:page-number="47" presentation:class="page"/>
          <draw:frame presentation:style-name="pr3" draw:text-style-name="P2" draw:layer="layout" svg:width="16.801cm" svg:height="13.366cm" svg:x="2.098cm" svg:y="14.107cm">
            <draw:text-box>
              <text:p/>
            </draw:text-box>
          </draw:frame>
        </presentation:notes>
      </draw:page>
      <draw:page draw:name="page48" draw:style-name="dp3" draw:master-page-name="Default" presentation:presentation-page-layout-name="AL1T1">
        <draw:frame presentation:style-name="pr4" draw:text-style-name="P2" draw:layer="layout" svg:width="25.197cm" svg:height="3.506cm" svg:x="1.397cm" svg:y="0.838cm" presentation:class="title" presentation:user-transformed="true">
          <draw:text-box>
            <text:list text:style-name="L3">
              <text:list-header>
                <text:p text:style-name="P3"><text:span text:style-name="T2">Apostles Creed</text:span></text:p>
              </text:list-header>
            </text:list>
          </draw:text-box>
        </draw:frame>
        <draw:frame presentation:style-name="pr15" draw:text-style-name="P2" draw:layer="layout" svg:width="28.002cm" svg:height="15.8cm" svg:x="0cm" svg:y="5.199cm" presentation:class="outline" presentation:user-transformed="true">
          <draw:text-box>
            <text:list text:style-name="L3">
              <text:list-header>
                <text:p text:style-name="P17"><text:span text:style-name="T3">I believe in God,</text:span></text:p>
                <text:p text:style-name="P17"><text:span text:style-name="T3">the Father almighty,</text:span></text:p>
                <text:p text:style-name="P17"><text:span text:style-name="T3">Creator of heaven and earth,</text:span></text:p>
                <text:p text:style-name="P17"><text:span text:style-name="T3">and in Jesus Christ, his only Son, our Lord,</text:span></text:p>
                <text:p text:style-name="P18"><text:span text:style-name="T9">(</text:span><text:span text:style-name="T10">At the words that follow, up to and including the Virgin Mary, all bow.)</text:span></text:p>
              </text:list-header>
            </text:list>
          </draw:text-box>
        </draw:frame>
        <presentation:notes draw:style-name="dp2">
          <draw:page-thumbnail draw:layer="layout" svg:width="14.847cm" svg:height="11.134cm" svg:x="3.074cm" svg:y="2.258cm" draw:page-number="48" presentation:class="page"/>
          <draw:frame presentation:style-name="pr3" draw:text-style-name="P2" draw:layer="layout" svg:width="16.801cm" svg:height="13.366cm" svg:x="2.098cm" svg:y="14.107cm">
            <draw:text-box>
              <text:p/>
            </draw:text-box>
          </draw:frame>
        </presentation:notes>
      </draw:page>
      <draw:page draw:name="page49" draw:style-name="dp3"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15" draw:text-style-name="P2" draw:layer="layout" svg:width="28.002cm" svg:height="15.8cm" svg:x="0cm" svg:y="5.199cm" presentation:class="outline" presentation:user-transformed="true">
          <draw:text-box>
            <text:list text:style-name="L3">
              <text:list-header>
                <text:p text:style-name="P17"><text:span text:style-name="T3">who was conceived by the Holy Spirit,</text:span></text:p>
                <text:p text:style-name="P17"><text:span text:style-name="T3">born of the Virgin Mary,</text:span></text:p>
                <text:p text:style-name="P17"><text:span text:style-name="T3">suffered under Pontius Pilate,</text:span></text:p>
                <text:p text:style-name="P17"><text:span text:style-name="T3">was crucified, died and was buried;</text:span></text:p>
                <text:p text:style-name="P17"><text:span text:style-name="T3">he descended into hell;</text:span></text:p>
              </text:list-header>
            </text:list>
          </draw:text-box>
        </draw:frame>
        <presentation:notes draw:style-name="dp2">
          <draw:page-thumbnail draw:layer="layout" svg:width="14.847cm" svg:height="11.134cm" svg:x="3.074cm" svg:y="2.258cm" draw:page-number="49" presentation:class="page"/>
          <draw:frame presentation:style-name="pr3" draw:text-style-name="P2" draw:layer="layout" svg:width="16.801cm" svg:height="13.366cm" svg:x="2.098cm" svg:y="14.107cm">
            <draw:text-box>
              <text:p/>
            </draw:text-box>
          </draw:frame>
        </presentation:notes>
      </draw:page>
      <draw:page draw:name="page50" draw:style-name="dp3"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15" draw:text-style-name="P2" draw:layer="layout" svg:width="28.002cm" svg:height="15.8cm" svg:x="0cm" svg:y="5.199cm" presentation:class="outline" presentation:user-transformed="true">
          <draw:text-box>
            <text:list text:style-name="L3">
              <text:list-header>
                <text:p text:style-name="P17"><text:span text:style-name="T3">on the third day he rose again from the dead;</text:span></text:p>
                <text:p text:style-name="P17"><text:span text:style-name="T3">he ascended into heaven,</text:span></text:p>
                <text:p text:style-name="P17"><text:span text:style-name="T3">and is seated at the right hand of God the Father almighty;</text:span></text:p>
              </text:list-header>
            </text:list>
          </draw:text-box>
        </draw:frame>
        <presentation:notes draw:style-name="dp2">
          <draw:page-thumbnail draw:layer="layout" svg:width="14.847cm" svg:height="11.134cm" svg:x="3.074cm" svg:y="2.258cm" draw:page-number="50" presentation:class="page"/>
          <draw:frame presentation:style-name="pr3" draw:text-style-name="P2" draw:layer="layout" svg:width="16.801cm" svg:height="13.366cm" svg:x="2.098cm" svg:y="14.107cm">
            <draw:text-box>
              <text:p/>
            </draw:text-box>
          </draw:frame>
        </presentation:notes>
      </draw:page>
      <draw:page draw:name="page51" draw:style-name="dp3"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15" draw:text-style-name="P2" draw:layer="layout" svg:width="28.002cm" svg:height="15.8cm" svg:x="0cm" svg:y="5.199cm" presentation:class="outline" presentation:user-transformed="true">
          <draw:text-box>
            <text:list text:style-name="L3">
              <text:list-header>
                <text:p text:style-name="P17"><text:span text:style-name="T3">from there he will come to judge the living and the dead.</text:span></text:p>
                <text:p text:style-name="P17"><text:span text:style-name="T3">I believe in the Holy Spirit, <text:s/></text:span></text:p>
                <text:p text:style-name="P17"><text:span text:style-name="T3">the holy catholic Church,</text:span></text:p>
                <text:p text:style-name="P17"><text:span text:style-name="T3"/></text:p>
              </text:list-header>
            </text:list>
          </draw:text-box>
        </draw:frame>
        <presentation:notes draw:style-name="dp2">
          <draw:page-thumbnail draw:layer="layout" svg:width="14.847cm" svg:height="11.134cm" svg:x="3.074cm" svg:y="2.258cm" draw:page-number="51" presentation:class="page"/>
          <draw:frame presentation:style-name="pr3" draw:text-style-name="P2" draw:layer="layout" svg:width="16.801cm" svg:height="13.366cm" svg:x="2.098cm" svg:y="14.107cm">
            <draw:text-box>
              <text:p/>
            </draw:text-box>
          </draw:frame>
        </presentation:notes>
      </draw:page>
      <draw:page draw:name="page52" draw:style-name="dp3"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15" draw:text-style-name="P2" draw:layer="layout" svg:width="28.002cm" svg:height="15.8cm" svg:x="0cm" svg:y="5.199cm" presentation:class="outline" presentation:user-transformed="true">
          <draw:text-box>
            <text:list text:style-name="L3">
              <text:list-header>
                <text:p text:style-name="P17"><text:span text:style-name="T3">the communion of saints,</text:span></text:p>
                <text:p text:style-name="P17"><text:span text:style-name="T3">the forgiveness of sins,</text:span></text:p>
                <text:p text:style-name="P17"><text:span text:style-name="T3">the resurrection of the body, </text:span></text:p>
                <text:p text:style-name="P17"><text:span text:style-name="T3">and life everlasting. </text:span></text:p>
                <text:p text:style-name="P17"><text:span text:style-name="T3">Amen.</text:span></text:p>
              </text:list-header>
            </text:list>
          </draw:text-box>
        </draw:frame>
        <presentation:notes draw:style-name="dp2">
          <draw:page-thumbnail draw:layer="layout" svg:width="14.847cm" svg:height="11.134cm" svg:x="3.074cm" svg:y="2.258cm" draw:page-number="52" presentation:class="page"/>
          <draw:frame presentation:style-name="pr3" draw:text-style-name="P2" draw:layer="layout" svg:width="16.801cm" svg:height="13.366cm" svg:x="2.098cm" svg:y="14.107cm">
            <draw:text-box>
              <text:p/>
            </draw:text-box>
          </draw:frame>
        </presentation:notes>
      </draw:page>
      <draw:page draw:name="page53" draw:style-name="dp3"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11" draw:layer="layout" svg:width="28.002cm" svg:height="15.853cm" svg:x="0cm" svg:y="5.199cm" presentation:class="outline" presentation:placeholder="true" presentation:user-transformed="true">
          <draw:text-box/>
        </draw:frame>
        <presentation:notes draw:style-name="dp2">
          <draw:page-thumbnail draw:layer="layout" svg:width="14.847cm" svg:height="11.134cm" svg:x="3.074cm" svg:y="2.258cm" draw:page-number="53" presentation:class="page"/>
          <draw:frame presentation:style-name="pr3" draw:text-style-name="P2" draw:layer="layout" svg:width="16.801cm" svg:height="13.366cm" svg:x="2.098cm" svg:y="14.107cm">
            <draw:text-box>
              <text:p/>
            </draw:text-box>
          </draw:frame>
        </presentation:notes>
      </draw:page>
      <draw:page draw:name="page54" draw:style-name="dp1"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15" draw:text-style-name="P2" draw:layer="layout" svg:width="28.002cm" svg:height="15.8cm" svg:x="0cm" svg:y="5.199cm" presentation:class="outline" presentation:user-transformed="true">
          <draw:text-box>
            <text:list text:style-name="L1">
              <text:list-header>
                <text:p text:style-name="P1"><text:span text:style-name="T1">This slide is hidden.</text:span></text:p>
              </text:list-header>
            </text:list>
            <text:list text:style-name="L2">
              <text:list-header>
                <text:p text:style-name="P1"><text:span text:style-name="T2">Insert the Offertory Hymn after this slide.</text:span></text:p>
              </text:list-header>
            </text:list>
          </draw:text-box>
        </draw:frame>
        <presentation:notes draw:style-name="dp2">
          <draw:page-thumbnail draw:layer="layout" svg:width="14.847cm" svg:height="11.134cm" svg:x="3.074cm" svg:y="2.258cm" draw:page-number="54" presentation:class="page"/>
          <draw:frame presentation:style-name="pr3" draw:text-style-name="P2" draw:layer="layout" svg:width="16.801cm" svg:height="13.366cm" svg:x="2.098cm" svg:y="14.107cm">
            <draw:text-box>
              <text:p/>
            </draw:text-box>
          </draw:frame>
        </presentation:notes>
      </draw:page>
      <draw:page draw:name="page55" draw:style-name="dp3" draw:master-page-name="Default" presentation:presentation-page-layout-name="AL1T1">
        <draw:frame presentation:style-name="pr4" draw:text-style-name="P2" draw:layer="layout" svg:width="25.197cm" svg:height="3.506cm" svg:x="1.397cm" svg:y="0.838cm" presentation:class="title" presentation:user-transformed="true">
          <draw:text-box>
            <text:list text:style-name="L3">
              <text:list-header>
                <text:p text:style-name="P3"><text:span text:style-name="T2">Blessed be God</text:span></text:p>
              </text:list-header>
            </text:list>
          </draw:text-box>
        </draw:frame>
        <draw:frame presentation:style-name="pr10" draw:text-style-name="P2" draw:layer="layout" svg:width="28.002cm" svg:height="15.602cm" svg:x="0cm" svg:y="5.199cm" presentation:class="outline" presentation:user-transformed="true">
          <draw:text-box>
            <text:list text:style-name="L2">
              <text:list-header>
                <text:p text:style-name="P1"><text:span text:style-name="T2">Blessed are you Lord God or all creation</text:span></text:p>
                <text:p text:style-name="P1"><text:span text:style-name="T2">Thanks to your goodness this bread we offer</text:span></text:p>
                <text:p text:style-name="P1"><text:span text:style-name="T2">Fruit of the earth, work of our hands</text:span></text:p>
                <text:p text:style-name="P1"><text:span text:style-name="T2">It will become the bread of life</text:span></text:p>
              </text:list-header>
            </text:list>
          </draw:text-box>
        </draw:frame>
        <presentation:notes draw:style-name="dp2">
          <draw:page-thumbnail draw:layer="layout" svg:width="14.847cm" svg:height="11.134cm" svg:x="3.074cm" svg:y="2.258cm" draw:page-number="55" presentation:class="page"/>
          <draw:frame presentation:style-name="pr3" draw:text-style-name="P2" draw:layer="layout" svg:width="16.801cm" svg:height="13.366cm" svg:x="2.098cm" svg:y="14.107cm">
            <draw:text-box>
              <text:p/>
            </draw:text-box>
          </draw:frame>
        </presentation:notes>
      </draw:page>
      <draw:page draw:name="page56" draw:style-name="dp3"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5" draw:text-style-name="P2" draw:layer="layout" svg:width="28.002cm" svg:height="12.18cm" svg:x="0cm" svg:y="5.199cm" presentation:class="outline" presentation:user-transformed="true">
          <draw:text-box>
            <text:list text:style-name="L2">
              <text:list-header>
                <text:p text:style-name="P1"><text:span text:style-name="T2">Blessed be God, blessed be God</text:span></text:p>
                <text:p text:style-name="P1"><text:span text:style-name="T2">Blessed be God forever amen.</text:span></text:p>
                <text:p text:style-name="P1"><text:span text:style-name="T2">Blessed be God, blessed be God</text:span></text:p>
                <text:p text:style-name="P1"><text:span text:style-name="T2">Blessed be God forever amen</text:span></text:p>
              </text:list-header>
            </text:list>
          </draw:text-box>
        </draw:frame>
        <presentation:notes draw:style-name="dp2">
          <draw:page-thumbnail draw:layer="layout" svg:width="14.847cm" svg:height="11.134cm" svg:x="3.074cm" svg:y="2.258cm" draw:page-number="56" presentation:class="page"/>
          <draw:frame presentation:style-name="pr3" draw:text-style-name="P2" draw:layer="layout" svg:width="16.801cm" svg:height="13.366cm" svg:x="2.098cm" svg:y="14.107cm">
            <draw:text-box>
              <text:p/>
            </draw:text-box>
          </draw:frame>
        </presentation:notes>
      </draw:page>
      <draw:page draw:name="page57" draw:style-name="dp3"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5" draw:text-style-name="P2" draw:layer="layout" svg:width="28.002cm" svg:height="12.18cm" svg:x="0cm" svg:y="5.199cm" presentation:class="outline" presentation:user-transformed="true">
          <draw:text-box>
            <text:list text:style-name="L2">
              <text:list-header>
                <text:p text:style-name="P1"><text:span text:style-name="T2">Blessed are you Lord, God of all creation</text:span></text:p>
                <text:p text:style-name="P1"><text:span text:style-name="T2">Thanks to your goodness this wine we offer</text:span></text:p>
                <text:p text:style-name="P1"><text:span text:style-name="T2">Fruit of the vine, work of our hands</text:span></text:p>
                <text:p text:style-name="P1"><text:span text:style-name="T2">It will become the cup of joy</text:span></text:p>
              </text:list-header>
            </text:list>
          </draw:text-box>
        </draw:frame>
        <presentation:notes draw:style-name="dp2">
          <draw:page-thumbnail draw:layer="layout" svg:width="14.847cm" svg:height="11.134cm" svg:x="3.074cm" svg:y="2.258cm" draw:page-number="57" presentation:class="page"/>
          <draw:frame presentation:style-name="pr3" draw:text-style-name="P2" draw:layer="layout" svg:width="16.801cm" svg:height="13.366cm" svg:x="2.098cm" svg:y="14.107cm">
            <draw:text-box>
              <text:p/>
            </draw:text-box>
          </draw:frame>
        </presentation:notes>
      </draw:page>
      <draw:page draw:name="page58" draw:style-name="dp3"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5" draw:text-style-name="P2" draw:layer="layout" svg:width="28.002cm" svg:height="12.18cm" svg:x="0cm" svg:y="5.199cm" presentation:class="outline" presentation:user-transformed="true">
          <draw:text-box>
            <text:list text:style-name="L2">
              <text:list-header>
                <text:p text:style-name="P1"><text:span text:style-name="T2">Blessed be God, blessed be God</text:span></text:p>
                <text:p text:style-name="P1"><text:span text:style-name="T2">Blessed be God forever amen.</text:span></text:p>
                <text:p text:style-name="P1"><text:span text:style-name="T2">Blessed be God, blessed be God</text:span></text:p>
                <text:p text:style-name="P1"><text:span text:style-name="T2">Blessed be God forever amen</text:span></text:p>
              </text:list-header>
            </text:list>
          </draw:text-box>
        </draw:frame>
        <presentation:notes draw:style-name="dp2">
          <draw:page-thumbnail draw:layer="layout" svg:width="14.847cm" svg:height="11.134cm" svg:x="3.074cm" svg:y="2.258cm" draw:page-number="58" presentation:class="page"/>
          <draw:frame presentation:style-name="pr3" draw:text-style-name="P2" draw:layer="layout" svg:width="16.801cm" svg:height="13.366cm" svg:x="2.098cm" svg:y="14.107cm">
            <draw:text-box>
              <text:p/>
            </draw:text-box>
          </draw:frame>
        </presentation:notes>
      </draw:page>
      <draw:page draw:name="page59" draw:style-name="dp3"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11" draw:layer="layout" svg:width="28.002cm" svg:height="15.853cm" svg:x="0cm" svg:y="5.199cm" presentation:class="outline" presentation:placeholder="true" presentation:user-transformed="true">
          <draw:text-box/>
        </draw:frame>
        <presentation:notes draw:style-name="dp2">
          <draw:page-thumbnail draw:layer="layout" svg:width="14.847cm" svg:height="11.134cm" svg:x="3.074cm" svg:y="2.258cm" draw:page-number="59" presentation:class="page"/>
          <draw:frame presentation:style-name="pr3" draw:text-style-name="P2" draw:layer="layout" svg:width="16.801cm" svg:height="13.366cm" svg:x="2.098cm" svg:y="14.107cm">
            <draw:text-box>
              <text:p/>
            </draw:text-box>
          </draw:frame>
        </presentation:notes>
      </draw:page>
      <draw:page draw:name="page60" draw:style-name="dp3"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18" draw:text-style-name="P2" draw:layer="layout" svg:width="28.002cm" svg:height="15.8cm" svg:x="0cm" svg:y="5.199cm" presentation:class="outline" presentation:user-transformed="true">
          <draw:text-box>
            <text:list text:style-name="L3">
              <text:list-header>
                <text:p text:style-name="P19"><text:span text:style-name="T11">Priest</text:span><text:span text:style-name="T12">: </text:span><text:span text:style-name="T13">Pray my brothers and sisters, </text:span></text:p>
                <text:p text:style-name="P19"><text:span text:style-name="T13">that my sacrifice and yours may be </text:span></text:p>
                <text:p text:style-name="P19"><text:span text:style-name="T13">acceptable to God, the almighty Father.</text:span></text:p>
                <text:p text:style-name="P20"><text:span text:style-name="T14">All: </text:span><text:span text:style-name="T15">May the Lord accept the sacrifice </text:span><text:span text:style-name="T15"><text:line-break/></text:span><text:span text:style-name="T15"><text:tab/></text:span><text:span text:style-name="T15">at your hands for the praise and glory of his name, for our good and the good of all his holy Church.</text:span></text:p>
              </text:list-header>
            </text:list>
          </draw:text-box>
        </draw:frame>
        <presentation:notes draw:style-name="dp2">
          <draw:page-thumbnail draw:layer="layout" svg:width="14.847cm" svg:height="11.134cm" svg:x="3.074cm" svg:y="2.258cm" draw:page-number="60" presentation:class="page"/>
          <draw:frame presentation:style-name="pr3" draw:text-style-name="P2" draw:layer="layout" svg:width="16.801cm" svg:height="13.366cm" svg:x="2.098cm" svg:y="14.107cm">
            <draw:text-box>
              <text:p/>
            </draw:text-box>
          </draw:frame>
        </presentation:notes>
      </draw:page>
      <draw:page draw:name="page61" draw:style-name="dp3"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5" draw:text-style-name="P2" draw:layer="layout" svg:width="28.002cm" svg:height="12.18cm" svg:x="0cm" svg:y="5.199cm" presentation:class="outline" presentation:user-transformed="true">
          <draw:text-box>
            <text:list text:style-name="L1">
              <text:list-header>
                <text:p text:style-name="P1"><text:span text:style-name="T1">Priest</text:span><text:span text:style-name="T2">: </text:span><text:span text:style-name="T16">The Lord be with you.</text:span></text:p>
              </text:list-header>
            </text:list>
            <text:list text:style-name="L6">
              <text:list-header>
                <text:p text:style-name="P1"><text:span text:style-name="T17">All</text:span><text:span text:style-name="T2">: And with your spirit.</text:span></text:p>
              </text:list-header>
            </text:list>
            <text:list text:style-name="L1">
              <text:list-header>
                <text:p text:style-name="P1"><text:span text:style-name="T1">Priest</text:span><text:span text:style-name="T2">: </text:span><text:span text:style-name="T16">Lift up your hearts.</text:span></text:p>
              </text:list-header>
            </text:list>
            <text:list text:style-name="L6">
              <text:list-header>
                <text:p text:style-name="P1"><text:span text:style-name="T17">All</text:span><text:span text:style-name="T2">: We lift them up to the Lord.</text:span></text:p>
              </text:list-header>
            </text:list>
          </draw:text-box>
        </draw:frame>
        <presentation:notes draw:style-name="dp2">
          <draw:page-thumbnail draw:layer="layout" svg:width="14.847cm" svg:height="11.134cm" svg:x="3.074cm" svg:y="2.258cm" draw:page-number="61" presentation:class="page"/>
          <draw:frame presentation:style-name="pr3" draw:text-style-name="P2" draw:layer="layout" svg:width="16.801cm" svg:height="13.366cm" svg:x="2.098cm" svg:y="14.107cm">
            <draw:text-box>
              <text:p/>
            </draw:text-box>
          </draw:frame>
        </presentation:notes>
      </draw:page>
      <draw:page draw:name="page62" draw:style-name="dp3"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5" draw:text-style-name="P2" draw:layer="layout" svg:width="28.002cm" svg:height="12.18cm" svg:x="0cm" svg:y="5.199cm" presentation:class="outline" presentation:user-transformed="true">
          <draw:text-box>
            <text:list text:style-name="L1">
              <text:list-header>
                <text:p text:style-name="P1"><text:span text:style-name="T1">Priest</text:span><text:span text:style-name="T2">: </text:span><text:span text:style-name="T16">Let us give thanks to the </text:span></text:p>
              </text:list-header>
            </text:list>
            <text:list text:style-name="L7">
              <text:list-header>
                <text:p text:style-name="P1"><text:span text:style-name="T16">Lord our God.</text:span></text:p>
              </text:list-header>
            </text:list>
            <text:list text:style-name="L6">
              <text:list-header>
                <text:p text:style-name="P1"><text:span text:style-name="T17">All</text:span><text:span text:style-name="T2">: It is right and just.</text:span></text:p>
              </text:list-header>
            </text:list>
          </draw:text-box>
        </draw:frame>
        <presentation:notes draw:style-name="dp2">
          <draw:page-thumbnail draw:layer="layout" svg:width="14.847cm" svg:height="11.134cm" svg:x="3.074cm" svg:y="2.258cm" draw:page-number="62" presentation:class="page"/>
          <draw:frame presentation:style-name="pr3" draw:text-style-name="P2" draw:layer="layout" svg:width="16.801cm" svg:height="13.366cm" svg:x="2.098cm" svg:y="14.107cm">
            <draw:text-box>
              <text:p/>
            </draw:text-box>
          </draw:frame>
        </presentation:notes>
      </draw:page>
      <draw:page draw:name="page63" draw:style-name="dp3"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16" draw:layer="layout" svg:width="28.002cm" svg:height="12.431cm" svg:x="0cm" svg:y="5.199cm" presentation:class="outline" presentation:placeholder="true" presentation:user-transformed="true">
          <draw:text-box/>
        </draw:frame>
        <presentation:notes draw:style-name="dp2">
          <draw:page-thumbnail draw:layer="layout" svg:width="14.847cm" svg:height="11.134cm" svg:x="3.074cm" svg:y="2.258cm" draw:page-number="63" presentation:class="page"/>
          <draw:frame presentation:style-name="pr3" draw:text-style-name="P2" draw:layer="layout" svg:width="16.801cm" svg:height="13.366cm" svg:x="2.098cm" svg:y="14.107cm">
            <draw:text-box>
              <text:p/>
            </draw:text-box>
          </draw:frame>
        </presentation:notes>
      </draw:page>
      <draw:page draw:name="page64" draw:style-name="dp3" draw:master-page-name="Default" presentation:presentation-page-layout-name="AL1T1">
        <draw:frame presentation:style-name="pr4" draw:text-style-name="P2" draw:layer="layout" svg:width="25.197cm" svg:height="3.506cm" svg:x="1.397cm" svg:y="0.838cm" presentation:class="title" presentation:user-transformed="true">
          <draw:text-box>
            <text:list text:style-name="L3">
              <text:list-header>
                <text:p text:style-name="P3"><text:span text:style-name="T2">Holy</text:span></text:p>
              </text:list-header>
            </text:list>
          </draw:text-box>
        </draw:frame>
        <draw:frame presentation:style-name="pr15" draw:text-style-name="P2" draw:layer="layout" svg:width="28.002cm" svg:height="15.8cm" svg:x="0cm" svg:y="5.199cm" presentation:class="outline" presentation:user-transformed="true">
          <draw:text-box>
            <text:list text:style-name="L3">
              <text:list-header>
                <text:p text:style-name="P21"><text:span text:style-name="T18">Holy, Holy, Holy Lord God of hosts,</text:span></text:p>
                <text:p text:style-name="P21"><text:span text:style-name="T18">Heaven and earth are full of your glory. Hosanna in the highest</text:span></text:p>
                <text:p text:style-name="P21"><text:span text:style-name="T18">Blessed is he who comes </text:span></text:p>
                <text:p text:style-name="P21"><text:span text:style-name="T18">in the name of Lord, <text:s/></text:span></text:p>
                <text:p text:style-name="P21"><text:span text:style-name="T18">Hosanna in the highest.</text:span></text:p>
              </text:list-header>
            </text:list>
          </draw:text-box>
        </draw:frame>
        <presentation:notes draw:style-name="dp2">
          <draw:page-thumbnail draw:layer="layout" svg:width="14.847cm" svg:height="11.134cm" svg:x="3.074cm" svg:y="2.258cm" draw:page-number="64" presentation:class="page"/>
          <draw:frame presentation:style-name="pr3" draw:text-style-name="P2" draw:layer="layout" svg:width="16.801cm" svg:height="13.366cm" svg:x="2.098cm" svg:y="14.107cm">
            <draw:text-box>
              <text:p/>
            </draw:text-box>
          </draw:frame>
        </presentation:notes>
      </draw:page>
      <draw:page draw:name="page65" draw:style-name="dp3"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11" draw:layer="layout" svg:width="28.002cm" svg:height="15.853cm" svg:x="0cm" svg:y="5.199cm" presentation:class="outline" presentation:placeholder="true" presentation:user-transformed="true">
          <draw:text-box/>
        </draw:frame>
        <presentation:notes draw:style-name="dp2">
          <draw:page-thumbnail draw:layer="layout" svg:width="14.847cm" svg:height="11.134cm" svg:x="3.074cm" svg:y="2.258cm" draw:page-number="65" presentation:class="page"/>
          <draw:frame presentation:style-name="pr3" draw:text-style-name="P2" draw:layer="layout" svg:width="16.801cm" svg:height="13.366cm" svg:x="2.098cm" svg:y="14.107cm">
            <draw:text-box>
              <text:p/>
            </draw:text-box>
          </draw:frame>
        </presentation:notes>
      </draw:page>
      <draw:page draw:name="page66" draw:style-name="dp1" draw:master-page-name="Default" presentation:presentation-page-layout-name="AL1T1">
        <draw:frame presentation:style-name="pr4" draw:text-style-name="P2" draw:layer="layout" svg:width="25.197cm" svg:height="3.506cm" svg:x="1.397cm" svg:y="0.838cm" presentation:class="title" presentation:user-transformed="true">
          <draw:text-box>
            <text:list text:style-name="L3">
              <text:list-header>
                <text:p text:style-name="P3"><text:span text:style-name="T2">Memorial acclamation</text:span></text:p>
              </text:list-header>
            </text:list>
          </draw:text-box>
        </draw:frame>
        <draw:frame presentation:style-name="pr10" draw:text-style-name="P2" draw:layer="layout" svg:width="28.002cm" svg:height="15.602cm" svg:x="0cm" svg:y="5.199cm" presentation:class="outline" presentation:user-transformed="true">
          <draw:text-box>
            <text:list text:style-name="L3">
              <text:list-header>
                <text:p text:style-name="P7"><text:span text:style-name="T2">Save us saviour of the world,</text:span></text:p>
                <text:p text:style-name="P7"><text:span text:style-name="T2">For by your cross and resurrection,</text:span></text:p>
                <text:p text:style-name="P7"><text:span text:style-name="T2">You have set us free</text:span></text:p>
              </text:list-header>
            </text:list>
          </draw:text-box>
        </draw:frame>
        <presentation:notes draw:style-name="dp2">
          <draw:page-thumbnail draw:layer="layout" svg:width="14.847cm" svg:height="11.134cm" svg:x="3.074cm" svg:y="2.258cm" draw:page-number="66" presentation:class="page"/>
          <draw:frame presentation:style-name="pr3" draw:text-style-name="P2" draw:layer="layout" svg:width="16.801cm" svg:height="13.366cm" svg:x="2.098cm" svg:y="14.107cm">
            <draw:text-box>
              <text:p/>
            </draw:text-box>
          </draw:frame>
        </presentation:notes>
      </draw:page>
      <draw:page draw:name="page67" draw:style-name="dp1" draw:master-page-name="Default" presentation:presentation-page-layout-name="AL1T1">
        <draw:frame presentation:style-name="pr4" draw:text-style-name="P2" draw:layer="layout" svg:width="25.197cm" svg:height="3.506cm" svg:x="1.397cm" svg:y="0.838cm" presentation:class="title" presentation:user-transformed="true">
          <draw:text-box>
            <text:list text:style-name="L3">
              <text:list-header>
                <text:p text:style-name="P3"><text:span text:style-name="T2">Memorial acclamation</text:span></text:p>
              </text:list-header>
            </text:list>
          </draw:text-box>
        </draw:frame>
        <draw:frame presentation:style-name="pr10" draw:text-style-name="P2" draw:layer="layout" svg:width="28.002cm" svg:height="15.602cm" svg:x="0cm" svg:y="5.199cm" presentation:class="outline" presentation:user-transformed="true">
          <draw:text-box>
            <text:list text:style-name="L3">
              <text:list-header>
                <text:p text:style-name="P7"><text:span text:style-name="T2">When we eat this bread</text:span></text:p>
                <text:p text:style-name="P7"><text:span text:style-name="T2">And drink this cup</text:span></text:p>
                <text:p text:style-name="P7"><text:span text:style-name="T2">We proclaim your death O Lord</text:span></text:p>
                <text:p text:style-name="P7"><text:span text:style-name="T2">Until you come again</text:span></text:p>
              </text:list-header>
            </text:list>
          </draw:text-box>
        </draw:frame>
        <presentation:notes draw:style-name="dp2">
          <draw:page-thumbnail draw:layer="layout" svg:width="14.847cm" svg:height="11.134cm" svg:x="3.074cm" svg:y="2.258cm" draw:page-number="67" presentation:class="page"/>
          <draw:frame presentation:style-name="pr3" draw:text-style-name="P2" draw:layer="layout" svg:width="16.801cm" svg:height="13.366cm" svg:x="2.098cm" svg:y="14.107cm">
            <draw:text-box>
              <text:p/>
            </draw:text-box>
          </draw:frame>
        </presentation:notes>
      </draw:page>
      <draw:page draw:name="page68" draw:style-name="dp3" draw:master-page-name="Default" presentation:presentation-page-layout-name="AL1T1">
        <draw:frame presentation:style-name="pr4" draw:text-style-name="P2" draw:layer="layout" svg:width="25.197cm" svg:height="3.506cm" svg:x="1.397cm" svg:y="0.838cm" presentation:class="title" presentation:user-transformed="true">
          <draw:text-box>
            <text:list text:style-name="L3">
              <text:list-header>
                <text:p text:style-name="P3"><text:span text:style-name="T2">Memorial acclamation</text:span></text:p>
              </text:list-header>
            </text:list>
          </draw:text-box>
        </draw:frame>
        <draw:frame presentation:style-name="pr10" draw:text-style-name="P2" draw:layer="layout" svg:width="28.002cm" svg:height="15.602cm" svg:x="0cm" svg:y="5.199cm" presentation:class="outline" presentation:user-transformed="true">
          <draw:text-box>
            <text:list text:style-name="L3">
              <text:list-header>
                <text:p text:style-name="P7"><text:span text:style-name="T2">We proclaim your death O Lord</text:span></text:p>
                <text:p text:style-name="P7"><text:span text:style-name="T2">And profess your resurrection</text:span></text:p>
                <text:p text:style-name="P7"><text:span text:style-name="T2">Until you come again</text:span></text:p>
              </text:list-header>
            </text:list>
          </draw:text-box>
        </draw:frame>
        <presentation:notes draw:style-name="dp2">
          <draw:page-thumbnail draw:layer="layout" svg:width="14.847cm" svg:height="11.134cm" svg:x="3.074cm" svg:y="2.258cm" draw:page-number="68" presentation:class="page"/>
          <draw:frame presentation:style-name="pr3" draw:text-style-name="P2" draw:layer="layout" svg:width="16.801cm" svg:height="13.366cm" svg:x="2.098cm" svg:y="14.107cm">
            <draw:text-box>
              <text:p/>
            </draw:text-box>
          </draw:frame>
        </presentation:notes>
      </draw:page>
      <draw:page draw:name="page69" draw:style-name="dp1"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11" draw:layer="layout" svg:width="28.002cm" svg:height="15.853cm" svg:x="0cm" svg:y="5.199cm" presentation:class="outline" presentation:placeholder="true" presentation:user-transformed="true">
          <draw:text-box/>
        </draw:frame>
        <presentation:notes draw:style-name="dp2">
          <draw:page-thumbnail draw:layer="layout" svg:width="14.847cm" svg:height="11.134cm" svg:x="3.074cm" svg:y="2.258cm" draw:page-number="69" presentation:class="page"/>
          <draw:frame presentation:style-name="pr3" draw:text-style-name="P2" draw:layer="layout" svg:width="16.801cm" svg:height="13.366cm" svg:x="2.098cm" svg:y="14.107cm">
            <draw:text-box>
              <text:p/>
            </draw:text-box>
          </draw:frame>
        </presentation:notes>
      </draw:page>
      <draw:page draw:name="page70" draw:style-name="dp1" draw:master-page-name="Default" presentation:presentation-page-layout-name="AL1T1">
        <draw:frame presentation:style-name="pr4" draw:text-style-name="P2" draw:layer="layout" svg:width="25.197cm" svg:height="3.506cm" svg:x="1.397cm" svg:y="0.838cm" presentation:class="title" presentation:user-transformed="true">
          <draw:text-box>
            <text:list text:style-name="L3">
              <text:list-header>
                <text:p text:style-name="P3"><text:span text:style-name="T2">Amen</text:span></text:p>
              </text:list-header>
            </text:list>
          </draw:text-box>
        </draw:frame>
        <draw:frame presentation:style-name="pr15" draw:text-style-name="P2" draw:layer="layout" svg:width="28.002cm" svg:height="15.8cm" svg:x="0cm" svg:y="5.199cm" presentation:class="outline" presentation:user-transformed="true">
          <draw:text-box>
            <text:list text:style-name="L2">
              <text:list-header>
                <text:p text:style-name="P1"><text:span text:style-name="T2">Amen! Amen!</text:span></text:p>
                <text:p text:style-name="P1"><text:span text:style-name="T2">Amen! Amen!</text:span></text:p>
              </text:list-header>
            </text:list>
          </draw:text-box>
        </draw:frame>
        <presentation:notes draw:style-name="dp2">
          <draw:page-thumbnail draw:layer="layout" svg:width="14.847cm" svg:height="11.134cm" svg:x="3.074cm" svg:y="2.258cm" draw:page-number="70" presentation:class="page"/>
          <draw:frame presentation:style-name="pr3" draw:text-style-name="P2" draw:layer="layout" svg:width="16.801cm" svg:height="13.366cm" svg:x="2.098cm" svg:y="14.107cm">
            <draw:text-box>
              <text:p/>
            </draw:text-box>
          </draw:frame>
        </presentation:notes>
      </draw:page>
      <draw:page draw:name="page71" draw:style-name="dp1"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19" draw:layer="layout" svg:width="28.002cm" svg:height="16.051cm" svg:x="0cm" svg:y="5.199cm" presentation:class="outline" presentation:placeholder="true" presentation:user-transformed="true">
          <draw:text-box/>
        </draw:frame>
        <presentation:notes draw:style-name="dp2">
          <draw:page-thumbnail draw:layer="layout" svg:width="14.847cm" svg:height="11.134cm" svg:x="3.074cm" svg:y="2.258cm" draw:page-number="71" presentation:class="page"/>
          <draw:frame presentation:style-name="pr3" draw:text-style-name="P2" draw:layer="layout" svg:width="16.801cm" svg:height="13.366cm" svg:x="2.098cm" svg:y="14.107cm">
            <draw:text-box>
              <text:p/>
            </draw:text-box>
          </draw:frame>
        </presentation:notes>
      </draw:page>
      <draw:page draw:name="page72" draw:style-name="dp3"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5" draw:text-style-name="P2" draw:layer="layout" svg:width="28.002cm" svg:height="12.18cm" svg:x="0cm" svg:y="5.199cm" presentation:class="outline" presentation:user-transformed="true">
          <draw:text-box>
            <text:list text:style-name="L1">
              <text:list-header>
                <text:p text:style-name="P1"><text:span text:style-name="T1">Priest</text:span><text:span text:style-name="T2">: </text:span><text:span text:style-name="T16">The Lord be with you.</text:span></text:p>
              </text:list-header>
            </text:list>
            <text:list text:style-name="L6">
              <text:list-header>
                <text:p text:style-name="P1"><text:span text:style-name="T17">All</text:span><text:span text:style-name="T2">: And with your spirit</text:span></text:p>
              </text:list-header>
            </text:list>
          </draw:text-box>
        </draw:frame>
        <presentation:notes draw:style-name="dp2">
          <draw:page-thumbnail draw:layer="layout" svg:width="14.847cm" svg:height="11.134cm" svg:x="3.074cm" svg:y="2.258cm" draw:page-number="72" presentation:class="page"/>
          <draw:frame presentation:style-name="pr3" draw:text-style-name="P2" draw:layer="layout" svg:width="16.801cm" svg:height="13.366cm" svg:x="2.098cm" svg:y="14.107cm">
            <draw:text-box>
              <text:p/>
            </draw:text-box>
          </draw:frame>
        </presentation:notes>
      </draw:page>
      <draw:page draw:name="page73" draw:style-name="dp1"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16" draw:layer="layout" svg:width="28.002cm" svg:height="12.431cm" svg:x="0cm" svg:y="5.199cm" presentation:class="outline" presentation:placeholder="true" presentation:user-transformed="true">
          <draw:text-box/>
        </draw:frame>
        <presentation:notes draw:style-name="dp2">
          <draw:page-thumbnail draw:layer="layout" svg:width="14.847cm" svg:height="11.134cm" svg:x="3.074cm" svg:y="2.258cm" draw:page-number="73" presentation:class="page"/>
          <draw:frame presentation:style-name="pr3" draw:text-style-name="P2" draw:layer="layout" svg:width="16.801cm" svg:height="13.366cm" svg:x="2.098cm" svg:y="14.107cm">
            <draw:text-box>
              <text:p/>
            </draw:text-box>
          </draw:frame>
        </presentation:notes>
      </draw:page>
      <draw:page draw:name="page74" draw:style-name="dp1" draw:master-page-name="Default" presentation:presentation-page-layout-name="AL1T1">
        <draw:frame presentation:style-name="pr4" draw:text-style-name="P2" draw:layer="layout" svg:width="25.197cm" svg:height="3.506cm" svg:x="1.397cm" svg:y="0.838cm" presentation:class="title" presentation:user-transformed="true">
          <draw:text-box>
            <text:list text:style-name="L3">
              <text:list-header>
                <text:p text:style-name="P3"><text:span text:style-name="T2">Peace</text:span></text:p>
              </text:list-header>
            </text:list>
          </draw:text-box>
        </draw:frame>
        <draw:frame presentation:style-name="pr15" draw:text-style-name="P2" draw:layer="layout" svg:width="28.002cm" svg:height="15.8cm" svg:x="0cm" svg:y="5.199cm" presentation:class="outline" presentation:user-transformed="true">
          <draw:text-box>
            <text:list text:style-name="L2">
              <text:list-header>
                <text:p text:style-name="P1"><text:span text:style-name="T2">May the peace of the Lord be with you</text:span></text:p>
                <text:p text:style-name="P1"><text:span text:style-name="T2">With your friends and your family too</text:span></text:p>
                <text:p text:style-name="P1"><text:span text:style-name="T2">Let it be, let it grow</text:span></text:p>
                <text:p text:style-name="P1"><text:span text:style-name="T2">And everywhere you go</text:span></text:p>
                <text:p text:style-name="P1"><text:span text:style-name="T2">May the peace of the Lord follow you</text:span></text:p>
              </text:list-header>
            </text:list>
          </draw:text-box>
        </draw:frame>
        <presentation:notes draw:style-name="dp2">
          <draw:page-thumbnail draw:layer="layout" svg:width="14.847cm" svg:height="11.134cm" svg:x="3.074cm" svg:y="2.258cm" draw:page-number="74" presentation:class="page"/>
          <draw:frame presentation:style-name="pr3" draw:text-style-name="P2" draw:layer="layout" svg:width="16.801cm" svg:height="13.366cm" svg:x="2.098cm" svg:y="14.107cm">
            <draw:text-box>
              <text:p/>
            </draw:text-box>
          </draw:frame>
        </presentation:notes>
      </draw:page>
      <draw:page draw:name="page75" draw:style-name="dp1" draw:master-page-name="Default" presentation:presentation-page-layout-name="AL1T1">
        <draw:frame presentation:style-name="pr4" draw:text-style-name="P2" draw:layer="layout" svg:width="25.197cm" svg:height="3.506cm" svg:x="1.397cm" svg:y="0.838cm" presentation:class="title" presentation:user-transformed="true">
          <draw:text-box>
            <text:list text:style-name="L3">
              <text:list-header>
                <text:p text:style-name="P3"><text:span text:style-name="T2">Lamb of God</text:span></text:p>
              </text:list-header>
            </text:list>
          </draw:text-box>
        </draw:frame>
        <draw:frame presentation:style-name="pr15" draw:text-style-name="P2" draw:layer="layout" svg:width="28.002cm" svg:height="15.8cm" svg:x="0cm" svg:y="5.199cm" presentation:class="outline" presentation:user-transformed="true">
          <draw:text-box>
            <text:list text:style-name="L3">
              <text:list-header>
                <text:p text:style-name="P7"><text:span text:style-name="T2">Lamb of God, </text:span></text:p>
                <text:p text:style-name="P7"><text:span text:style-name="T2">You take away the sins of the world</text:span></text:p>
                <text:p text:style-name="P7"><text:span text:style-name="T2">Have mercy on us</text:span></text:p>
              </text:list-header>
            </text:list>
          </draw:text-box>
        </draw:frame>
        <presentation:notes draw:style-name="dp2">
          <draw:page-thumbnail draw:layer="layout" svg:width="14.847cm" svg:height="11.134cm" svg:x="3.074cm" svg:y="2.258cm" draw:page-number="75" presentation:class="page"/>
          <draw:frame presentation:style-name="pr3" draw:text-style-name="P2" draw:layer="layout" svg:width="16.801cm" svg:height="13.366cm" svg:x="2.098cm" svg:y="14.107cm">
            <draw:text-box>
              <text:p/>
            </draw:text-box>
          </draw:frame>
        </presentation:notes>
      </draw:page>
      <draw:page draw:name="page76" draw:style-name="dp1"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15" draw:text-style-name="P2" draw:layer="layout" svg:width="28.002cm" svg:height="15.8cm" svg:x="0cm" svg:y="5.199cm" presentation:class="outline" presentation:user-transformed="true">
          <draw:text-box>
            <text:list text:style-name="L3">
              <text:list-header>
                <text:p text:style-name="P7"><text:span text:style-name="T2">Lamb of God,</text:span></text:p>
                <text:p text:style-name="P7"><text:span text:style-name="T2">You take away the sins of the world</text:span></text:p>
                <text:p text:style-name="P7"><text:span text:style-name="T2">Have mercy on us</text:span></text:p>
              </text:list-header>
            </text:list>
          </draw:text-box>
        </draw:frame>
        <presentation:notes draw:style-name="dp2">
          <draw:page-thumbnail draw:layer="layout" svg:width="14.847cm" svg:height="11.134cm" svg:x="3.074cm" svg:y="2.258cm" draw:page-number="76" presentation:class="page"/>
          <draw:frame presentation:style-name="pr3" draw:text-style-name="P2" draw:layer="layout" svg:width="16.801cm" svg:height="13.366cm" svg:x="2.098cm" svg:y="14.107cm">
            <draw:text-box>
              <text:p/>
            </draw:text-box>
          </draw:frame>
        </presentation:notes>
      </draw:page>
      <draw:page draw:name="page77" draw:style-name="dp1"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15" draw:text-style-name="P2" draw:layer="layout" svg:width="28.002cm" svg:height="15.8cm" svg:x="0cm" svg:y="5.199cm" presentation:class="outline" presentation:user-transformed="true">
          <draw:text-box>
            <text:list text:style-name="L3">
              <text:list-header>
                <text:p text:style-name="P7"><text:span text:style-name="T2">Lamb of God, </text:span></text:p>
                <text:p text:style-name="P7"><text:span text:style-name="T2">You take away the sins of the world</text:span></text:p>
                <text:p text:style-name="P7"><text:span text:style-name="T2">Grant us peace</text:span></text:p>
              </text:list-header>
            </text:list>
          </draw:text-box>
        </draw:frame>
        <presentation:notes draw:style-name="dp2">
          <draw:page-thumbnail draw:layer="layout" svg:width="14.847cm" svg:height="11.134cm" svg:x="3.074cm" svg:y="2.258cm" draw:page-number="77" presentation:class="page"/>
          <draw:frame presentation:style-name="pr3" draw:text-style-name="P2" draw:layer="layout" svg:width="16.801cm" svg:height="13.366cm" svg:x="2.098cm" svg:y="14.107cm">
            <draw:text-box>
              <text:p/>
            </draw:text-box>
          </draw:frame>
        </presentation:notes>
      </draw:page>
      <draw:page draw:name="page78" draw:style-name="dp3"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11" draw:layer="layout" svg:width="28.002cm" svg:height="15.853cm" svg:x="0cm" svg:y="5.199cm" presentation:class="outline" presentation:placeholder="true" presentation:user-transformed="true">
          <draw:text-box/>
        </draw:frame>
        <presentation:notes draw:style-name="dp2">
          <draw:page-thumbnail draw:layer="layout" svg:width="14.847cm" svg:height="11.134cm" svg:x="3.074cm" svg:y="2.258cm" draw:page-number="78" presentation:class="page"/>
          <draw:frame presentation:style-name="pr3" draw:text-style-name="P2" draw:layer="layout" svg:width="16.801cm" svg:height="13.366cm" svg:x="2.098cm" svg:y="14.107cm">
            <draw:text-box>
              <text:p/>
            </draw:text-box>
          </draw:frame>
        </presentation:notes>
      </draw:page>
      <draw:page draw:name="page79" draw:style-name="dp3"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15" draw:text-style-name="P2" draw:layer="layout" svg:width="28.002cm" svg:height="15.8cm" svg:x="0cm" svg:y="5.199cm" presentation:class="outline" presentation:user-transformed="true">
          <draw:text-box>
            <text:list text:style-name="L3">
              <text:list-header>
                <text:p text:style-name="P22"><text:span text:style-name="T14">All: </text:span><text:span text:style-name="T15">Lord, I am not worthy</text:span></text:p>
                <text:p text:style-name="P23"><text:span text:style-name="T15">that you should enter under my roof, <text:s/></text:span></text:p>
                <text:p text:style-name="P23"><text:span text:style-name="T15">but only say the word</text:span></text:p>
                <text:p text:style-name="P23"><text:span text:style-name="T15">and my soul shall be healed.</text:span></text:p>
              </text:list-header>
            </text:list>
          </draw:text-box>
        </draw:frame>
        <presentation:notes draw:style-name="dp2">
          <draw:page-thumbnail draw:layer="layout" svg:width="14.847cm" svg:height="11.134cm" svg:x="3.074cm" svg:y="2.258cm" draw:page-number="79" presentation:class="page"/>
          <draw:frame presentation:style-name="pr3" draw:text-style-name="P2" draw:layer="layout" svg:width="16.801cm" svg:height="13.366cm" svg:x="2.098cm" svg:y="14.107cm">
            <draw:text-box>
              <text:p/>
            </draw:text-box>
          </draw:frame>
        </presentation:notes>
      </draw:page>
      <draw:page draw:name="page80" draw:style-name="dp3"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11" draw:layer="layout" svg:width="28.002cm" svg:height="15.853cm" svg:x="0cm" svg:y="5.199cm" presentation:class="outline" presentation:placeholder="true" presentation:user-transformed="true">
          <draw:text-box/>
        </draw:frame>
        <presentation:notes draw:style-name="dp2">
          <draw:page-thumbnail draw:layer="layout" svg:width="14.847cm" svg:height="11.134cm" svg:x="3.074cm" svg:y="2.258cm" draw:page-number="80" presentation:class="page"/>
          <draw:frame presentation:style-name="pr3" draw:text-style-name="P2" draw:layer="layout" svg:width="16.801cm" svg:height="13.366cm" svg:x="2.098cm" svg:y="14.107cm">
            <draw:text-box>
              <text:p/>
            </draw:text-box>
          </draw:frame>
        </presentation:notes>
      </draw:page>
      <draw:page draw:name="page81" draw:style-name="dp3"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15" draw:text-style-name="P2" draw:layer="layout" svg:width="28.002cm" svg:height="15.8cm" svg:x="0cm" svg:y="5.199cm" presentation:class="outline" presentation:user-transformed="true">
          <draw:text-box>
            <text:list text:style-name="L3">
              <text:list-header>
                <text:p text:style-name="P24"><text:span text:style-name="T11">Priest:</text:span><text:span text:style-name="T14"> </text:span><text:span text:style-name="T13">Behold the Lamb of God, behold him</text:span></text:p>
                <text:p text:style-name="P24"><text:span text:style-name="T13">who takes away the sins of the world.</text:span></text:p>
                <text:p text:style-name="P24"><text:span text:style-name="T13">Blessed are those called to the supper of the Lamb.</text:span></text:p>
                <text:p text:style-name="P24"><text:span text:style-name="T14">All: </text:span><text:span text:style-name="T15">Lord, I am not worthy</text:span></text:p>
                <text:p text:style-name="P25"><text:span text:style-name="T15">that you should enter under my roof, <text:s/></text:span></text:p>
                <text:p text:style-name="P25"><text:span text:style-name="T15">but only say the word</text:span></text:p>
                <text:p text:style-name="P25"><text:span text:style-name="T15">and my soul shall be healed.</text:span></text:p>
              </text:list-header>
            </text:list>
          </draw:text-box>
        </draw:frame>
        <presentation:notes draw:style-name="dp2">
          <draw:page-thumbnail draw:layer="layout" svg:width="14.847cm" svg:height="11.134cm" svg:x="3.074cm" svg:y="2.258cm" draw:page-number="81" presentation:class="page"/>
          <draw:frame presentation:style-name="pr3" draw:text-style-name="P2" draw:layer="layout" svg:width="16.801cm" svg:height="13.366cm" svg:x="2.098cm" svg:y="14.107cm">
            <draw:text-box>
              <text:p/>
            </draw:text-box>
          </draw:frame>
        </presentation:notes>
      </draw:page>
      <draw:page draw:name="page82" draw:style-name="dp1"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15" draw:text-style-name="P2" draw:layer="layout" svg:width="28.002cm" svg:height="15.8cm" svg:x="0cm" svg:y="5.199cm" presentation:class="outline" presentation:user-transformed="true">
          <draw:text-box>
            <text:list text:style-name="L1">
              <text:list-header>
                <text:p text:style-name="P1"><text:span text:style-name="T1">This slide is hidden.</text:span></text:p>
              </text:list-header>
            </text:list>
            <text:list text:style-name="L2">
              <text:list-header>
                <text:p text:style-name="P1"><text:span text:style-name="T2">Insert the Communion Hymns after this slide.</text:span></text:p>
              </text:list-header>
            </text:list>
          </draw:text-box>
        </draw:frame>
        <presentation:notes draw:style-name="dp2">
          <draw:page-thumbnail draw:layer="layout" svg:width="14.847cm" svg:height="11.134cm" svg:x="3.074cm" svg:y="2.258cm" draw:page-number="82" presentation:class="page"/>
          <draw:frame presentation:style-name="pr3" draw:text-style-name="P2" draw:layer="layout" svg:width="16.801cm" svg:height="13.366cm" svg:x="2.098cm" svg:y="14.107cm">
            <draw:text-box>
              <text:p/>
            </draw:text-box>
          </draw:frame>
        </presentation:notes>
      </draw:page>
      <draw:page draw:name="page83" draw:style-name="dp3" draw:master-page-name="Title1" presentation:presentation-page-layout-name="AL1T1">
        <draw:frame presentation:style-name="pr12" draw:text-style-name="P2" draw:layer="layout" svg:width="25.197cm" svg:height="3.506cm" svg:x="1.397cm" svg:y="0.838cm" presentation:class="title" presentation:user-transformed="true">
          <draw:text-box>
            <text:list text:style-name="L8">
              <text:list-header>
                <text:p text:style-name="P3"><text:span text:style-name="T19">Lord I offer my Life to you</text:span><text:span text:style-name="T19"><text:line-break/></text:span><text:span text:style-name="T20">(Don Moen)</text:span></text:p>
              </text:list-header>
            </text:list>
          </draw:text-box>
        </draw:frame>
        <draw:frame presentation:style-name="pr13" draw:text-style-name="P2" draw:layer="layout" svg:width="28.002cm" svg:height="12.18cm" svg:x="0cm" svg:y="5.199cm" presentation:class="outline" presentation:user-transformed="true">
          <draw:text-box>
            <text:list text:style-name="L8">
              <text:list-header>
                <text:p text:style-name="P26"><text:span text:style-name="T19">All that I am, all that I have </text:span></text:p>
                <text:p text:style-name="P26"><text:span text:style-name="T19">I lay them down before you, oh Lord </text:span></text:p>
              </text:list-header>
            </text:list>
          </draw:text-box>
        </draw:frame>
        <presentation:notes draw:style-name="dp2">
          <draw:page-thumbnail draw:layer="layout" svg:width="14.847cm" svg:height="11.134cm" svg:x="3.074cm" svg:y="2.258cm" draw:page-number="83" presentation:class="page"/>
          <draw:frame presentation:style-name="pr14" draw:text-style-name="P2" draw:layer="layout" svg:width="16.801cm" svg:height="13.366cm" svg:x="2.098cm" svg:y="14.107cm">
            <draw:text-box>
              <text:p/>
            </draw:text-box>
          </draw:frame>
        </presentation:notes>
      </draw:page>
      <draw:page draw:name="page84" draw:style-name="dp3" draw:master-page-name="Title1" presentation:presentation-page-layout-name="AL1T1">
        <draw:frame presentation:style-name="pr20" draw:layer="layout" svg:width="25.197cm" svg:height="3.507cm" svg:x="1.397cm" svg:y="0.963cm" presentation:class="title" presentation:placeholder="true" presentation:user-transformed="true">
          <draw:text-box/>
        </draw:frame>
        <draw:frame presentation:style-name="pr13" draw:text-style-name="P2" draw:layer="layout" svg:width="28.002cm" svg:height="12.18cm" svg:x="0cm" svg:y="5.199cm" presentation:class="outline" presentation:user-transformed="true">
          <draw:text-box>
            <text:list text:style-name="L8">
              <text:list-header>
                <text:p text:style-name="P26"><text:span text:style-name="T19">All my regrets, </text:span></text:p>
                <text:p text:style-name="P26"><text:span text:style-name="T19">all my acclaims </text:span></text:p>
                <text:p text:style-name="P26"><text:span text:style-name="T19">The joy and the pain, </text:span></text:p>
                <text:p text:style-name="P26"><text:span text:style-name="T19">I'm making them yours </text:span></text:p>
              </text:list-header>
            </text:list>
          </draw:text-box>
        </draw:frame>
        <presentation:notes draw:style-name="dp2">
          <draw:page-thumbnail draw:layer="layout" svg:width="14.847cm" svg:height="11.134cm" svg:x="3.074cm" svg:y="2.258cm" draw:page-number="84" presentation:class="page"/>
          <draw:frame presentation:style-name="pr14" draw:text-style-name="P2" draw:layer="layout" svg:width="16.801cm" svg:height="13.366cm" svg:x="2.098cm" svg:y="14.107cm">
            <draw:text-box>
              <text:p/>
            </draw:text-box>
          </draw:frame>
        </presentation:notes>
      </draw:page>
      <draw:page draw:name="page85" draw:style-name="dp3" draw:master-page-name="Title1" presentation:presentation-page-layout-name="AL1T1">
        <draw:frame presentation:style-name="pr20" draw:layer="layout" svg:width="25.197cm" svg:height="3.507cm" svg:x="1.397cm" svg:y="0.963cm" presentation:class="title" presentation:placeholder="true" presentation:user-transformed="true">
          <draw:text-box/>
        </draw:frame>
        <draw:frame presentation:style-name="pr13" draw:text-style-name="P2" draw:layer="layout" svg:width="28.002cm" svg:height="12.18cm" svg:x="0cm" svg:y="5.199cm" presentation:class="outline" presentation:user-transformed="true">
          <draw:text-box>
            <text:list text:style-name="L8">
              <text:list-header>
                <text:p text:style-name="P26"><text:span text:style-name="T19">Lord, I offer my life to you </text:span></text:p>
                <text:p text:style-name="P26"><text:span text:style-name="T19">Everything I've been through </text:span></text:p>
                <text:p text:style-name="P26"><text:span text:style-name="T19">Use it for your glory </text:span></text:p>
              </text:list-header>
            </text:list>
          </draw:text-box>
        </draw:frame>
        <presentation:notes draw:style-name="dp2">
          <draw:page-thumbnail draw:layer="layout" svg:width="14.847cm" svg:height="11.134cm" svg:x="3.074cm" svg:y="2.258cm" draw:page-number="85" presentation:class="page"/>
          <draw:frame presentation:style-name="pr14" draw:text-style-name="P2" draw:layer="layout" svg:width="16.801cm" svg:height="13.366cm" svg:x="2.098cm" svg:y="14.107cm">
            <draw:text-box>
              <text:p/>
            </draw:text-box>
          </draw:frame>
        </presentation:notes>
      </draw:page>
      <draw:page draw:name="page86" draw:style-name="dp3" draw:master-page-name="Title1" presentation:presentation-page-layout-name="AL1T1">
        <draw:frame presentation:style-name="pr20" draw:layer="layout" svg:width="25.197cm" svg:height="3.507cm" svg:x="1.397cm" svg:y="0.963cm" presentation:class="title" presentation:placeholder="true" presentation:user-transformed="true">
          <draw:text-box/>
        </draw:frame>
        <draw:frame presentation:style-name="pr13" draw:text-style-name="P2" draw:layer="layout" svg:width="28.002cm" svg:height="12.18cm" svg:x="0cm" svg:y="5.199cm" presentation:class="outline" presentation:user-transformed="true">
          <draw:text-box>
            <text:list text:style-name="L8">
              <text:list-header>
                <text:p text:style-name="P26"><text:span text:style-name="T19">Lord I offer my days to you </text:span></text:p>
                <text:p text:style-name="P26"><text:span text:style-name="T19">Lifting my praise to you </text:span></text:p>
                <text:p text:style-name="P26"><text:span text:style-name="T19">As a pleasing sacrifice </text:span></text:p>
                <text:p text:style-name="P26"><text:span text:style-name="T19">Lord I offer you my life </text:span></text:p>
                <text:p text:style-name="P26"><text:span text:style-name="T19"/></text:p>
              </text:list-header>
            </text:list>
          </draw:text-box>
        </draw:frame>
        <presentation:notes draw:style-name="dp2">
          <draw:page-thumbnail draw:layer="layout" svg:width="14.847cm" svg:height="11.134cm" svg:x="3.074cm" svg:y="2.258cm" draw:page-number="86" presentation:class="page"/>
          <draw:frame presentation:style-name="pr14" draw:text-style-name="P2" draw:layer="layout" svg:width="16.801cm" svg:height="13.366cm" svg:x="2.098cm" svg:y="14.107cm">
            <draw:text-box>
              <text:p/>
            </draw:text-box>
          </draw:frame>
        </presentation:notes>
      </draw:page>
      <draw:page draw:name="page87" draw:style-name="dp3" draw:master-page-name="Title1" presentation:presentation-page-layout-name="AL1T1">
        <draw:frame presentation:style-name="pr20" draw:layer="layout" svg:width="25.197cm" svg:height="3.507cm" svg:x="1.397cm" svg:y="0.963cm" presentation:class="title" presentation:placeholder="true" presentation:user-transformed="true">
          <draw:text-box/>
        </draw:frame>
        <draw:frame presentation:style-name="pr13" draw:text-style-name="P2" draw:layer="layout" svg:width="28.002cm" svg:height="12.18cm" svg:x="0cm" svg:y="5.199cm" presentation:class="outline" presentation:user-transformed="true">
          <draw:text-box>
            <text:list text:style-name="L8">
              <text:list-header>
                <text:p text:style-name="P26"><text:span text:style-name="T19">Things in the past, </text:span></text:p>
                <text:p text:style-name="P26"><text:span text:style-name="T19">things yet unseen </text:span></text:p>
                <text:p text:style-name="P26"><text:span text:style-name="T19">Wishes and dreams </text:span></text:p>
                <text:p text:style-name="P26"><text:span text:style-name="T19">that are yet to come true </text:span></text:p>
              </text:list-header>
            </text:list>
          </draw:text-box>
        </draw:frame>
        <presentation:notes draw:style-name="dp2">
          <draw:page-thumbnail draw:layer="layout" svg:width="14.847cm" svg:height="11.134cm" svg:x="3.074cm" svg:y="2.258cm" draw:page-number="87" presentation:class="page"/>
          <draw:frame presentation:style-name="pr14" draw:text-style-name="P2" draw:layer="layout" svg:width="16.801cm" svg:height="13.366cm" svg:x="2.098cm" svg:y="14.107cm">
            <draw:text-box>
              <text:p/>
            </draw:text-box>
          </draw:frame>
        </presentation:notes>
      </draw:page>
      <draw:page draw:name="page88" draw:style-name="dp3" draw:master-page-name="Title1" presentation:presentation-page-layout-name="AL1T1">
        <draw:frame presentation:style-name="pr20" draw:layer="layout" svg:width="25.197cm" svg:height="3.507cm" svg:x="1.397cm" svg:y="0.963cm" presentation:class="title" presentation:placeholder="true" presentation:user-transformed="true">
          <draw:text-box/>
        </draw:frame>
        <draw:frame presentation:style-name="pr13" draw:text-style-name="P2" draw:layer="layout" svg:width="28.002cm" svg:height="12.18cm" svg:x="0cm" svg:y="5.199cm" presentation:class="outline" presentation:user-transformed="true">
          <draw:text-box>
            <text:list text:style-name="L8">
              <text:list-header>
                <text:p text:style-name="P26"><text:span text:style-name="T19">All of my heart, </text:span></text:p>
                <text:p text:style-name="P26"><text:span text:style-name="T19">all of my praise </text:span></text:p>
                <text:p text:style-name="P26"><text:span text:style-name="T19">My heart and my hands are lifted to you </text:span></text:p>
                <text:p text:style-name="P26"><text:span text:style-name="T19"/></text:p>
              </text:list-header>
            </text:list>
          </draw:text-box>
        </draw:frame>
        <presentation:notes draw:style-name="dp2">
          <draw:page-thumbnail draw:layer="layout" svg:width="14.847cm" svg:height="11.134cm" svg:x="3.074cm" svg:y="2.258cm" draw:page-number="88" presentation:class="page"/>
          <draw:frame presentation:style-name="pr14" draw:text-style-name="P2" draw:layer="layout" svg:width="16.801cm" svg:height="13.366cm" svg:x="2.098cm" svg:y="14.107cm">
            <draw:text-box>
              <text:p/>
            </draw:text-box>
          </draw:frame>
        </presentation:notes>
      </draw:page>
      <draw:page draw:name="page89" draw:style-name="dp3" draw:master-page-name="Title1" presentation:presentation-page-layout-name="AL1T1">
        <draw:frame presentation:style-name="pr20" draw:layer="layout" svg:width="25.197cm" svg:height="3.507cm" svg:x="1.397cm" svg:y="0.963cm" presentation:class="title" presentation:placeholder="true" presentation:user-transformed="true">
          <draw:text-box/>
        </draw:frame>
        <draw:frame presentation:style-name="pr13" draw:text-style-name="P2" draw:layer="layout" svg:width="28.002cm" svg:height="12.18cm" svg:x="0cm" svg:y="5.199cm" presentation:class="outline" presentation:user-transformed="true">
          <draw:text-box>
            <text:list text:style-name="L8">
              <text:list-header>
                <text:p text:style-name="P26"><text:span text:style-name="T19">Lord, I offer my life to you </text:span></text:p>
                <text:p text:style-name="P26"><text:span text:style-name="T19">Everything I've been through </text:span></text:p>
                <text:p text:style-name="P26"><text:span text:style-name="T19">Use it for your glory </text:span></text:p>
              </text:list-header>
            </text:list>
          </draw:text-box>
        </draw:frame>
        <presentation:notes draw:style-name="dp2">
          <draw:page-thumbnail draw:layer="layout" svg:width="14.847cm" svg:height="11.134cm" svg:x="3.074cm" svg:y="2.258cm" draw:page-number="89" presentation:class="page"/>
          <draw:frame presentation:style-name="pr14" draw:text-style-name="P2" draw:layer="layout" svg:width="16.801cm" svg:height="13.366cm" svg:x="2.098cm" svg:y="14.107cm">
            <draw:text-box>
              <text:p/>
            </draw:text-box>
          </draw:frame>
        </presentation:notes>
      </draw:page>
      <draw:page draw:name="page90" draw:style-name="dp3" draw:master-page-name="Title1" presentation:presentation-page-layout-name="AL1T1">
        <draw:frame presentation:style-name="pr20" draw:layer="layout" svg:width="25.197cm" svg:height="3.507cm" svg:x="1.397cm" svg:y="0.963cm" presentation:class="title" presentation:placeholder="true" presentation:user-transformed="true">
          <draw:text-box/>
        </draw:frame>
        <draw:frame presentation:style-name="pr13" draw:text-style-name="P2" draw:layer="layout" svg:width="28.002cm" svg:height="12.18cm" svg:x="0cm" svg:y="5.199cm" presentation:class="outline" presentation:user-transformed="true">
          <draw:text-box>
            <text:list text:style-name="L8">
              <text:list-header>
                <text:p text:style-name="P26"><text:span text:style-name="T19">Lord I offer my days to you </text:span></text:p>
                <text:p text:style-name="P26"><text:span text:style-name="T19">Lifting my praise to you </text:span></text:p>
                <text:p text:style-name="P26"><text:span text:style-name="T19">As a pleasing sacrifice </text:span></text:p>
                <text:p text:style-name="P26"><text:span text:style-name="T19">Lord I offer you my life </text:span></text:p>
                <text:p text:style-name="P26"><text:span text:style-name="T19"/></text:p>
              </text:list-header>
            </text:list>
          </draw:text-box>
        </draw:frame>
        <presentation:notes draw:style-name="dp2">
          <draw:page-thumbnail draw:layer="layout" svg:width="14.847cm" svg:height="11.134cm" svg:x="3.074cm" svg:y="2.258cm" draw:page-number="90" presentation:class="page"/>
          <draw:frame presentation:style-name="pr14" draw:text-style-name="P2" draw:layer="layout" svg:width="16.801cm" svg:height="13.366cm" svg:x="2.098cm" svg:y="14.107cm">
            <draw:text-box>
              <text:p/>
            </draw:text-box>
          </draw:frame>
        </presentation:notes>
      </draw:page>
      <draw:page draw:name="page91" draw:style-name="dp3" draw:master-page-name="Title1" presentation:presentation-page-layout-name="AL1T1">
        <draw:frame presentation:style-name="pr20" draw:layer="layout" svg:width="25.197cm" svg:height="3.507cm" svg:x="1.397cm" svg:y="0.963cm" presentation:class="title" presentation:placeholder="true" presentation:user-transformed="true">
          <draw:text-box/>
        </draw:frame>
        <draw:frame presentation:style-name="pr13" draw:text-style-name="P2" draw:layer="layout" svg:width="28.002cm" svg:height="12.18cm" svg:x="0cm" svg:y="5.199cm" presentation:class="outline" presentation:user-transformed="true">
          <draw:text-box>
            <text:list text:style-name="L8">
              <text:list-header>
                <text:p text:style-name="P26"><text:span text:style-name="T19">What can we give </text:span></text:p>
                <text:p text:style-name="P26"><text:span text:style-name="T19">That you have not given? </text:span></text:p>
                <text:p text:style-name="P26"><text:span text:style-name="T19">And what do we have </text:span></text:p>
                <text:p text:style-name="P26"><text:span text:style-name="T19">That is not already yours? </text:span></text:p>
              </text:list-header>
            </text:list>
          </draw:text-box>
        </draw:frame>
        <presentation:notes draw:style-name="dp2">
          <draw:page-thumbnail draw:layer="layout" svg:width="14.847cm" svg:height="11.134cm" svg:x="3.074cm" svg:y="2.258cm" draw:page-number="91" presentation:class="page"/>
          <draw:frame presentation:style-name="pr14" draw:text-style-name="P2" draw:layer="layout" svg:width="16.801cm" svg:height="13.366cm" svg:x="2.098cm" svg:y="14.107cm">
            <draw:text-box>
              <text:p/>
            </draw:text-box>
          </draw:frame>
        </presentation:notes>
      </draw:page>
      <draw:page draw:name="page92" draw:style-name="dp3" draw:master-page-name="Title1" presentation:presentation-page-layout-name="AL1T1">
        <draw:frame presentation:style-name="pr20" draw:layer="layout" svg:width="25.197cm" svg:height="3.507cm" svg:x="1.397cm" svg:y="0.963cm" presentation:class="title" presentation:placeholder="true" presentation:user-transformed="true">
          <draw:text-box/>
        </draw:frame>
        <draw:frame presentation:style-name="pr13" draw:text-style-name="P2" draw:layer="layout" svg:width="28.002cm" svg:height="12.18cm" svg:x="0cm" svg:y="5.199cm" presentation:class="outline" presentation:user-transformed="true">
          <draw:text-box>
            <text:list text:style-name="L8">
              <text:list-header>
                <text:p text:style-name="P26"><text:span text:style-name="T19">All we possess </text:span></text:p>
                <text:p text:style-name="P26"><text:span text:style-name="T19">Are these lives we're living </text:span></text:p>
                <text:p text:style-name="P26"><text:span text:style-name="T19">That's what we give to you, Lord </text:span></text:p>
                <text:p text:style-name="P26"><text:span text:style-name="T19"/></text:p>
              </text:list-header>
            </text:list>
          </draw:text-box>
        </draw:frame>
        <presentation:notes draw:style-name="dp2">
          <draw:page-thumbnail draw:layer="layout" svg:width="14.847cm" svg:height="11.134cm" svg:x="3.074cm" svg:y="2.258cm" draw:page-number="92" presentation:class="page"/>
          <draw:frame presentation:style-name="pr14" draw:text-style-name="P2" draw:layer="layout" svg:width="16.801cm" svg:height="13.366cm" svg:x="2.098cm" svg:y="14.107cm">
            <draw:text-box>
              <text:p/>
            </draw:text-box>
          </draw:frame>
        </presentation:notes>
      </draw:page>
      <draw:page draw:name="page93" draw:style-name="dp3" draw:master-page-name="Title1" presentation:presentation-page-layout-name="AL1T1">
        <draw:frame presentation:style-name="pr20" draw:layer="layout" svg:width="25.197cm" svg:height="3.507cm" svg:x="1.397cm" svg:y="0.963cm" presentation:class="title" presentation:placeholder="true" presentation:user-transformed="true">
          <draw:text-box/>
        </draw:frame>
        <draw:frame presentation:style-name="pr13" draw:text-style-name="P2" draw:layer="layout" svg:width="28.002cm" svg:height="12.18cm" svg:x="0cm" svg:y="5.199cm" presentation:class="outline" presentation:user-transformed="true">
          <draw:text-box>
            <text:list text:style-name="L8">
              <text:list-header>
                <text:p text:style-name="P26"><text:span text:style-name="T19">Lord, I offer my life to you </text:span></text:p>
                <text:p text:style-name="P26"><text:span text:style-name="T19">Everything I've been through </text:span></text:p>
                <text:p text:style-name="P26"><text:span text:style-name="T19">Use it for your glory </text:span></text:p>
              </text:list-header>
            </text:list>
          </draw:text-box>
        </draw:frame>
        <presentation:notes draw:style-name="dp2">
          <draw:page-thumbnail draw:layer="layout" svg:width="14.847cm" svg:height="11.134cm" svg:x="3.074cm" svg:y="2.258cm" draw:page-number="93" presentation:class="page"/>
          <draw:frame presentation:style-name="pr14" draw:text-style-name="P2" draw:layer="layout" svg:width="16.801cm" svg:height="13.366cm" svg:x="2.098cm" svg:y="14.107cm">
            <draw:text-box>
              <text:p/>
            </draw:text-box>
          </draw:frame>
        </presentation:notes>
      </draw:page>
      <draw:page draw:name="page94" draw:style-name="dp3" draw:master-page-name="Title1" presentation:presentation-page-layout-name="AL1T1">
        <draw:frame presentation:style-name="pr20" draw:layer="layout" svg:width="25.197cm" svg:height="3.507cm" svg:x="1.397cm" svg:y="0.963cm" presentation:class="title" presentation:placeholder="true" presentation:user-transformed="true">
          <draw:text-box/>
        </draw:frame>
        <draw:frame presentation:style-name="pr13" draw:text-style-name="P2" draw:layer="layout" svg:width="28.002cm" svg:height="12.18cm" svg:x="0cm" svg:y="5.199cm" presentation:class="outline" presentation:user-transformed="true">
          <draw:text-box>
            <text:list text:style-name="L8">
              <text:list-header>
                <text:p text:style-name="P26"><text:span text:style-name="T19">Lord I offer my days to you </text:span></text:p>
                <text:p text:style-name="P26"><text:span text:style-name="T19">Lifting my praise to you </text:span></text:p>
                <text:p text:style-name="P26"><text:span text:style-name="T19">As a pleasing sacrifice </text:span></text:p>
                <text:p text:style-name="P26"><text:span text:style-name="T19">Lord I offer you my life </text:span></text:p>
                <text:p text:style-name="P26"><text:span text:style-name="T19"/></text:p>
              </text:list-header>
            </text:list>
          </draw:text-box>
        </draw:frame>
        <presentation:notes draw:style-name="dp2">
          <draw:page-thumbnail draw:layer="layout" svg:width="14.847cm" svg:height="11.134cm" svg:x="3.074cm" svg:y="2.258cm" draw:page-number="94" presentation:class="page"/>
          <draw:frame presentation:style-name="pr14" draw:text-style-name="P2" draw:layer="layout" svg:width="16.801cm" svg:height="13.366cm" svg:x="2.098cm" svg:y="14.107cm">
            <draw:text-box>
              <text:p/>
            </draw:text-box>
          </draw:frame>
        </presentation:notes>
      </draw:page>
      <draw:page draw:name="page95" draw:style-name="dp4" draw:master-page-name="Title1" presentation:presentation-page-layout-name="AL1T1">
        <draw:frame presentation:style-name="pr21" draw:layer="layout" svg:width="25.193cm" svg:height="3.501cm" svg:x="1.397cm" svg:y="0.837cm" presentation:class="title">
          <draw:text-box>
            <text:p>Shepherd of my soul</text:p>
          </draw:text-box>
        </draw:frame>
        <draw:frame presentation:style-name="pr22" draw:layer="layout" svg:width="27.997cm" svg:height="12.175cm" svg:x="-0.001cm" svg:y="5.198cm" presentation:class="outline">
          <draw:text-box>
            <text:p><text:span text:style-name="T19">Shepherd of my soul </text:span></text:p>
            <text:p><text:span text:style-name="T19">I give you full control,</text:span></text:p>
            <text:p><text:span text:style-name="T19">Wherever You may lead</text:span></text:p>
            <text:p><text:span text:style-name="T19"><text:s/></text:span><text:span text:style-name="T19">I will follow.</text:span></text:p>
          </draw:text-box>
        </draw:frame>
        <presentation:notes draw:style-name="dp2">
          <draw:page-thumbnail draw:style-name="gr1" draw:layer="layout" svg:width="14.843cm" svg:height="11.13cm" svg:x="3.073cm" svg:y="2.258cm" draw:page-number="95" presentation:class="page"/>
          <draw:frame presentation:style-name="pr23" draw:layer="layout" svg:width="16.797cm" svg:height="13.361cm" svg:x="2.098cm" svg:y="14.106cm" presentation:class="notes" presentation:placeholder="true">
            <draw:text-box/>
          </draw:frame>
        </presentation:notes>
      </draw:page>
      <draw:page draw:name="page96" draw:style-name="dp4" draw:master-page-name="Title1" presentation:presentation-page-layout-name="AL1T1">
        <draw:frame presentation:style-name="pr21" draw:layer="layout" svg:width="25.193cm" svg:height="3.501cm" svg:x="1.397cm" svg:y="0.837cm" presentation:class="title" presentation:placeholder="true">
          <draw:text-box/>
        </draw:frame>
        <draw:frame presentation:style-name="pr22" draw:layer="layout" svg:width="27.997cm" svg:height="12.175cm" svg:x="-0.001cm" svg:y="5.198cm" presentation:class="outline" presentation:user-transformed="true">
          <draw:text-box>
            <text:p><text:span text:style-name="T19">I have made the choice </text:span></text:p>
            <text:p><text:span text:style-name="T19">to listen for Your voice,</text:span></text:p>
            <text:p><text:span text:style-name="T19">Wherever You may lead I will go.</text:span></text:p>
          </draw:text-box>
        </draw:frame>
        <presentation:notes draw:style-name="dp2">
          <draw:page-thumbnail draw:style-name="gr1" draw:layer="layout" svg:width="14.843cm" svg:height="11.13cm" svg:x="3.073cm" svg:y="2.258cm" draw:page-number="96" presentation:class="page"/>
          <draw:frame presentation:style-name="pr23" draw:layer="layout" svg:width="16.797cm" svg:height="13.361cm" svg:x="2.098cm" svg:y="14.106cm" presentation:class="notes" presentation:placeholder="true">
            <draw:text-box/>
          </draw:frame>
        </presentation:notes>
      </draw:page>
      <draw:page draw:name="page97" draw:style-name="dp4" draw:master-page-name="Title1" presentation:presentation-page-layout-name="AL1T1">
        <draw:frame presentation:style-name="pr21" draw:layer="layout" svg:width="25.193cm" svg:height="3.501cm" svg:x="1.397cm" svg:y="0.837cm" presentation:class="title" presentation:placeholder="true">
          <draw:text-box/>
        </draw:frame>
        <draw:frame presentation:style-name="pr22" draw:layer="layout" svg:width="27.997cm" svg:height="12.175cm" svg:x="-0.001cm" svg:y="5.198cm" presentation:class="outline">
          <draw:text-box>
            <text:p><text:span text:style-name="T19">Be it in a quiet pasture </text:span></text:p>
            <text:p><text:span text:style-name="T19">or by a gentle stream,</text:span></text:p>
            <text:p><text:span text:style-name="T19">The Shepherd of my soul is by my side.</text:span></text:p>
          </draw:text-box>
        </draw:frame>
        <presentation:notes draw:style-name="dp2">
          <draw:page-thumbnail draw:style-name="gr1" draw:layer="layout" svg:width="14.843cm" svg:height="11.13cm" svg:x="3.073cm" svg:y="2.258cm" draw:page-number="97" presentation:class="page"/>
          <draw:frame presentation:style-name="pr23" draw:layer="layout" svg:width="16.797cm" svg:height="13.361cm" svg:x="2.098cm" svg:y="14.106cm" presentation:class="notes" presentation:placeholder="true">
            <draw:text-box/>
          </draw:frame>
        </presentation:notes>
      </draw:page>
      <draw:page draw:name="page98" draw:style-name="dp4" draw:master-page-name="Title1" presentation:presentation-page-layout-name="AL1T1">
        <draw:frame presentation:style-name="pr21" draw:layer="layout" svg:width="25.193cm" svg:height="3.501cm" svg:x="1.397cm" svg:y="0.837cm" presentation:class="title" presentation:placeholder="true">
          <draw:text-box/>
        </draw:frame>
        <draw:frame presentation:style-name="pr22" draw:layer="layout" svg:width="27.997cm" svg:height="12.175cm" svg:x="-0.001cm" svg:y="5.198cm" presentation:class="outline">
          <draw:text-box>
            <text:p><text:span text:style-name="T19">Should I face a mighty mountain </text:span></text:p>
            <text:p><text:span text:style-name="T19">or a valley dark and deep,</text:span></text:p>
            <text:p><text:span text:style-name="T19">The Shepherd of my soul will be my guide.</text:span></text:p>
          </draw:text-box>
        </draw:frame>
        <presentation:notes draw:style-name="dp2">
          <draw:page-thumbnail draw:style-name="gr1" draw:layer="layout" svg:width="14.843cm" svg:height="11.13cm" svg:x="3.073cm" svg:y="2.258cm" draw:page-number="98" presentation:class="page"/>
          <draw:frame presentation:style-name="pr23" draw:layer="layout" svg:width="16.797cm" svg:height="13.361cm" svg:x="2.098cm" svg:y="14.106cm" presentation:class="notes" presentation:placeholder="true">
            <draw:text-box/>
          </draw:frame>
        </presentation:notes>
      </draw:page>
      <draw:page draw:name="page99" draw:style-name="dp4" draw:master-page-name="Title1" presentation:presentation-page-layout-name="AL1T1">
        <draw:frame presentation:style-name="pr21" draw:layer="layout" svg:width="25.193cm" svg:height="3.501cm" svg:x="1.397cm" svg:y="0.837cm" presentation:class="title" presentation:placeholder="true">
          <draw:text-box/>
        </draw:frame>
        <draw:frame presentation:style-name="pr22" draw:layer="layout" svg:width="27.997cm" svg:height="12.175cm" svg:x="-0.001cm" svg:y="5.198cm" presentation:class="outline">
          <draw:text-box>
            <text:p><text:span text:style-name="T2">Shepherd of my soul </text:span></text:p>
            <text:p><text:span text:style-name="T2">You have made me whole,</text:span><text:span text:style-name="T2"><text:line-break/></text:span><text:span text:style-name="T2">Where</text:span><text:span text:style-name="T5">’er I hear You call </text:span></text:p>
            <text:p><text:span text:style-name="T2">how my tea-ars flow.</text:span></text:p>
          </draw:text-box>
        </draw:frame>
        <presentation:notes draw:style-name="dp2">
          <draw:page-thumbnail draw:style-name="gr1" draw:layer="layout" svg:width="14.843cm" svg:height="11.13cm" svg:x="3.073cm" svg:y="2.258cm" draw:page-number="99" presentation:class="page"/>
          <draw:frame presentation:style-name="pr23" draw:layer="layout" svg:width="16.797cm" svg:height="13.361cm" svg:x="2.098cm" svg:y="14.106cm" presentation:class="notes" presentation:placeholder="true">
            <draw:text-box/>
          </draw:frame>
        </presentation:notes>
      </draw:page>
      <draw:page draw:name="page100" draw:style-name="dp4" draw:master-page-name="Title1" presentation:presentation-page-layout-name="AL1T1">
        <draw:frame presentation:style-name="pr21" draw:layer="layout" svg:width="25.193cm" svg:height="3.501cm" svg:x="1.397cm" svg:y="0.837cm" presentation:class="title" presentation:placeholder="true">
          <draw:text-box/>
        </draw:frame>
        <draw:frame presentation:style-name="pr22" draw:layer="layout" svg:width="27.997cm" svg:height="12.175cm" svg:x="-0.001cm" svg:y="5.198cm" presentation:class="outline">
          <draw:text-box>
            <text:p><text:span text:style-name="T2">How I feel your love </text:span></text:p>
            <text:p><text:span text:style-name="T2">how I want to se-rve</text:span><text:span text:style-name="T2"><text:line-break/></text:span><text:span text:style-name="T2">I gladly give my heart </text:span></text:p>
            <text:p><text:span text:style-name="T2">to You O – Lord.</text:span></text:p>
          </draw:text-box>
        </draw:frame>
        <presentation:notes draw:style-name="dp2">
          <draw:page-thumbnail draw:style-name="gr1" draw:layer="layout" svg:width="14.843cm" svg:height="11.13cm" svg:x="3.073cm" svg:y="2.258cm" draw:page-number="100" presentation:class="page"/>
          <draw:frame presentation:style-name="pr23" draw:layer="layout" svg:width="16.797cm" svg:height="13.361cm" svg:x="2.098cm" svg:y="14.106cm" presentation:class="notes" presentation:placeholder="true">
            <draw:text-box/>
          </draw:frame>
        </presentation:notes>
      </draw:page>
      <draw:page draw:name="page101" draw:style-name="dp4" draw:master-page-name="Title1" presentation:presentation-page-layout-name="AL1T1">
        <draw:frame presentation:style-name="pr21" draw:layer="layout" svg:width="25.193cm" svg:height="3.501cm" svg:x="1.397cm" svg:y="0.837cm" presentation:class="title" presentation:placeholder="true">
          <draw:text-box/>
        </draw:frame>
        <draw:frame presentation:style-name="pr22" draw:layer="layout" svg:width="27.997cm" svg:height="12.175cm" svg:x="-0.001cm" svg:y="5.198cm" presentation:class="outline">
          <draw:text-box>
            <text:p><text:span text:style-name="T19">Be it in a quiet pasture </text:span></text:p>
            <text:p><text:span text:style-name="T19">or by a gentle stream,</text:span></text:p>
            <text:p><text:span text:style-name="T19">The Shepherd of my soul is by my side.</text:span></text:p>
          </draw:text-box>
        </draw:frame>
        <presentation:notes draw:style-name="dp2">
          <draw:page-thumbnail draw:style-name="gr1" draw:layer="layout" svg:width="14.843cm" svg:height="11.13cm" svg:x="3.073cm" svg:y="2.258cm" draw:page-number="101" presentation:class="page"/>
          <draw:frame presentation:style-name="pr23" draw:text-style-name="P4" draw:layer="layout" svg:width="16.797cm" svg:height="13.361cm" svg:x="2.098cm" svg:y="14.106cm" presentation:class="notes" presentation:placeholder="true">
            <draw:text-box/>
          </draw:frame>
        </presentation:notes>
      </draw:page>
      <draw:page draw:name="page102" draw:style-name="dp4" draw:master-page-name="Title1" presentation:presentation-page-layout-name="AL1T1">
        <draw:frame presentation:style-name="pr21" draw:layer="layout" svg:width="25.193cm" svg:height="3.501cm" svg:x="1.397cm" svg:y="0.837cm" presentation:class="title" presentation:placeholder="true">
          <draw:text-box/>
        </draw:frame>
        <draw:frame presentation:style-name="pr22" draw:layer="layout" svg:width="27.997cm" svg:height="12.175cm" svg:x="-0.001cm" svg:y="5.198cm" presentation:class="outline">
          <draw:text-box>
            <text:p><text:span text:style-name="T19">Should I face a mighty mountain </text:span></text:p>
            <text:p><text:span text:style-name="T19">or a valley dark and deep,</text:span></text:p>
            <text:p><text:span text:style-name="T19">The Shepherd of my soul will be my guide.</text:span></text:p>
          </draw:text-box>
        </draw:frame>
        <presentation:notes draw:style-name="dp2">
          <draw:page-thumbnail draw:style-name="gr1" draw:layer="layout" svg:width="14.843cm" svg:height="11.13cm" svg:x="3.073cm" svg:y="2.258cm" draw:page-number="102" presentation:class="page"/>
          <draw:frame presentation:style-name="pr23" draw:text-style-name="P4" draw:layer="layout" svg:width="16.797cm" svg:height="13.361cm" svg:x="2.098cm" svg:y="14.106cm" presentation:class="notes" presentation:placeholder="true">
            <draw:text-box/>
          </draw:frame>
        </presentation:notes>
      </draw:page>
      <draw:page draw:name="page103" draw:style-name="dp4" draw:master-page-name="Title1" presentation:presentation-page-layout-name="AL1T1">
        <draw:frame presentation:style-name="pr21" draw:layer="layout" svg:width="25.193cm" svg:height="3.501cm" svg:x="1.397cm" svg:y="0.837cm" presentation:class="title" presentation:placeholder="true" presentation:user-transformed="true">
          <draw:text-box/>
        </draw:frame>
        <draw:frame presentation:style-name="pr22" draw:layer="layout" svg:width="27.997cm" svg:height="12.175cm" svg:x="-0.001cm" svg:y="5.198cm" presentation:class="outline">
          <draw:text-box>
            <text:p><text:span text:style-name="T19">Shepherd of my soul </text:span></text:p>
            <text:p><text:span text:style-name="T19">I give you full control,</text:span></text:p>
            <text:p><text:span text:style-name="T19">Wherever You may lead</text:span></text:p>
            <text:p><text:span text:style-name="T19"><text:s/></text:span><text:span text:style-name="T19">I will follow.</text:span></text:p>
          </draw:text-box>
        </draw:frame>
        <presentation:notes draw:style-name="dp2">
          <draw:page-thumbnail draw:style-name="gr1" draw:layer="layout" svg:width="14.843cm" svg:height="11.13cm" svg:x="3.073cm" svg:y="2.258cm" draw:page-number="103" presentation:class="page"/>
          <draw:frame presentation:style-name="pr23" draw:text-style-name="P4" draw:layer="layout" svg:width="16.797cm" svg:height="13.361cm" svg:x="2.098cm" svg:y="14.106cm" presentation:class="notes" presentation:placeholder="true">
            <draw:text-box/>
          </draw:frame>
        </presentation:notes>
      </draw:page>
      <draw:page draw:name="page104" draw:style-name="dp4" draw:master-page-name="Title1" presentation:presentation-page-layout-name="AL1T1">
        <draw:frame presentation:style-name="pr21" draw:layer="layout" svg:width="25.193cm" svg:height="3.501cm" svg:x="1.397cm" svg:y="0.837cm" presentation:class="title" presentation:placeholder="true">
          <draw:text-box/>
        </draw:frame>
        <draw:frame presentation:style-name="pr22" draw:layer="layout" svg:width="27.997cm" svg:height="12.175cm" svg:x="-0.001cm" svg:y="5.198cm" presentation:class="outline" presentation:user-transformed="true">
          <draw:text-box>
            <text:p><text:span text:style-name="T19">I have made the choice </text:span></text:p>
            <text:p><text:span text:style-name="T19">to listen for Your voice,</text:span></text:p>
            <text:p><text:span text:style-name="T19">Wherever You may lead I will go.</text:span></text:p>
          </draw:text-box>
        </draw:frame>
        <presentation:notes draw:style-name="dp2">
          <draw:page-thumbnail draw:style-name="gr1" draw:layer="layout" svg:width="14.843cm" svg:height="11.13cm" svg:x="3.073cm" svg:y="2.258cm" draw:page-number="104" presentation:class="page"/>
          <draw:frame presentation:style-name="pr23" draw:text-style-name="P4" draw:layer="layout" svg:width="16.797cm" svg:height="13.361cm" svg:x="2.098cm" svg:y="14.106cm" presentation:class="notes" presentation:placeholder="true">
            <draw:text-box/>
          </draw:frame>
        </presentation:notes>
      </draw:page>
      <draw:page draw:name="page105" draw:style-name="dp1"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15" draw:text-style-name="P2" draw:layer="layout" svg:width="28.002cm" svg:height="15.8cm" svg:x="0cm" svg:y="5.199cm" presentation:class="outline" presentation:user-transformed="true">
          <draw:text-box>
            <text:list text:style-name="L1">
              <text:list-header>
                <text:p text:style-name="P1"><text:span text:style-name="T1">This slide is hidden.</text:span></text:p>
              </text:list-header>
            </text:list>
            <text:list text:style-name="L2">
              <text:list-header>
                <text:p text:style-name="P1"><text:span text:style-name="T2">Insert the Notices for the week after this slide</text:span></text:p>
              </text:list-header>
            </text:list>
          </draw:text-box>
        </draw:frame>
        <presentation:notes draw:style-name="dp2">
          <draw:page-thumbnail draw:layer="layout" svg:width="14.847cm" svg:height="11.134cm" svg:x="3.074cm" svg:y="2.258cm" draw:page-number="105" presentation:class="page"/>
          <draw:frame presentation:style-name="pr3" draw:text-style-name="P2" draw:layer="layout" svg:width="16.801cm" svg:height="13.366cm" svg:x="2.098cm" svg:y="14.107cm">
            <draw:text-box>
              <text:p/>
            </draw:text-box>
          </draw:frame>
        </presentation:notes>
      </draw:page>
      <draw:page draw:name="page106" draw:style-name="dp1"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15" draw:text-style-name="P2" draw:layer="layout" svg:width="28.002cm" svg:height="15.8cm" svg:x="0cm" svg:y="5.199cm" presentation:class="outline" presentation:user-transformed="true">
          <draw:text-box>
            <text:list text:style-name="L1">
              <text:list-header>
                <text:p text:style-name="P1"><text:span text:style-name="T1">This slide is hidden.</text:span></text:p>
              </text:list-header>
            </text:list>
            <text:list text:style-name="L2">
              <text:list-header>
                <text:p text:style-name="P1"><text:span text:style-name="T2">The next slide can be used for videos. </text:span></text:p>
                <text:p text:style-name="P1"><text:span text:style-name="T2">Insert the video into the slide.</text:span></text:p>
              </text:list-header>
            </text:list>
          </draw:text-box>
        </draw:frame>
        <presentation:notes draw:style-name="dp2">
          <draw:page-thumbnail draw:layer="layout" svg:width="14.847cm" svg:height="11.134cm" svg:x="3.074cm" svg:y="2.258cm" draw:page-number="106" presentation:class="page"/>
          <draw:frame presentation:style-name="pr3" draw:text-style-name="P2" draw:layer="layout" svg:width="16.801cm" svg:height="13.366cm" svg:x="2.098cm" svg:y="14.107cm">
            <draw:text-box>
              <text:p/>
            </draw:text-box>
          </draw:frame>
        </presentation:notes>
      </draw:page>
      <draw:page draw:name="page107" draw:style-name="dp3" draw:master-page-name="Default" presentation:presentation-page-layout-name="AL1T1">
        <draw:frame presentation:style-name="pr24" draw:layer="layout" svg:width="28.002cm" svg:height="21.25cm" svg:x="0cm" svg:y="-0.001cm" presentation:class="outline" presentation:placeholder="true" presentation:user-transformed="true">
          <draw:text-box/>
        </draw:frame>
        <presentation:notes draw:style-name="dp2">
          <draw:page-thumbnail draw:layer="layout" svg:width="14.847cm" svg:height="11.134cm" svg:x="3.074cm" svg:y="2.258cm" draw:page-number="107" presentation:class="page"/>
          <draw:frame presentation:style-name="pr3" draw:text-style-name="P2" draw:layer="layout" svg:width="16.801cm" svg:height="13.366cm" svg:x="2.098cm" svg:y="14.107cm">
            <draw:text-box>
              <text:p/>
            </draw:text-box>
          </draw:frame>
        </presentation:notes>
      </draw:page>
      <draw:page draw:name="page108" draw:style-name="dp3"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2" draw:text-style-name="P2" draw:layer="layout" svg:width="28.002cm" svg:height="16.241cm" svg:x="0cm" svg:y="5.198cm" presentation:class="outline" presentation:user-transformed="true">
          <draw:text-box>
            <text:list text:style-name="L1">
              <text:list-header>
                <text:p text:style-name="P1"><text:span text:style-name="T1">Priest:</text:span><text:span text:style-name="T2"> </text:span><text:span text:style-name="T16">The Lord be with you.</text:span></text:p>
              </text:list-header>
            </text:list>
            <text:list text:style-name="L6">
              <text:list-header>
                <text:p text:style-name="P1"><text:span text:style-name="T17">All:</text:span><text:span text:style-name="T2"> And with your spirit.</text:span></text:p>
              </text:list-header>
            </text:list>
          </draw:text-box>
        </draw:frame>
        <presentation:notes draw:style-name="dp2">
          <draw:page-thumbnail draw:layer="layout" svg:width="14.847cm" svg:height="11.134cm" svg:x="3.074cm" svg:y="2.258cm" draw:page-number="108" presentation:class="page"/>
          <draw:frame presentation:style-name="pr3" draw:text-style-name="P2" draw:layer="layout" svg:width="16.801cm" svg:height="13.366cm" svg:x="2.098cm" svg:y="14.107cm">
            <draw:text-box>
              <text:p/>
            </draw:text-box>
          </draw:frame>
        </presentation:notes>
      </draw:page>
      <draw:page draw:name="page109" draw:style-name="dp3"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16" draw:layer="layout" svg:width="28.002cm" svg:height="12.431cm" svg:x="0cm" svg:y="5.199cm" presentation:class="outline" presentation:placeholder="true" presentation:user-transformed="true">
          <draw:text-box/>
        </draw:frame>
        <presentation:notes draw:style-name="dp2">
          <draw:page-thumbnail draw:layer="layout" svg:width="14.847cm" svg:height="11.134cm" svg:x="3.074cm" svg:y="2.258cm" draw:page-number="109" presentation:class="page"/>
          <draw:frame presentation:style-name="pr3" draw:text-style-name="P2" draw:layer="layout" svg:width="16.801cm" svg:height="13.366cm" svg:x="2.098cm" svg:y="14.107cm">
            <draw:text-box>
              <text:p/>
            </draw:text-box>
          </draw:frame>
        </presentation:notes>
      </draw:page>
      <draw:page draw:name="page110" draw:style-name="dp1"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15" draw:text-style-name="P2" draw:layer="layout" svg:width="28.002cm" svg:height="15.8cm" svg:x="0cm" svg:y="5.199cm" presentation:class="outline" presentation:user-transformed="true">
          <draw:text-box>
            <text:list text:style-name="L1">
              <text:list-header>
                <text:p text:style-name="P1"><text:span text:style-name="T1">This slide is hidden.</text:span></text:p>
              </text:list-header>
            </text:list>
            <text:list text:style-name="L2">
              <text:list-header>
                <text:p text:style-name="P1"><text:span text:style-name="T2">Insert the Recessional Hymns after this slide.</text:span></text:p>
              </text:list-header>
            </text:list>
          </draw:text-box>
        </draw:frame>
        <presentation:notes draw:style-name="dp2">
          <draw:page-thumbnail draw:layer="layout" svg:width="14.847cm" svg:height="11.134cm" svg:x="3.074cm" svg:y="2.258cm" draw:page-number="110" presentation:class="page"/>
          <draw:frame presentation:style-name="pr3" draw:text-style-name="P2" draw:layer="layout" svg:width="16.801cm" svg:height="13.366cm" svg:x="2.098cm" svg:y="14.107cm">
            <draw:text-box>
              <text:p/>
            </draw:text-box>
          </draw:frame>
        </presentation:notes>
      </draw:page>
      <draw:page draw:name="page111" draw:style-name="dp3" draw:master-page-name="Default" presentation:presentation-page-layout-name="AL1T1">
        <draw:frame presentation:style-name="pr4" draw:text-style-name="P2" draw:layer="layout" svg:width="25.197cm" svg:height="3.506cm" svg:x="1.397cm" svg:y="0.838cm" presentation:class="title" presentation:user-transformed="true">
          <draw:text-box>
            <text:list text:style-name="L3">
              <text:list-header>
                <text:p text:style-name="P3"><text:span text:style-name="T2">How great thou art</text:span></text:p>
              </text:list-header>
            </text:list>
          </draw:text-box>
        </draw:frame>
        <draw:frame presentation:style-name="pr5" draw:text-style-name="P28" draw:layer="layout" svg:width="28.002cm" svg:height="12.18cm" svg:x="0cm" svg:y="5.199cm" presentation:class="outline" presentation:user-transformed="true">
          <draw:text-box>
            <text:p text:style-name="P27"><text:span text:style-name="T21">Lord my God, </text:span></text:p>
            <text:p text:style-name="P27"><text:span text:style-name="T21">When I in awesome wonder, </text:span></text:p>
            <text:p text:style-name="P27"><text:span text:style-name="T21">Consider all the worlds</text:span></text:p>
            <text:p text:style-name="P27"><text:span text:style-name="T21">Thy Hands have made; </text:span></text:p>
          </draw:text-box>
        </draw:frame>
        <presentation:notes draw:style-name="dp2">
          <draw:page-thumbnail draw:layer="layout" svg:width="14.847cm" svg:height="11.134cm" svg:x="3.074cm" svg:y="2.258cm" draw:page-number="111" presentation:class="page"/>
          <draw:frame presentation:style-name="pr3" draw:text-style-name="P2" draw:layer="layout" svg:width="16.801cm" svg:height="13.366cm" svg:x="2.098cm" svg:y="14.107cm">
            <draw:text-box>
              <text:p/>
            </draw:text-box>
          </draw:frame>
        </presentation:notes>
      </draw:page>
      <draw:page draw:name="page112" draw:style-name="dp4" draw:master-page-name="Default" presentation:presentation-page-layout-name="AL1T1">
        <draw:frame presentation:style-name="pr6" draw:layer="layout" svg:width="25.193cm" svg:height="3.501cm" svg:x="1.397cm" svg:y="0.837cm" presentation:class="title" presentation:placeholder="true">
          <draw:text-box/>
        </draw:frame>
        <draw:frame presentation:style-name="pr7" draw:layer="layout" svg:width="27.997cm" svg:height="12.175cm" svg:x="-0.001cm" svg:y="5.198cm" presentation:class="outline">
          <draw:text-box>
            <text:p text:style-name="P29"><text:span text:style-name="T22"><text:s/></text:span><text:span text:style-name="T22">I see the stars,</text:span></text:p>
            <text:p text:style-name="P29"><text:span text:style-name="T22"><text:s/></text:span><text:span text:style-name="T22">I hear the rolling thunder, </text:span></text:p>
            <text:p text:style-name="P29"><text:span text:style-name="T22">Thy power throughout </text:span></text:p>
            <text:p text:style-name="P29"><text:span text:style-name="T22">the universe displayed.</text:span></text:p>
          </draw:text-box>
        </draw:frame>
        <presentation:notes draw:style-name="dp2">
          <draw:page-thumbnail draw:style-name="gr1" draw:layer="layout" svg:width="14.843cm" svg:height="11.13cm" svg:x="3.073cm" svg:y="2.258cm" draw:page-number="112" presentation:class="page"/>
          <draw:frame presentation:style-name="pr8" draw:layer="layout" svg:width="16.797cm" svg:height="13.361cm" svg:x="2.098cm" svg:y="14.106cm" presentation:class="notes" presentation:placeholder="true">
            <draw:text-box/>
          </draw:frame>
        </presentation:notes>
      </draw:page>
      <draw:page draw:name="page113" draw:style-name="dp4" draw:master-page-name="Default" presentation:presentation-page-layout-name="AL1T1">
        <draw:frame presentation:style-name="pr6" draw:layer="layout" svg:width="25.193cm" svg:height="3.501cm" svg:x="1.397cm" svg:y="0.837cm" presentation:class="title" presentation:placeholder="true">
          <draw:text-box/>
        </draw:frame>
        <draw:frame presentation:style-name="pr7" draw:text-style-name="P31" draw:layer="layout" svg:width="27.997cm" svg:height="12.175cm" svg:x="-0.001cm" svg:y="5.198cm" presentation:class="outline" presentation:user-transformed="true">
          <draw:text-box>
            <text:p text:style-name="P30"><text:span text:style-name="T22">Then sings my soul, </text:span></text:p>
            <text:p text:style-name="P30"><text:span text:style-name="T22">My Saviour God, to Thee, </text:span></text:p>
            <text:p text:style-name="P30"><text:span text:style-name="T22">How great Thou art, </text:span></text:p>
            <text:p text:style-name="P30"><text:span text:style-name="T22">How great Thou art. </text:span></text:p>
          </draw:text-box>
        </draw:frame>
        <presentation:notes draw:style-name="dp2">
          <draw:page-thumbnail draw:style-name="gr1" draw:layer="layout" svg:width="14.843cm" svg:height="11.13cm" svg:x="3.073cm" svg:y="2.258cm" draw:page-number="113" presentation:class="page"/>
          <draw:frame presentation:style-name="pr8" draw:layer="layout" svg:width="16.797cm" svg:height="13.361cm" svg:x="2.098cm" svg:y="14.106cm" presentation:class="notes" presentation:placeholder="true">
            <draw:text-box/>
          </draw:frame>
        </presentation:notes>
      </draw:page>
      <draw:page draw:name="page114" draw:style-name="dp4" draw:master-page-name="Default" presentation:presentation-page-layout-name="AL1T1">
        <draw:frame presentation:style-name="pr6" draw:layer="layout" svg:width="25.193cm" svg:height="3.501cm" svg:x="1.397cm" svg:y="0.837cm" presentation:class="title" presentation:placeholder="true">
          <draw:text-box/>
        </draw:frame>
        <draw:frame presentation:style-name="pr7" draw:layer="layout" svg:width="27.997cm" svg:height="12.175cm" svg:x="-0.001cm" svg:y="5.198cm" presentation:class="outline">
          <draw:text-box>
            <text:p text:style-name="P30"><text:span text:style-name="T22">Then sings my soul, </text:span></text:p>
            <text:p text:style-name="P30"><text:span text:style-name="T22">My Saviour God, to Thee, </text:span></text:p>
            <text:p text:style-name="P30"><text:span text:style-name="T22">How great Thou art, </text:span></text:p>
            <text:p text:style-name="P30"><text:span text:style-name="T22">How great Thou art. </text:span></text:p>
          </draw:text-box>
        </draw:frame>
        <presentation:notes draw:style-name="dp2">
          <draw:page-thumbnail draw:style-name="gr1" draw:layer="layout" svg:width="14.843cm" svg:height="11.13cm" svg:x="3.073cm" svg:y="2.258cm" draw:page-number="114" presentation:class="page"/>
          <draw:frame presentation:style-name="pr8" draw:layer="layout" svg:width="16.797cm" svg:height="13.361cm" svg:x="2.098cm" svg:y="14.106cm" presentation:class="notes" presentation:placeholder="true">
            <draw:text-box/>
          </draw:frame>
        </presentation:notes>
      </draw:page>
      <draw:page draw:name="page115" draw:style-name="dp4" draw:master-page-name="Default" presentation:presentation-page-layout-name="AL1T1">
        <draw:frame presentation:style-name="pr6" draw:layer="layout" svg:width="25.193cm" svg:height="3.501cm" svg:x="1.397cm" svg:y="0.837cm" presentation:class="title" presentation:placeholder="true">
          <draw:text-box/>
        </draw:frame>
        <draw:frame presentation:style-name="pr7" draw:text-style-name="P31" draw:layer="layout" svg:width="27.997cm" svg:height="12.175cm" svg:x="-0.001cm" svg:y="5.198cm" presentation:class="outline">
          <draw:text-box>
            <text:p text:style-name="P30"><text:span text:style-name="T22">When through the woods, </text:span></text:p>
            <text:p text:style-name="P30"><text:span text:style-name="T22">and forest glades I wander, </text:span></text:p>
            <text:p text:style-name="P30"><text:span text:style-name="T22">And hear the birds </text:span></text:p>
            <text:p text:style-name="P30"><text:span text:style-name="T22">sing sweetly in the trees. </text:span></text:p>
          </draw:text-box>
        </draw:frame>
        <presentation:notes draw:style-name="dp2">
          <draw:page-thumbnail draw:style-name="gr1" draw:layer="layout" svg:width="14.843cm" svg:height="11.13cm" svg:x="3.073cm" svg:y="2.258cm" draw:page-number="115" presentation:class="page"/>
          <draw:frame presentation:style-name="pr8" draw:layer="layout" svg:width="16.797cm" svg:height="13.361cm" svg:x="2.098cm" svg:y="14.106cm" presentation:class="notes" presentation:placeholder="true">
            <draw:text-box/>
          </draw:frame>
        </presentation:notes>
      </draw:page>
      <draw:page draw:name="page116" draw:style-name="dp4" draw:master-page-name="Default" presentation:presentation-page-layout-name="AL1T1">
        <draw:frame presentation:style-name="pr6" draw:layer="layout" svg:width="25.193cm" svg:height="3.501cm" svg:x="1.397cm" svg:y="0.837cm" presentation:class="title" presentation:placeholder="true">
          <draw:text-box/>
        </draw:frame>
        <draw:frame presentation:style-name="pr7" draw:text-style-name="P31" draw:layer="layout" svg:width="27.997cm" svg:height="12.175cm" svg:x="-0.001cm" svg:y="5.198cm" presentation:class="outline">
          <draw:text-box>
            <text:p text:style-name="P30"><text:span text:style-name="T22">When I look down, </text:span></text:p>
            <text:p text:style-name="P30"><text:span text:style-name="T22">from lofty mountain grandeur</text:span></text:p>
            <text:p text:style-name="P30"><text:span text:style-name="T22"> </text:span><text:span text:style-name="T22">And see the brook, </text:span></text:p>
            <text:p text:style-name="P30"><text:span text:style-name="T22">and feel the gentle breeze.</text:span></text:p>
          </draw:text-box>
        </draw:frame>
        <presentation:notes draw:style-name="dp2">
          <draw:page-thumbnail draw:style-name="gr1" draw:layer="layout" svg:width="14.843cm" svg:height="11.13cm" svg:x="3.073cm" svg:y="2.258cm" draw:page-number="116" presentation:class="page"/>
          <draw:frame presentation:style-name="pr8" draw:layer="layout" svg:width="16.797cm" svg:height="13.361cm" svg:x="2.098cm" svg:y="14.106cm" presentation:class="notes" presentation:placeholder="true">
            <draw:text-box/>
          </draw:frame>
        </presentation:notes>
      </draw:page>
      <draw:page draw:name="page117" draw:style-name="dp4" draw:master-page-name="Default" presentation:presentation-page-layout-name="AL1T1">
        <draw:frame presentation:style-name="pr6" draw:layer="layout" svg:width="25.193cm" svg:height="3.501cm" svg:x="1.397cm" svg:y="0.837cm" presentation:class="title" presentation:placeholder="true">
          <draw:text-box/>
        </draw:frame>
        <draw:frame presentation:style-name="pr7" draw:text-style-name="P31" draw:layer="layout" svg:width="27.997cm" svg:height="12.175cm" svg:x="-0.001cm" svg:y="5.198cm" presentation:class="outline" presentation:user-transformed="true">
          <draw:text-box>
            <text:p text:style-name="P30"><text:span text:style-name="T22">Then sings my soul, </text:span></text:p>
            <text:p text:style-name="P30"><text:span text:style-name="T22">My Saviour God, to Thee, </text:span></text:p>
            <text:p text:style-name="P30"><text:span text:style-name="T22">How great Thou art, </text:span></text:p>
            <text:p text:style-name="P30"><text:span text:style-name="T22">How great Thou art. </text:span></text:p>
          </draw:text-box>
        </draw:frame>
        <presentation:notes draw:style-name="dp2">
          <draw:page-thumbnail draw:style-name="gr1" draw:layer="layout" svg:width="14.843cm" svg:height="11.13cm" svg:x="3.073cm" svg:y="2.258cm" draw:page-number="117" presentation:class="page"/>
          <draw:frame presentation:style-name="pr8" draw:text-style-name="P4" draw:layer="layout" svg:width="16.797cm" svg:height="13.361cm" svg:x="2.098cm" svg:y="14.106cm" presentation:class="notes" presentation:placeholder="true">
            <draw:text-box/>
          </draw:frame>
        </presentation:notes>
      </draw:page>
      <draw:page draw:name="page118" draw:style-name="dp4" draw:master-page-name="Default" presentation:presentation-page-layout-name="AL1T1">
        <draw:frame presentation:style-name="pr6" draw:layer="layout" svg:width="25.193cm" svg:height="3.501cm" svg:x="1.397cm" svg:y="0.837cm" presentation:class="title" presentation:placeholder="true">
          <draw:text-box/>
        </draw:frame>
        <draw:frame presentation:style-name="pr7" draw:layer="layout" svg:width="27.997cm" svg:height="12.175cm" svg:x="-0.001cm" svg:y="5.198cm" presentation:class="outline">
          <draw:text-box>
            <text:p text:style-name="P30"><text:span text:style-name="T22">Then sings my soul, </text:span></text:p>
            <text:p text:style-name="P30"><text:span text:style-name="T22">My Saviour God, to Thee, </text:span></text:p>
            <text:p text:style-name="P30"><text:span text:style-name="T22">How great Thou art, </text:span></text:p>
            <text:p text:style-name="P30"><text:span text:style-name="T22">How great Thou art. </text:span></text:p>
          </draw:text-box>
        </draw:frame>
        <presentation:notes draw:style-name="dp2">
          <draw:page-thumbnail draw:style-name="gr1" draw:layer="layout" svg:width="14.843cm" svg:height="11.13cm" svg:x="3.073cm" svg:y="2.258cm" draw:page-number="118" presentation:class="page"/>
          <draw:frame presentation:style-name="pr8" draw:text-style-name="P4" draw:layer="layout" svg:width="16.797cm" svg:height="13.361cm" svg:x="2.098cm" svg:y="14.106cm" presentation:class="notes" presentation:placeholder="true">
            <draw:text-box/>
          </draw:frame>
        </presentation:notes>
      </draw:page>
      <draw:page draw:name="page119" draw:style-name="dp4" draw:master-page-name="Default" presentation:presentation-page-layout-name="AL1T1">
        <draw:frame presentation:style-name="pr6" draw:layer="layout" svg:width="25.193cm" svg:height="3.501cm" svg:x="1.397cm" svg:y="0.837cm" presentation:class="title" presentation:placeholder="true">
          <draw:text-box/>
        </draw:frame>
        <draw:frame presentation:style-name="pr7" draw:text-style-name="P31" draw:layer="layout" svg:width="27.997cm" svg:height="12.175cm" svg:x="-0.001cm" svg:y="5.198cm" presentation:class="outline">
          <draw:text-box>
            <text:p text:style-name="P30"><text:span text:style-name="T22">And when I think, that God, </text:span></text:p>
            <text:p text:style-name="P30"><text:span text:style-name="T22">His Son not sparing; </text:span></text:p>
            <text:p text:style-name="P30"><text:span text:style-name="T22">Sent Him to die, </text:span></text:p>
            <text:p text:style-name="P30"><text:span text:style-name="T22">I scarce can take it in; </text:span></text:p>
          </draw:text-box>
        </draw:frame>
        <presentation:notes draw:style-name="dp2">
          <draw:page-thumbnail draw:style-name="gr1" draw:layer="layout" svg:width="14.843cm" svg:height="11.13cm" svg:x="3.073cm" svg:y="2.258cm" draw:page-number="119" presentation:class="page"/>
          <draw:frame presentation:style-name="pr8" draw:layer="layout" svg:width="16.797cm" svg:height="13.361cm" svg:x="2.098cm" svg:y="14.106cm" presentation:class="notes" presentation:placeholder="true">
            <draw:text-box/>
          </draw:frame>
        </presentation:notes>
      </draw:page>
      <draw:page draw:name="page120" draw:style-name="dp4" draw:master-page-name="Default" presentation:presentation-page-layout-name="AL1T1">
        <draw:frame presentation:style-name="pr6" draw:layer="layout" svg:width="25.193cm" svg:height="3.501cm" svg:x="1.397cm" svg:y="0.837cm" presentation:class="title" presentation:placeholder="true">
          <draw:text-box/>
        </draw:frame>
        <draw:frame presentation:style-name="pr7" draw:text-style-name="P31" draw:layer="layout" svg:width="27.997cm" svg:height="12.175cm" svg:x="-0.001cm" svg:y="5.198cm" presentation:class="outline">
          <draw:text-box>
            <text:p text:style-name="P30"><text:span text:style-name="T22">That on the Cross, </text:span></text:p>
            <text:p text:style-name="P30"><text:span text:style-name="T22">my burden gladly bearing, </text:span></text:p>
            <text:p text:style-name="P30"><text:span text:style-name="T22">He bled and died to take away my sin.</text:span></text:p>
          </draw:text-box>
        </draw:frame>
        <presentation:notes draw:style-name="dp2">
          <draw:page-thumbnail draw:style-name="gr1" draw:layer="layout" svg:width="14.843cm" svg:height="11.13cm" svg:x="3.073cm" svg:y="2.258cm" draw:page-number="120" presentation:class="page"/>
          <draw:frame presentation:style-name="pr8" draw:layer="layout" svg:width="16.797cm" svg:height="13.361cm" svg:x="2.098cm" svg:y="14.106cm" presentation:class="notes" presentation:placeholder="true">
            <draw:text-box/>
          </draw:frame>
        </presentation:notes>
      </draw:page>
      <draw:page draw:name="page121" draw:style-name="dp4" draw:master-page-name="Default" presentation:presentation-page-layout-name="AL1T1">
        <draw:frame presentation:style-name="pr6" draw:layer="layout" svg:width="25.193cm" svg:height="3.501cm" svg:x="1.397cm" svg:y="0.837cm" presentation:class="title" presentation:placeholder="true">
          <draw:text-box/>
        </draw:frame>
        <draw:frame presentation:style-name="pr7" draw:text-style-name="P31" draw:layer="layout" svg:width="27.997cm" svg:height="12.175cm" svg:x="-0.001cm" svg:y="5.198cm" presentation:class="outline" presentation:user-transformed="true">
          <draw:text-box>
            <text:p text:style-name="P30"><text:span text:style-name="T22">Then sings my soul, </text:span></text:p>
            <text:p text:style-name="P30"><text:span text:style-name="T22">My Saviour God, to Thee, </text:span></text:p>
            <text:p text:style-name="P30"><text:span text:style-name="T22">How great Thou art, </text:span></text:p>
            <text:p text:style-name="P30"><text:span text:style-name="T22">How great Thou art. </text:span></text:p>
          </draw:text-box>
        </draw:frame>
        <presentation:notes draw:style-name="dp2">
          <draw:page-thumbnail draw:style-name="gr1" draw:layer="layout" svg:width="14.843cm" svg:height="11.13cm" svg:x="3.073cm" svg:y="2.258cm" draw:page-number="121" presentation:class="page"/>
          <draw:frame presentation:style-name="pr8" draw:text-style-name="P4" draw:layer="layout" svg:width="16.797cm" svg:height="13.361cm" svg:x="2.098cm" svg:y="14.106cm" presentation:class="notes" presentation:placeholder="true">
            <draw:text-box/>
          </draw:frame>
        </presentation:notes>
      </draw:page>
      <draw:page draw:name="page122" draw:style-name="dp4" draw:master-page-name="Default" presentation:presentation-page-layout-name="AL1T1">
        <draw:frame presentation:style-name="pr6" draw:layer="layout" svg:width="25.193cm" svg:height="3.501cm" svg:x="1.397cm" svg:y="0.837cm" presentation:class="title" presentation:placeholder="true">
          <draw:text-box/>
        </draw:frame>
        <draw:frame presentation:style-name="pr7" draw:layer="layout" svg:width="27.997cm" svg:height="12.175cm" svg:x="-0.001cm" svg:y="5.198cm" presentation:class="outline">
          <draw:text-box>
            <text:p text:style-name="P30"><text:span text:style-name="T22">Then sings my soul, </text:span></text:p>
            <text:p text:style-name="P30"><text:span text:style-name="T22">My Saviour God, to Thee, </text:span></text:p>
            <text:p text:style-name="P30"><text:span text:style-name="T22">How great Thou art, </text:span></text:p>
            <text:p text:style-name="P30"><text:span text:style-name="T22">How great Thou art. </text:span></text:p>
          </draw:text-box>
        </draw:frame>
        <presentation:notes draw:style-name="dp2">
          <draw:page-thumbnail draw:style-name="gr1" draw:layer="layout" svg:width="14.843cm" svg:height="11.13cm" svg:x="3.073cm" svg:y="2.258cm" draw:page-number="122" presentation:class="page"/>
          <draw:frame presentation:style-name="pr8" draw:text-style-name="P4" draw:layer="layout" svg:width="16.797cm" svg:height="13.361cm" svg:x="2.098cm" svg:y="14.106cm" presentation:class="notes" presentation:placeholder="true">
            <draw:text-box/>
          </draw:frame>
        </presentation:notes>
      </draw:page>
      <draw:page draw:name="page123" draw:style-name="dp1" draw:master-page-name="Default" presentation:presentation-page-layout-name="AL1T1">
        <draw:frame presentation:style-name="pr1" draw:layer="layout" svg:width="25.197cm" svg:height="3.507cm" svg:x="1.397cm" svg:y="0.963cm" presentation:class="title" presentation:placeholder="true" presentation:user-transformed="true">
          <draw:text-box/>
        </draw:frame>
        <draw:frame presentation:style-name="pr15" draw:text-style-name="P2" draw:layer="layout" svg:width="28.002cm" svg:height="15.8cm" svg:x="0cm" svg:y="5.199cm" presentation:class="outline" presentation:user-transformed="true">
          <draw:text-box>
            <text:list text:style-name="L1">
              <text:list-header>
                <text:p text:style-name="P1"><text:span text:style-name="T1">This slide is hidden.</text:span></text:p>
              </text:list-header>
            </text:list>
            <text:list text:style-name="L2">
              <text:list-header>
                <text:p text:style-name="P1"><text:span text:style-name="T2">Insert the final slide here.</text:span></text:p>
              </text:list-header>
            </text:list>
          </draw:text-box>
        </draw:frame>
        <presentation:notes draw:style-name="dp2">
          <draw:page-thumbnail draw:layer="layout" svg:width="14.847cm" svg:height="11.134cm" svg:x="3.074cm" svg:y="2.258cm" draw:page-number="123" presentation:class="page"/>
          <draw:frame presentation:style-name="pr3" draw:text-style-name="P2" draw:layer="layout" svg:width="16.801cm" svg:height="13.366cm" svg:x="2.098cm" svg:y="14.107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1" svg:font-family="'DejaVu Sans'" style:font-pitch="variable"/>
    <style:font-face style:name="Arial" svg:font-family="Arial"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Calibri" svg:font-family="Calibri" style:font-family-generic="swiss" style:font-pitch="variable"/>
    <style:font-face style:name="MS PGothic" svg:font-family="'MS PGothic'"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4%"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4%"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style:font-name="Arial"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084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498cm" fo:line-height="94%"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style:font-name="Arial" fo:font-size="40pt" fo:language="en" fo:country="US" fo:font-style="normal" fo:text-shadow="none" style:text-underline-style="none" fo:font-weight="normal" style:font-name-asian="DejaVu Sans1" style:font-size-asian="40pt" style:font-style-asian="normal" style:font-weight-asian="normal" style:font-name-complex="DejaVu Sans1" style:font-size-complex="40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cm" fo:margin-bottom="0.401cm" fo:line-height="94%" fo:text-align="center"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fffff" style:text-line-through-style="none" style:text-position="0% 100%" style:font-name="Arial" fo:font-size="28pt" fo:font-style="normal" fo:text-shadow="none" style:text-underline-style="none" fo:font-weight="normal" style:font-name-asian="DejaVu Sans1" style:font-size-asian="28pt" style:font-style-asian="normal" style:font-weight-asian="normal" style:font-name-complex="DejaVu Sans1"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4%" fo:text-align="center"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style:font-name="Arial"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198cm" fo:line-height="94%" fo:text-align="center"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style:font-name="Arial" fo:font-size="20pt" fo:font-style="normal" fo:text-shadow="none" style:text-underline-style="none" fo:font-weight="normal" style:font-name-asian="DejaVu Sans1" style:font-size-asian="20pt" style:font-style-asian="normal" style:font-weight-asian="normal" style:font-name-complex="DejaVu Sans1"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097cm" fo:line-height="94%" fo:text-align="center"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style:font-name="Arial" fo:font-size="20pt" fo:font-style="normal" fo:text-shadow="none" style:text-underline-style="none" fo:font-weight="normal" style:font-name-asian="DejaVu Sans1" style:font-size-asian="20pt" style:font-style-asian="normal" style:font-weight-asian="normal" style:font-name-complex="DejaVu Sans1"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097cm" fo:line-height="94%" fo:text-align="center"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style:font-name="Arial" fo:font-size="20pt" fo:font-style="normal" fo:text-shadow="none" style:text-underline-style="none" fo:font-weight="normal" style:font-name-asian="DejaVu Sans1" style:font-size-asian="20pt" style:font-style-asian="normal" style:font-weight-asian="normal" style:font-name-complex="DejaVu Sans1"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097cm" fo:line-height="94%" fo:text-align="center"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style:font-name="Arial" fo:font-size="20pt" fo:font-style="normal" fo:text-shadow="none" style:text-underline-style="none" fo:font-weight="normal" style:font-name-asian="DejaVu Sans1" style:font-size-asian="20pt" style:font-style-asian="normal" style:font-weight-asian="normal" style:font-name-complex="DejaVu Sans1"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097cm" fo:line-height="94%" fo:text-align="center"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style:font-name="Arial" fo:font-size="20pt" fo:font-style="normal" fo:text-shadow="none" style:text-underline-style="none" fo:font-weight="normal" style:font-name-asian="DejaVu Sans1" style:font-size-asian="20pt" style:font-style-asian="normal" style:font-weight-asian="normal" style:font-name-complex="DejaVu Sans1"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097cm" fo:line-height="94%" fo:text-align="center"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style:font-name="Arial" fo:font-size="20pt" fo:font-style="normal" fo:text-shadow="none" style:text-underline-style="none" fo:font-weight="normal" style:font-name-asian="DejaVu Sans1" style:font-size-asian="20pt" style:font-style-asian="normal" style:font-weight-asian="normal" style:font-name-complex="DejaVu Sans1"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4%"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style:font-name="Arial" fo:font-size="32pt" fo:font-style="normal" fo:text-shadow="none" style:text-underline-style="none" fo:font-weight="normal" style:font-name-asian="DejaVu Sans1" style:font-size-asian="32pt" style:font-style-asian="normal" style:font-weight-asian="normal" style:font-name-complex="DejaVu Sans1"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4%"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66" style:text-outline="false" style:text-line-through-style="none" style:text-position="0% 100%" style:font-name="Arial" fo:font-size="44pt" fo:font-style="normal" fo:text-shadow="none" style:text-underline-style="none" fo:font-weight="bold" style:font-name-asian="DejaVu Sans1" style:font-size-asian="44pt" style:font-style-asian="normal" style:font-weight-asian="bold" style:font-name-complex="DejaVu Sans1" style:font-size-complex="44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000000"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084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4%"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style:font-name="Arial" fo:font-size="40pt" fo:language="en" fo:country="US" fo:font-style="normal" fo:text-shadow="none" style:text-underline-style="none" fo:font-weight="normal" style:letter-kerning="true" style:font-name-asian="DejaVu Sans1" style:font-size-asian="40pt" style:font-style-asian="normal" style:font-weight-asian="normal" style:font-name-complex="DejaVu Sans1" style:font-size-complex="40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cm" fo:margin-bottom="0.401cm" fo:line-height="94%" fo:text-align="center"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fffff" style:text-line-through-style="none" style:text-position="0% 100%" style:font-name="Arial" fo:font-size="28pt" fo:font-style="normal" fo:text-shadow="none" style:text-underline-style="none" fo:font-weight="normal" style:font-name-asian="DejaVu Sans1" style:font-size-asian="28pt" style:font-style-asian="normal" style:font-weight-asian="normal" style:font-name-complex="DejaVu Sans1"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cm" fo:margin-bottom="0.299cm" fo:line-height="94%" fo:text-align="center"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style:font-name="Arial"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cm" fo:margin-bottom="0.202cm" fo:line-height="94%" fo:text-align="center"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style:font-name="Arial" fo:font-size="20pt" fo:font-style="normal" fo:text-shadow="none" style:text-underline-style="none" fo:font-weight="normal" style:font-name-asian="DejaVu Sans1" style:font-size-asian="20pt" style:font-style-asian="normal" style:font-weight-asian="normal" style:font-name-complex="DejaVu Sans1"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cm" fo:margin-bottom="0.101cm" fo:line-height="94%" fo:text-align="center"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style:font-name="Arial" fo:font-size="20pt" fo:font-style="normal" fo:text-shadow="none" style:text-underline-style="none" fo:font-weight="normal" style:font-name-asian="DejaVu Sans1" style:font-size-asian="20pt" style:font-style-asian="normal" style:font-weight-asian="normal" style:font-name-complex="DejaVu Sans1"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cm" fo:margin-bottom="0.101cm" fo:line-height="94%" fo:text-align="center"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style:font-name="Arial" fo:font-size="20pt" fo:font-style="normal" fo:text-shadow="none" style:text-underline-style="none" fo:font-weight="normal" style:font-name-asian="DejaVu Sans1" style:font-size-asian="20pt" style:font-style-asian="normal" style:font-weight-asian="normal" style:font-name-complex="DejaVu Sans1"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cm" fo:margin-bottom="0.101cm" fo:line-height="94%" fo:text-align="center"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style:font-name="Arial" fo:font-size="20pt" fo:font-style="normal" fo:text-shadow="none" style:text-underline-style="none" fo:font-weight="normal" style:font-name-asian="DejaVu Sans1" style:font-size-asian="20pt" style:font-style-asian="normal" style:font-weight-asian="normal" style:font-name-complex="DejaVu Sans1"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cm" fo:margin-bottom="0.101cm" fo:line-height="94%" fo:text-align="center"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style:font-name="Arial" fo:font-size="20pt" fo:font-style="normal" fo:text-shadow="none" style:text-underline-style="none" fo:font-weight="normal" style:font-name-asian="DejaVu Sans1" style:font-size-asian="20pt" style:font-style-asian="normal" style:font-weight-asian="normal" style:font-name-complex="DejaVu Sans1"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cm" fo:margin-bottom="0.101cm" fo:line-height="94%" fo:text-align="center"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style:font-name="Arial" fo:font-size="20pt" fo:font-style="normal" fo:text-shadow="none" style:text-underline-style="none" fo:font-weight="normal" style:font-name-asian="DejaVu Sans1" style:font-size-asian="20pt" style:font-style-asian="normal" style:font-weight-asian="normal" style:font-name-complex="DejaVu Sans1"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4%"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style:font-name="Arial" fo:font-size="32pt" fo:font-style="normal" fo:text-shadow="none" style:text-underline-style="none" fo:font-weight="normal" style:letter-kerning="true" style:font-name-asian="DejaVu Sans1" style:font-size-asian="32pt" style:font-style-asian="normal" style:font-weight-asian="normal" style:font-name-complex="DejaVu Sans1"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4%"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66" style:text-outline="false" style:text-line-through-style="none" style:text-position="0% 100%" style:font-name="Arial" fo:font-size="44pt" fo:font-style="normal" fo:text-shadow="none" style:text-underline-style="none" fo:font-weight="bold" style:letter-kerning="true" style:font-name-asian="DejaVu Sans1" style:font-size-asian="44pt" style:font-style-asian="normal" style:font-weight-asian="bold" style:font-name-complex="DejaVu Sans1" style:font-size-complex="44pt" style:font-style-complex="normal" style:font-weight-complex="bold" style:text-emphasize="none" style:font-relief="none" style:text-overline-style="none" style:text-overline-color="font-color"/>
    </style:style>
    <style:style style:name="Title2-background" style:family="presentation">
      <style:graphic-properties draw:stroke="none" draw:fill="solid" draw:fill-color="#000000" draw:textarea-horizontal-align="center" draw:textarea-vertical-align="middle" draw:shadow-color="#808080"/>
      <style:paragraph-properties fo:text-align="center"/>
    </style:style>
    <style:style style:name="Title2-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313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style:font-name="Arial" fo:font-size="35pt" fo:font-style="normal" fo:text-shadow="none" style:text-underline-style="none" fo:font-weight="normal" style:letter-kerning="true" style:font-name-asian="DejaVu Sans1" style:font-size-asian="35pt" style:font-style-asian="normal" style:font-weight-asian="normal" style:font-name-complex="DejaVu Sans1" style:font-size-complex="35pt" style:font-style-complex="normal" style:font-weight-complex="normal" style:text-emphasize="none" style:font-relief="none" style:text-overline-style="none" style:text-overline-color="font-color"/>
    </style:style>
    <style:style style:name="Title2-outline2" style:family="presentation" style:parent-style-name="Title2-outline1">
      <style:graphic-properties>
        <text:list-style style:name="Title2-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273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fffff" style:text-line-through-style="none" style:text-position="0% 100%" style:font-name="Arial" fo:font-size="31pt" fo:font-style="normal" fo:text-shadow="none" style:text-underline-style="none" fo:font-weight="normal" style:font-name-asian="DejaVu Sans1" style:font-size-asian="31pt" style:font-style-asian="normal" style:font-weight-asian="normal" style:font-name-complex="DejaVu Sans1" style:font-size-complex="31pt" style:font-style-complex="normal" style:font-weight-complex="normal" style:font-relief="none"/>
    </style:style>
    <style:style style:name="Title2-outline3" style:family="presentation" style:parent-style-name="Title2-outline2">
      <style:paragraph-properties fo:margin-left="3.175cm" fo:margin-right="0cm" fo:margin-top="0.233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style:font-name="Arial" fo:font-size="27pt" fo:font-style="normal" fo:text-shadow="none" style:text-underline-style="none" fo:font-weight="normal" style:font-name-asian="DejaVu Sans1" style:font-size-asian="27pt" style:font-style-asian="normal" style:font-weight-asian="normal" style:font-name-complex="DejaVu Sans1" style:font-size-complex="27pt" style:font-style-complex="normal" style:font-weight-complex="normal" style:font-relief="none"/>
    </style:style>
    <style:style style:name="Title2-outline4" style:family="presentation" style:parent-style-name="Title2-outline3">
      <style:paragraph-properties fo:margin-left="4.445cm" fo:margin-right="0cm" fo:margin-top="0.194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style:font-name="Arial" fo:font-size="22pt" fo:font-style="normal" fo:text-shadow="none" style:text-underline-style="none" fo:font-weight="normal" style:font-name-asian="DejaVu Sans1" style:font-size-asian="22pt" style:font-style-asian="normal" style:font-weight-asian="normal" style:font-name-complex="DejaVu Sans1" style:font-size-complex="22pt" style:font-style-complex="normal" style:font-weight-complex="normal" style:font-relief="none"/>
    </style:style>
    <style:style style:name="Title2-outline5" style:family="presentation" style:parent-style-name="Title2-outline4">
      <style:paragraph-properties fo:margin-left="5.715cm" fo:margin-right="0cm" fo:margin-top="0.194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style:font-name="Arial" fo:font-size="22pt" fo:font-style="normal" fo:text-shadow="none" style:text-underline-style="none" fo:font-weight="normal" style:font-name-asian="DejaVu Sans1" style:font-size-asian="22pt" style:font-style-asian="normal" style:font-weight-asian="normal" style:font-name-complex="DejaVu Sans1" style:font-size-complex="22pt" style:font-style-complex="normal" style:font-weight-complex="normal" style:font-relief="none"/>
    </style:style>
    <style:style style:name="Title2-outline6" style:family="presentation" style:parent-style-name="Title2-outline5">
      <style:paragraph-properties fo:margin-left="5.715cm" fo:margin-right="0cm" fo:margin-top="0.194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style:font-name="Arial" fo:font-size="22pt" fo:font-style="normal" fo:text-shadow="none" style:text-underline-style="none" fo:font-weight="normal" style:font-name-asian="DejaVu Sans1" style:font-size-asian="22pt" style:font-style-asian="normal" style:font-weight-asian="normal" style:font-name-complex="DejaVu Sans1" style:font-size-complex="22pt" style:font-style-complex="normal" style:font-weight-complex="normal" style:font-relief="none"/>
    </style:style>
    <style:style style:name="Title2-outline7" style:family="presentation" style:parent-style-name="Title2-outline6">
      <style:paragraph-properties fo:margin-left="5.715cm" fo:margin-right="0cm" fo:margin-top="0.194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style:font-name="Arial" fo:font-size="22pt" fo:font-style="normal" fo:text-shadow="none" style:text-underline-style="none" fo:font-weight="normal" style:font-name-asian="DejaVu Sans1" style:font-size-asian="22pt" style:font-style-asian="normal" style:font-weight-asian="normal" style:font-name-complex="DejaVu Sans1" style:font-size-complex="22pt" style:font-style-complex="normal" style:font-weight-complex="normal" style:font-relief="none"/>
    </style:style>
    <style:style style:name="Title2-outline8" style:family="presentation" style:parent-style-name="Title2-outline7">
      <style:paragraph-properties fo:margin-left="5.715cm" fo:margin-right="0cm" fo:margin-top="0.194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style:font-name="Arial" fo:font-size="22pt" fo:font-style="normal" fo:text-shadow="none" style:text-underline-style="none" fo:font-weight="normal" style:font-name-asian="DejaVu Sans1" style:font-size-asian="22pt" style:font-style-asian="normal" style:font-weight-asian="normal" style:font-name-complex="DejaVu Sans1" style:font-size-complex="22pt" style:font-style-complex="normal" style:font-weight-complex="normal" style:font-relief="none"/>
    </style:style>
    <style:style style:name="Title2-outline9" style:family="presentation" style:parent-style-name="Title2-outline8">
      <style:paragraph-properties fo:margin-left="5.715cm" fo:margin-right="0cm" fo:margin-top="0.194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style:font-name="Arial" fo:font-size="22pt" fo:font-style="normal" fo:text-shadow="none" style:text-underline-style="none" fo:font-weight="normal" style:font-name-asian="DejaVu Sans1" style:font-size-asian="22pt" style:font-style-asian="normal" style:font-weight-asian="normal" style:font-name-complex="DejaVu Sans1" style:font-size-complex="22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style:font-name="Arial" fo:font-size="32pt" fo:font-style="normal" fo:text-shadow="none" style:text-underline-style="none" fo:font-weight="normal" style:letter-kerning="true" style:font-name-asian="DejaVu Sans1" style:font-size-asian="32pt" style:font-style-asian="normal" style:font-weight-asian="normal" style:font-name-complex="DejaVu Sans1"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style:font-name="Arial" fo:font-size="53pt" fo:font-style="normal" fo:text-shadow="none" style:text-underline-style="none" fo:font-weight="normal" style:letter-kerning="true" style:font-name-asian="DejaVu Sans1" style:font-size-asian="53pt" style:font-style-asian="normal" style:font-weight-asian="normal" style:font-name-complex="DejaVu Sans1" style:font-size-complex="53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000000" draw:textarea-horizontal-align="center" draw:textarea-vertical-align="middle" draw:shadow-color="#808080"/>
      <style:paragraph-properties fo:text-align="center"/>
    </style:style>
    <style:style style:name="Title3-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313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style:font-name="Calibri" fo:font-size="35pt" fo:font-style="normal" fo:text-shadow="none" style:text-underline-style="none" fo:font-weight="normal" style:letter-kerning="true" style:font-name-asian="DejaVu Sans1" style:font-size-asian="35pt" style:font-style-asian="normal" style:font-weight-asian="normal" style:font-name-complex="DejaVu Sans1" style:font-size-complex="35pt" style:font-style-complex="normal" style:font-weight-complex="normal" style:text-emphasize="none" style:font-relief="none" style:text-overline-style="none" style:text-overline-color="font-color"/>
    </style:style>
    <style:style style:name="Title3-outline2" style:family="presentation" style:parent-style-name="Title3-outline1">
      <style:graphic-properties>
        <text:list-style style:name="Title3-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273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fffff" style:text-line-through-style="none" style:text-position="0% 100%" style:font-name="Calibri" fo:font-size="31pt" fo:font-style="normal" fo:text-shadow="none" style:text-underline-style="none" fo:font-weight="normal" style:font-name-asian="DejaVu Sans1" style:font-size-asian="31pt" style:font-style-asian="normal" style:font-weight-asian="normal" style:font-name-complex="DejaVu Sans1" style:font-size-complex="31pt" style:font-style-complex="normal" style:font-weight-complex="normal" style:font-relief="none"/>
    </style:style>
    <style:style style:name="Title3-outline3" style:family="presentation" style:parent-style-name="Title3-outline2">
      <style:paragraph-properties fo:margin-left="3.175cm" fo:margin-right="0cm" fo:margin-top="0.233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style:font-name="Calibri" fo:font-size="27pt" fo:font-style="normal" fo:text-shadow="none" style:text-underline-style="none" fo:font-weight="normal" style:font-name-asian="DejaVu Sans1" style:font-size-asian="27pt" style:font-style-asian="normal" style:font-weight-asian="normal" style:font-name-complex="DejaVu Sans1" style:font-size-complex="27pt" style:font-style-complex="normal" style:font-weight-complex="normal" style:font-relief="none"/>
    </style:style>
    <style:style style:name="Title3-outline4" style:family="presentation" style:parent-style-name="Title3-outline3">
      <style:paragraph-properties fo:margin-left="4.445cm" fo:margin-right="0cm" fo:margin-top="0.194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style:font-name="Calibri" fo:font-size="22pt" fo:font-style="normal" fo:text-shadow="none" style:text-underline-style="none" fo:font-weight="normal" style:font-name-asian="DejaVu Sans1" style:font-size-asian="22pt" style:font-style-asian="normal" style:font-weight-asian="normal" style:font-name-complex="DejaVu Sans1" style:font-size-complex="22pt" style:font-style-complex="normal" style:font-weight-complex="normal" style:font-relief="none"/>
    </style:style>
    <style:style style:name="Title3-outline5" style:family="presentation" style:parent-style-name="Title3-outline4">
      <style:paragraph-properties fo:margin-left="5.715cm" fo:margin-right="0cm" fo:margin-top="0.194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style:font-name="Calibri" fo:font-size="22pt" fo:font-style="normal" fo:text-shadow="none" style:text-underline-style="none" fo:font-weight="normal" style:font-name-asian="DejaVu Sans1" style:font-size-asian="22pt" style:font-style-asian="normal" style:font-weight-asian="normal" style:font-name-complex="DejaVu Sans1" style:font-size-complex="22pt" style:font-style-complex="normal" style:font-weight-complex="normal" style:font-relief="none"/>
    </style:style>
    <style:style style:name="Title3-outline6" style:family="presentation" style:parent-style-name="Title3-outline5">
      <style:paragraph-properties fo:margin-left="5.715cm" fo:margin-right="0cm" fo:margin-top="0.194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style:font-name="Calibri" fo:font-size="22pt" fo:font-style="normal" fo:text-shadow="none" style:text-underline-style="none" fo:font-weight="normal" style:font-name-asian="DejaVu Sans1" style:font-size-asian="22pt" style:font-style-asian="normal" style:font-weight-asian="normal" style:font-name-complex="DejaVu Sans1" style:font-size-complex="22pt" style:font-style-complex="normal" style:font-weight-complex="normal" style:font-relief="none"/>
    </style:style>
    <style:style style:name="Title3-outline7" style:family="presentation" style:parent-style-name="Title3-outline6">
      <style:paragraph-properties fo:margin-left="5.715cm" fo:margin-right="0cm" fo:margin-top="0.194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style:font-name="Calibri" fo:font-size="22pt" fo:font-style="normal" fo:text-shadow="none" style:text-underline-style="none" fo:font-weight="normal" style:font-name-asian="DejaVu Sans1" style:font-size-asian="22pt" style:font-style-asian="normal" style:font-weight-asian="normal" style:font-name-complex="DejaVu Sans1" style:font-size-complex="22pt" style:font-style-complex="normal" style:font-weight-complex="normal" style:font-relief="none"/>
    </style:style>
    <style:style style:name="Title3-outline8" style:family="presentation" style:parent-style-name="Title3-outline7">
      <style:paragraph-properties fo:margin-left="5.715cm" fo:margin-right="0cm" fo:margin-top="0.194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style:font-name="Calibri" fo:font-size="22pt" fo:font-style="normal" fo:text-shadow="none" style:text-underline-style="none" fo:font-weight="normal" style:font-name-asian="DejaVu Sans1" style:font-size-asian="22pt" style:font-style-asian="normal" style:font-weight-asian="normal" style:font-name-complex="DejaVu Sans1" style:font-size-complex="22pt" style:font-style-complex="normal" style:font-weight-complex="normal" style:font-relief="none"/>
    </style:style>
    <style:style style:name="Title3-outline9" style:family="presentation" style:parent-style-name="Title3-outline8">
      <style:paragraph-properties fo:margin-left="5.715cm" fo:margin-right="0cm" fo:margin-top="0.194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style:font-name="Calibri" fo:font-size="22pt" fo:font-style="normal" fo:text-shadow="none" style:text-underline-style="none" fo:font-weight="normal" style:font-name-asian="DejaVu Sans1" style:font-size-asian="22pt" style:font-style-asian="normal" style:font-weight-asian="normal" style:font-name-complex="DejaVu Sans1" style:font-size-complex="22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style:font-name="Calibri" fo:font-size="32pt" fo:font-style="normal" fo:text-shadow="none" style:text-underline-style="none" fo:font-weight="normal" style:letter-kerning="true" style:font-name-asian="DejaVu Sans1" style:font-size-asian="32pt" style:font-style-asian="normal" style:font-weight-asian="normal" style:font-name-complex="DejaVu Sans1" style:font-size-complex="3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middle" fo:padding-top="0.13cm" fo:padding-bottom="0.13cm" fo:padding-left="0.25cm" fo:padding-right="0.25cm">
        <text:list-style style:name="Title3-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style:font-name="Calibri" fo:font-size="53pt" fo:font-style="normal" fo:text-shadow="none" style:text-underline-style="none" fo:font-weight="normal" style:letter-kerning="true" style:font-name-asian="DejaVu Sans1" style:font-size-asian="53pt" style:font-style-asian="normal" style:font-weight-asian="normal" style:font-name-complex="DejaVu Sans1" style:font-size-complex="53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000000" draw:textarea-horizontal-align="center" draw:textarea-vertical-align="middle" draw:shadow-color="#808080"/>
      <style:paragraph-properties fo:text-align="center"/>
    </style:style>
    <style:style style:name="Title4-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4-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313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style:font-name="Arial" fo:font-size="35pt" fo:font-style="normal" fo:text-shadow="none" style:text-underline-style="none" fo:font-weight="normal" style:letter-kerning="true" style:font-name-asian="DejaVu Sans1" style:font-size-asian="35pt" style:font-style-asian="normal" style:font-weight-asian="normal" style:font-name-complex="DejaVu Sans1" style:font-size-complex="35pt" style:font-style-complex="normal" style:font-weight-complex="normal" style:text-emphasize="none" style:font-relief="none" style:text-overline-style="none" style:text-overline-color="font-color"/>
    </style:style>
    <style:style style:name="Title4-outline2" style:family="presentation" style:parent-style-name="Title4-outline1">
      <style:graphic-properties>
        <text:list-style style:name="Title4-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273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fffff" style:text-line-through-style="none" style:text-position="0% 100%" style:font-name="Arial" fo:font-size="31pt" fo:font-style="normal" fo:text-shadow="none" style:text-underline-style="none" fo:font-weight="normal" style:font-name-asian="DejaVu Sans1" style:font-size-asian="31pt" style:font-style-asian="normal" style:font-weight-asian="normal" style:font-name-complex="DejaVu Sans1" style:font-size-complex="31pt" style:font-style-complex="normal" style:font-weight-complex="normal" style:font-relief="none"/>
    </style:style>
    <style:style style:name="Title4-outline3" style:family="presentation" style:parent-style-name="Title4-outline2">
      <style:paragraph-properties fo:margin-left="3.175cm" fo:margin-right="0cm" fo:margin-top="0.233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style:font-name="Arial" fo:font-size="27pt" fo:font-style="normal" fo:text-shadow="none" style:text-underline-style="none" fo:font-weight="normal" style:font-name-asian="DejaVu Sans1" style:font-size-asian="27pt" style:font-style-asian="normal" style:font-weight-asian="normal" style:font-name-complex="DejaVu Sans1" style:font-size-complex="27pt" style:font-style-complex="normal" style:font-weight-complex="normal" style:font-relief="none"/>
    </style:style>
    <style:style style:name="Title4-outline4" style:family="presentation" style:parent-style-name="Title4-outline3">
      <style:paragraph-properties fo:margin-left="4.445cm" fo:margin-right="0cm" fo:margin-top="0.194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style:font-name="Arial" fo:font-size="22pt" fo:font-style="normal" fo:text-shadow="none" style:text-underline-style="none" fo:font-weight="normal" style:font-name-asian="DejaVu Sans1" style:font-size-asian="22pt" style:font-style-asian="normal" style:font-weight-asian="normal" style:font-name-complex="DejaVu Sans1" style:font-size-complex="22pt" style:font-style-complex="normal" style:font-weight-complex="normal" style:font-relief="none"/>
    </style:style>
    <style:style style:name="Title4-outline5" style:family="presentation" style:parent-style-name="Title4-outline4">
      <style:paragraph-properties fo:margin-left="5.715cm" fo:margin-right="0cm" fo:margin-top="0.194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style:font-name="Arial" fo:font-size="22pt" fo:font-style="normal" fo:text-shadow="none" style:text-underline-style="none" fo:font-weight="normal" style:font-name-asian="DejaVu Sans1" style:font-size-asian="22pt" style:font-style-asian="normal" style:font-weight-asian="normal" style:font-name-complex="DejaVu Sans1" style:font-size-complex="22pt" style:font-style-complex="normal" style:font-weight-complex="normal" style:font-relief="none"/>
    </style:style>
    <style:style style:name="Title4-outline6" style:family="presentation" style:parent-style-name="Title4-outline5">
      <style:paragraph-properties fo:margin-left="5.715cm" fo:margin-right="0cm" fo:margin-top="0.194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style:font-name="Arial" fo:font-size="22pt" fo:font-style="normal" fo:text-shadow="none" style:text-underline-style="none" fo:font-weight="normal" style:font-name-asian="DejaVu Sans1" style:font-size-asian="22pt" style:font-style-asian="normal" style:font-weight-asian="normal" style:font-name-complex="DejaVu Sans1" style:font-size-complex="22pt" style:font-style-complex="normal" style:font-weight-complex="normal" style:font-relief="none"/>
    </style:style>
    <style:style style:name="Title4-outline7" style:family="presentation" style:parent-style-name="Title4-outline6">
      <style:paragraph-properties fo:margin-left="5.715cm" fo:margin-right="0cm" fo:margin-top="0.194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style:font-name="Arial" fo:font-size="22pt" fo:font-style="normal" fo:text-shadow="none" style:text-underline-style="none" fo:font-weight="normal" style:font-name-asian="DejaVu Sans1" style:font-size-asian="22pt" style:font-style-asian="normal" style:font-weight-asian="normal" style:font-name-complex="DejaVu Sans1" style:font-size-complex="22pt" style:font-style-complex="normal" style:font-weight-complex="normal" style:font-relief="none"/>
    </style:style>
    <style:style style:name="Title4-outline8" style:family="presentation" style:parent-style-name="Title4-outline7">
      <style:paragraph-properties fo:margin-left="5.715cm" fo:margin-right="0cm" fo:margin-top="0.194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style:font-name="Arial" fo:font-size="22pt" fo:font-style="normal" fo:text-shadow="none" style:text-underline-style="none" fo:font-weight="normal" style:font-name-asian="DejaVu Sans1" style:font-size-asian="22pt" style:font-style-asian="normal" style:font-weight-asian="normal" style:font-name-complex="DejaVu Sans1" style:font-size-complex="22pt" style:font-style-complex="normal" style:font-weight-complex="normal" style:font-relief="none"/>
    </style:style>
    <style:style style:name="Title4-outline9" style:family="presentation" style:parent-style-name="Title4-outline8">
      <style:paragraph-properties fo:margin-left="5.715cm" fo:margin-right="0cm" fo:margin-top="0.194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style:font-name="Arial" fo:font-size="22pt" fo:font-style="normal" fo:text-shadow="none" style:text-underline-style="none" fo:font-weight="normal" style:font-name-asian="DejaVu Sans1" style:font-size-asian="22pt" style:font-style-asian="normal" style:font-weight-asian="normal" style:font-name-complex="DejaVu Sans1" style:font-size-complex="22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style:font-name="Arial" fo:font-size="32pt" fo:font-style="normal" fo:text-shadow="none" style:text-underline-style="none" fo:font-weight="normal" style:letter-kerning="true" style:font-name-asian="DejaVu Sans1" style:font-size-asian="32pt" style:font-style-asian="normal" style:font-weight-asian="normal" style:font-name-complex="DejaVu Sans1"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3cm" fo:padding-bottom="0.13cm" fo:padding-left="0.25cm" fo:padding-right="0.25cm">
        <text:list-style style:name="Title4-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style:font-name="Arial" fo:font-size="53pt" fo:font-style="normal" fo:text-shadow="none" style:text-underline-style="none" fo:font-weight="normal" style:letter-kerning="true" style:font-name-asian="DejaVu Sans1" style:font-size-asian="53pt" style:font-style-asian="normal" style:font-weight-asian="normal" style:font-name-complex="DejaVu Sans1" style:font-size-complex="53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5-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313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Calibri" fo:font-size="35pt" fo:font-style="normal" fo:text-shadow="none" style:text-underline-style="none" fo:font-weight="normal" style:letter-kerning="true" style:font-name-asian="DejaVu Sans1" style:font-size-asian="35pt" style:font-style-asian="normal" style:font-weight-asian="normal" style:font-name-complex="DejaVu Sans1" style:font-size-complex="35pt" style:font-style-complex="normal" style:font-weight-complex="normal" style:text-emphasize="none" style:font-relief="none" style:text-overline-style="none" style:text-overline-color="font-color"/>
    </style:style>
    <style:style style:name="Title5-outline2" style:family="presentation" style:parent-style-name="Title5-outline1">
      <style:graphic-properties>
        <text:list-style style:name="Title5-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273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Calibri" fo:font-size="31pt" fo:font-style="normal" fo:text-shadow="none" style:text-underline-style="none" fo:font-weight="normal" style:font-name-asian="DejaVu Sans1" style:font-size-asian="31pt" style:font-style-asian="normal" style:font-weight-asian="normal" style:font-name-complex="DejaVu Sans1" style:font-size-complex="31pt" style:font-style-complex="normal" style:font-weight-complex="normal" style:font-relief="none"/>
    </style:style>
    <style:style style:name="Title5-outline3" style:family="presentation" style:parent-style-name="Title5-outline2">
      <style:paragraph-properties fo:margin-left="3.175cm" fo:margin-right="0cm" fo:margin-top="0.233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Calibri" fo:font-size="27pt" fo:font-style="normal" fo:text-shadow="none" style:text-underline-style="none" fo:font-weight="normal" style:font-name-asian="DejaVu Sans1" style:font-size-asian="27pt" style:font-style-asian="normal" style:font-weight-asian="normal" style:font-name-complex="DejaVu Sans1" style:font-size-complex="27pt" style:font-style-complex="normal" style:font-weight-complex="normal" style:font-relief="none"/>
    </style:style>
    <style:style style:name="Title5-outline4" style:family="presentation" style:parent-style-name="Title5-outline3">
      <style:paragraph-properties fo:margin-left="4.445cm" fo:margin-right="0cm" fo:margin-top="0.194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Calibri" fo:font-size="22pt" fo:font-style="normal" fo:text-shadow="none" style:text-underline-style="none" fo:font-weight="normal" style:font-name-asian="DejaVu Sans1" style:font-size-asian="22pt" style:font-style-asian="normal" style:font-weight-asian="normal" style:font-name-complex="DejaVu Sans1" style:font-size-complex="22pt" style:font-style-complex="normal" style:font-weight-complex="normal" style:font-relief="none"/>
    </style:style>
    <style:style style:name="Title5-outline5" style:family="presentation" style:parent-style-name="Title5-outline4">
      <style:paragraph-properties fo:margin-left="5.715cm" fo:margin-right="0cm" fo:margin-top="0.194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Calibri" fo:font-size="22pt" fo:font-style="normal" fo:text-shadow="none" style:text-underline-style="none" fo:font-weight="normal" style:font-name-asian="DejaVu Sans1" style:font-size-asian="22pt" style:font-style-asian="normal" style:font-weight-asian="normal" style:font-name-complex="DejaVu Sans1" style:font-size-complex="22pt" style:font-style-complex="normal" style:font-weight-complex="normal" style:font-relief="none"/>
    </style:style>
    <style:style style:name="Title5-outline6" style:family="presentation" style:parent-style-name="Title5-outline5">
      <style:paragraph-properties fo:margin-left="5.715cm" fo:margin-right="0cm" fo:margin-top="0.194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Calibri" fo:font-size="22pt" fo:font-style="normal" fo:text-shadow="none" style:text-underline-style="none" fo:font-weight="normal" style:font-name-asian="DejaVu Sans1" style:font-size-asian="22pt" style:font-style-asian="normal" style:font-weight-asian="normal" style:font-name-complex="DejaVu Sans1" style:font-size-complex="22pt" style:font-style-complex="normal" style:font-weight-complex="normal" style:font-relief="none"/>
    </style:style>
    <style:style style:name="Title5-outline7" style:family="presentation" style:parent-style-name="Title5-outline6">
      <style:paragraph-properties fo:margin-left="5.715cm" fo:margin-right="0cm" fo:margin-top="0.194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Calibri" fo:font-size="22pt" fo:font-style="normal" fo:text-shadow="none" style:text-underline-style="none" fo:font-weight="normal" style:font-name-asian="DejaVu Sans1" style:font-size-asian="22pt" style:font-style-asian="normal" style:font-weight-asian="normal" style:font-name-complex="DejaVu Sans1" style:font-size-complex="22pt" style:font-style-complex="normal" style:font-weight-complex="normal" style:font-relief="none"/>
    </style:style>
    <style:style style:name="Title5-outline8" style:family="presentation" style:parent-style-name="Title5-outline7">
      <style:paragraph-properties fo:margin-left="5.715cm" fo:margin-right="0cm" fo:margin-top="0.194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Calibri" fo:font-size="22pt" fo:font-style="normal" fo:text-shadow="none" style:text-underline-style="none" fo:font-weight="normal" style:font-name-asian="DejaVu Sans1" style:font-size-asian="22pt" style:font-style-asian="normal" style:font-weight-asian="normal" style:font-name-complex="DejaVu Sans1" style:font-size-complex="22pt" style:font-style-complex="normal" style:font-weight-complex="normal" style:font-relief="none"/>
    </style:style>
    <style:style style:name="Title5-outline9" style:family="presentation" style:parent-style-name="Title5-outline8">
      <style:paragraph-properties fo:margin-left="5.715cm" fo:margin-right="0cm" fo:margin-top="0.194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Calibri" fo:font-size="22pt" fo:font-style="normal" fo:text-shadow="none" style:text-underline-style="none" fo:font-weight="normal" style:font-name-asian="DejaVu Sans1" style:font-size-asian="22pt" style:font-style-asian="normal" style:font-weight-asian="normal" style:font-name-complex="DejaVu Sans1" style:font-size-complex="22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Calibri" fo:font-size="32pt" fo:font-style="normal" fo:text-shadow="none" style:text-underline-style="none" fo:font-weight="normal" style:letter-kerning="true" style:font-name-asian="DejaVu Sans1" style:font-size-asian="32pt" style:font-style-asian="normal" style:font-weight-asian="normal" style:font-name-complex="DejaVu Sans1" style:font-size-complex="32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middle" fo:padding-top="0.13cm" fo:padding-bottom="0.13cm" fo:padding-left="0.25cm" fo:padding-right="0.25cm">
        <text:list-style style:name="Title5-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Calibri" fo:font-size="53pt" fo:font-style="normal" fo:text-shadow="none" style:text-underline-style="none" fo:font-weight="normal" style:letter-kerning="true" style:font-name-asian="DejaVu Sans1" style:font-size-asian="53pt" style:font-style-asian="normal" style:font-weight-asian="normal" style:font-name-complex="DejaVu Sans1" style:font-size-complex="53pt" style:font-style-complex="normal" style:font-weight-complex="normal" style:text-emphasize="none" style:font-relief="none" style:text-overline-style="none" style:text-overline-color="font-color"/>
    </style:style>
    <style:style style:name="Title6-background" style:family="presentation">
      <style:graphic-properties draw:stroke="none" draw:fill="solid" draw:fill-color="#000000" draw:textarea-horizontal-align="center" draw:textarea-vertical-align="middle" draw:shadow-color="#808080"/>
      <style:paragraph-properties fo:text-align="center"/>
    </style:style>
    <style:style style:name="Title6-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6-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313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style:font-name="Calibri" fo:font-size="35pt" fo:font-style="normal" fo:text-shadow="none" style:text-underline-style="none" fo:font-weight="normal" style:letter-kerning="true" style:font-name-asian="DejaVu Sans1" style:font-size-asian="35pt" style:font-style-asian="normal" style:font-weight-asian="normal" style:font-name-complex="DejaVu Sans1" style:font-size-complex="35pt" style:font-style-complex="normal" style:font-weight-complex="normal" style:text-emphasize="none" style:font-relief="none" style:text-overline-style="none" style:text-overline-color="font-color"/>
    </style:style>
    <style:style style:name="Title6-outline2" style:family="presentation" style:parent-style-name="Title6-outline1">
      <style:graphic-properties>
        <text:list-style style:name="Title6-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273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fffff" style:text-line-through-style="none" style:text-position="0% 100%" style:font-name="Calibri" fo:font-size="31pt" fo:font-style="normal" fo:text-shadow="none" style:text-underline-style="none" fo:font-weight="normal" style:font-name-asian="DejaVu Sans1" style:font-size-asian="31pt" style:font-style-asian="normal" style:font-weight-asian="normal" style:font-name-complex="DejaVu Sans1" style:font-size-complex="31pt" style:font-style-complex="normal" style:font-weight-complex="normal" style:font-relief="none"/>
    </style:style>
    <style:style style:name="Title6-outline3" style:family="presentation" style:parent-style-name="Title6-outline2">
      <style:paragraph-properties fo:margin-left="3.175cm" fo:margin-right="0cm" fo:margin-top="0.233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style:font-name="Calibri" fo:font-size="27pt" fo:font-style="normal" fo:text-shadow="none" style:text-underline-style="none" fo:font-weight="normal" style:font-name-asian="DejaVu Sans1" style:font-size-asian="27pt" style:font-style-asian="normal" style:font-weight-asian="normal" style:font-name-complex="DejaVu Sans1" style:font-size-complex="27pt" style:font-style-complex="normal" style:font-weight-complex="normal" style:font-relief="none"/>
    </style:style>
    <style:style style:name="Title6-outline4" style:family="presentation" style:parent-style-name="Title6-outline3">
      <style:paragraph-properties fo:margin-left="4.445cm" fo:margin-right="0cm" fo:margin-top="0.194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style:font-name="Calibri" fo:font-size="22pt" fo:font-style="normal" fo:text-shadow="none" style:text-underline-style="none" fo:font-weight="normal" style:font-name-asian="DejaVu Sans1" style:font-size-asian="22pt" style:font-style-asian="normal" style:font-weight-asian="normal" style:font-name-complex="DejaVu Sans1" style:font-size-complex="22pt" style:font-style-complex="normal" style:font-weight-complex="normal" style:font-relief="none"/>
    </style:style>
    <style:style style:name="Title6-outline5" style:family="presentation" style:parent-style-name="Title6-outline4">
      <style:paragraph-properties fo:margin-left="5.715cm" fo:margin-right="0cm" fo:margin-top="0.194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style:font-name="Calibri" fo:font-size="22pt" fo:font-style="normal" fo:text-shadow="none" style:text-underline-style="none" fo:font-weight="normal" style:font-name-asian="DejaVu Sans1" style:font-size-asian="22pt" style:font-style-asian="normal" style:font-weight-asian="normal" style:font-name-complex="DejaVu Sans1" style:font-size-complex="22pt" style:font-style-complex="normal" style:font-weight-complex="normal" style:font-relief="none"/>
    </style:style>
    <style:style style:name="Title6-outline6" style:family="presentation" style:parent-style-name="Title6-outline5">
      <style:paragraph-properties fo:margin-left="5.715cm" fo:margin-right="0cm" fo:margin-top="0.194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style:font-name="Calibri" fo:font-size="22pt" fo:font-style="normal" fo:text-shadow="none" style:text-underline-style="none" fo:font-weight="normal" style:font-name-asian="DejaVu Sans1" style:font-size-asian="22pt" style:font-style-asian="normal" style:font-weight-asian="normal" style:font-name-complex="DejaVu Sans1" style:font-size-complex="22pt" style:font-style-complex="normal" style:font-weight-complex="normal" style:font-relief="none"/>
    </style:style>
    <style:style style:name="Title6-outline7" style:family="presentation" style:parent-style-name="Title6-outline6">
      <style:paragraph-properties fo:margin-left="5.715cm" fo:margin-right="0cm" fo:margin-top="0.194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style:font-name="Calibri" fo:font-size="22pt" fo:font-style="normal" fo:text-shadow="none" style:text-underline-style="none" fo:font-weight="normal" style:font-name-asian="DejaVu Sans1" style:font-size-asian="22pt" style:font-style-asian="normal" style:font-weight-asian="normal" style:font-name-complex="DejaVu Sans1" style:font-size-complex="22pt" style:font-style-complex="normal" style:font-weight-complex="normal" style:font-relief="none"/>
    </style:style>
    <style:style style:name="Title6-outline8" style:family="presentation" style:parent-style-name="Title6-outline7">
      <style:paragraph-properties fo:margin-left="5.715cm" fo:margin-right="0cm" fo:margin-top="0.194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style:font-name="Calibri" fo:font-size="22pt" fo:font-style="normal" fo:text-shadow="none" style:text-underline-style="none" fo:font-weight="normal" style:font-name-asian="DejaVu Sans1" style:font-size-asian="22pt" style:font-style-asian="normal" style:font-weight-asian="normal" style:font-name-complex="DejaVu Sans1" style:font-size-complex="22pt" style:font-style-complex="normal" style:font-weight-complex="normal" style:font-relief="none"/>
    </style:style>
    <style:style style:name="Title6-outline9" style:family="presentation" style:parent-style-name="Title6-outline8">
      <style:paragraph-properties fo:margin-left="5.715cm" fo:margin-right="0cm" fo:margin-top="0.194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style:font-name="Calibri" fo:font-size="22pt" fo:font-style="normal" fo:text-shadow="none" style:text-underline-style="none" fo:font-weight="normal" style:font-name-asian="DejaVu Sans1" style:font-size-asian="22pt" style:font-style-asian="normal" style:font-weight-asian="normal" style:font-name-complex="DejaVu Sans1" style:font-size-complex="22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style:font-name="Calibri" fo:font-size="32pt" fo:font-style="normal" fo:text-shadow="none" style:text-underline-style="none" fo:font-weight="normal" style:letter-kerning="true" style:font-name-asian="DejaVu Sans1" style:font-size-asian="32pt" style:font-style-asian="normal" style:font-weight-asian="normal" style:font-name-complex="DejaVu Sans1" style:font-size-complex="32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justify" draw:textarea-vertical-align="middle" fo:padding-top="0.13cm" fo:padding-bottom="0.13cm" fo:padding-left="0.25cm" fo:padding-right="0.25cm">
        <text:list-style style:name="Title6-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style:font-name="Calibri" fo:font-size="53pt" fo:font-style="normal" fo:text-shadow="none" style:text-underline-style="none" fo:font-weight="normal" style:letter-kerning="true" style:font-name-asian="DejaVu Sans1" style:font-size-asian="53pt" style:font-style-asian="normal" style:font-weight-asian="normal" style:font-name-complex="DejaVu Sans1" style:font-size-complex="53pt" style:font-style-complex="normal" style:font-weight-complex="normal" style:text-emphasize="none" style:font-relief="none" style:text-overline-style="none" style:text-overline-color="font-color"/>
    </style:style>
    <style:style style:name="Title7-background" style:family="presentation">
      <style:graphic-properties draw:stroke="none" draw:fill="solid" draw:fill-color="#000000" draw:textarea-horizontal-align="center" draw:textarea-vertical-align="middle" draw:shadow-color="#808080"/>
      <style:paragraph-properties fo:text-align="center"/>
    </style:style>
    <style:style style:name="Title7-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7-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343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style:font-name="Arial" fo:font-size="39pt" fo:font-style="normal" fo:text-shadow="none" style:text-underline-style="none" fo:font-weight="normal" style:letter-kerning="true" style:font-name-asian="DejaVu Sans1" style:font-size-asian="39pt" style:font-style-asian="normal" style:font-weight-asian="normal" style:font-name-complex="DejaVu Sans1" style:font-size-complex="39pt" style:font-style-complex="normal" style:font-weight-complex="normal" style:text-emphasize="none" style:font-relief="none" style:text-overline-style="none" style:text-overline-color="font-color"/>
    </style:style>
    <style:style style:name="Title7-outline2" style:family="presentation" style:parent-style-name="Title7-outline1">
      <style:graphic-properties>
        <text:list-style style:name="Title7-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299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fffff" style:text-line-through-style="none" style:text-position="0% 100%" style:font-name="Arial" fo:font-size="34pt" fo:font-style="normal" fo:text-shadow="none" style:text-underline-style="none" fo:font-weight="normal" style:font-name-asian="DejaVu Sans1" style:font-size-asian="34pt" style:font-style-asian="normal" style:font-weight-asian="normal" style:font-name-complex="DejaVu Sans1" style:font-size-complex="34pt" style:font-style-complex="normal" style:font-weight-complex="normal" style:font-relief="none"/>
    </style:style>
    <style:style style:name="Title7-outline3" style:family="presentation" style:parent-style-name="Title7-outline2">
      <style:paragraph-properties fo:margin-left="3.175cm" fo:margin-right="0cm" fo:margin-top="0.255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style:font-name="Arial" fo:font-size="29pt" fo:font-style="normal" fo:text-shadow="none" style:text-underline-style="none" fo:font-weight="normal" style:font-name-asian="DejaVu Sans1" style:font-size-asian="29pt" style:font-style-asian="normal" style:font-weight-asian="normal" style:font-name-complex="DejaVu Sans1" style:font-size-complex="29pt" style:font-style-complex="normal" style:font-weight-complex="normal" style:font-relief="none"/>
    </style:style>
    <style:style style:name="Title7-outline4" style:family="presentation" style:parent-style-name="Title7-outline3">
      <style:paragraph-properties fo:margin-left="4.44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style:font-name="Arial"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font-relief="none"/>
    </style:style>
    <style:style style:name="Title7-outline5" style:family="presentation" style:parent-style-name="Title7-outline4">
      <style:paragraph-properties fo:margin-left="5.71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style:font-name="Arial"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font-relief="none"/>
    </style:style>
    <style:style style:name="Title7-outline6" style:family="presentation" style:parent-style-name="Title7-outline5">
      <style:paragraph-properties fo:margin-left="5.71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style:font-name="Arial"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font-relief="none"/>
    </style:style>
    <style:style style:name="Title7-outline7" style:family="presentation" style:parent-style-name="Title7-outline6">
      <style:paragraph-properties fo:margin-left="5.71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style:font-name="Arial"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font-relief="none"/>
    </style:style>
    <style:style style:name="Title7-outline8" style:family="presentation" style:parent-style-name="Title7-outline7">
      <style:paragraph-properties fo:margin-left="5.71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style:font-name="Arial"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font-relief="none"/>
    </style:style>
    <style:style style:name="Title7-outline9" style:family="presentation" style:parent-style-name="Title7-outline8">
      <style:paragraph-properties fo:margin-left="5.71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style:font-name="Arial"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style:font-name="Arial" fo:font-size="32pt" fo:font-style="normal" fo:text-shadow="none" style:text-underline-style="none" fo:font-weight="normal" style:letter-kerning="true" style:font-name-asian="DejaVu Sans1" style:font-size-asian="32pt" style:font-style-asian="normal" style:font-weight-asian="normal" style:font-name-complex="DejaVu Sans1" style:font-size-complex="32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horizontal-align="justify" draw:textarea-vertical-align="middle" fo:padding-top="0.13cm" fo:padding-bottom="0.13cm" fo:padding-left="0.25cm" fo:padding-right="0.25cm">
        <text:list-style style:name="Title7-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style:font-name="Arial" fo:font-size="63pt" fo:font-style="normal" fo:text-shadow="none" style:text-underline-style="none" fo:font-weight="normal" style:letter-kerning="true" style:font-name-asian="DejaVu Sans1" style:font-size-asian="63pt" style:font-style-asian="normal" style:font-weight-asian="normal" style:font-name-complex="DejaVu Sans1" style:font-size-complex="63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4" style:family="graphic" style:parent-style-name="standard" style:list-style-name="ML1">
      <style:graphic-properties draw:stroke="none" draw:fill="none" draw:fill-color="#ffffff" draw:textarea-horizontal-align="left" draw:textarea-vertical-align="top" draw:auto-grow-height="false" draw:auto-grow-width="false" fo:min-height="1.483cm" fo:min-width="0cm" fo:padding-top="0cm" fo:padding-bottom="0cm" fo:padding-left="0cm" fo:padding-right="0cm" fo:wrap-option="wrap" draw:shadow-color="#808080"/>
    </style:style>
    <style:style style:name="Mgr5" style:family="graphic" style:parent-style-name="standard" style:list-style-name="ML1">
      <style:graphic-properties draw:stroke="none" draw:fill="none" draw:fill-color="#ffffff" draw:textarea-horizontal-align="right" draw:textarea-vertical-align="top" draw:auto-grow-height="false" draw:auto-grow-width="false" fo:min-height="1.483cm" fo:min-width="0cm" fo:padding-top="0cm" fo:padding-bottom="0cm" fo:padding-left="0cm" fo:padding-right="0cm" fo:wrap-option="wrap" draw:shadow-color="#808080"/>
    </style:style>
    <style:style style:name="Mgr6" style:family="graphic" style:parent-style-name="standard" style:list-style-name="ML1">
      <style:graphic-properties draw:stroke="none" draw:fill="none" draw:fill-color="#ffffff" draw:textarea-horizontal-align="left" draw:textarea-vertical-align="bottom" draw:auto-grow-height="false" draw:auto-grow-width="false" fo:min-height="1.483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right" draw:textarea-vertical-align="bottom" draw:auto-grow-height="false" draw:auto-grow-width="false" fo:min-height="1.483cm" fo:min-width="0cm" fo:padding-top="0cm" fo:padding-bottom="0cm" fo:padding-left="0cm" fo:padding-right="0cm" fo:wrap-option="wrap" draw:shadow-color="#808080"/>
    </style:style>
    <style:style style:name="Mgr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Mpr1" style:family="presentation" style:parent-style-name="Title1-backgroundobjects" style:list-style-name="ML1">
      <style:graphic-properties draw:stroke="none" draw:fill="none" draw:fill-color="#ffffff" draw:textarea-horizontal-align="left" draw:textarea-vertical-align="top" draw:auto-grow-height="false" draw:auto-grow-width="false" fo:min-height="1.483cm" fo:min-width="0cm" fo:padding-top="0cm" fo:padding-bottom="0cm" fo:padding-left="0cm" fo:padding-right="0cm" fo:wrap-option="wrap" draw:shadow-color="#808080"/>
    </style:style>
    <style:style style:name="Mpr2" style:family="presentation" style:parent-style-name="Title1-backgroundobjects" style:list-style-name="ML1">
      <style:graphic-properties draw:stroke="none" draw:fill="none" draw:fill-color="#ffffff" draw:textarea-horizontal-align="right" draw:textarea-vertical-align="top" draw:auto-grow-height="false" draw:auto-grow-width="false" fo:min-height="1.483cm" fo:min-width="0cm" fo:padding-top="0cm" fo:padding-bottom="0cm" fo:padding-left="0cm" fo:padding-right="0cm" fo:wrap-option="wrap" draw:shadow-color="#808080"/>
    </style:style>
    <style:style style:name="Mpr3" style:family="presentation" style:parent-style-name="Title1-backgroundobjects" style:list-style-name="ML1">
      <style:graphic-properties draw:stroke="none" draw:fill="none" draw:fill-color="#ffffff" draw:textarea-horizontal-align="left" draw:textarea-vertical-align="bottom" draw:auto-grow-height="false" draw:auto-grow-width="false" fo:min-height="1.483cm" fo:min-width="0cm" fo:padding-top="0cm" fo:padding-bottom="0cm" fo:padding-left="0cm" fo:padding-right="0cm" fo:wrap-option="wrap" draw:shadow-color="#808080"/>
    </style:style>
    <style:style style:name="Mpr4" style:family="presentation" style:parent-style-name="Title1-backgroundobjects" style:list-style-name="ML1">
      <style:graphic-properties draw:stroke="none" draw:fill="none" draw:fill-color="#ffffff" draw:textarea-horizontal-align="right" draw:textarea-vertical-align="bottom" draw:auto-grow-height="false" draw:auto-grow-width="false" fo:min-height="1.483cm" fo:min-width="0cm" fo:padding-top="0cm" fo:padding-bottom="0cm" fo:padding-left="0cm" fo:padding-right="0cm" fo:wrap-option="wrap" draw:shadow-color="#808080"/>
    </style:style>
    <style:style style:name="Mpr5" style:family="presentation" style:parent-style-name="Title2-backgroundobjects" style:list-style-name="ML1">
      <style:graphic-properties draw:stroke="none" draw:fill="none" draw:fill-color="#ffffff" draw:auto-grow-height="false" draw:auto-grow-width="false" fo:min-height="1.456cm" fo:min-width="0cm" fo:wrap-option="wrap"/>
    </style:style>
    <style:style style:name="Mpr6" style:family="presentation" style:parent-style-name="Title2-backgroundobjects" style:list-style-name="ML1">
      <style:graphic-properties draw:stroke="none" draw:fill="none" draw:fill-color="#ffffff" draw:auto-grow-height="false" draw:auto-grow-width="false" fo:min-height="1.456cm" fo:min-width="0cm" fo:wrap-option="wrap"/>
    </style:style>
    <style:style style:name="Mpr7" style:family="presentation" style:parent-style-name="Title2-backgroundobjects" style:list-style-name="ML1">
      <style:graphic-properties draw:stroke="none" draw:fill="none" draw:fill-color="#ffffff" draw:textarea-horizontal-align="left" draw:textarea-vertical-align="top" draw:auto-grow-height="false" draw:auto-grow-width="false" fo:min-height="1.483cm" fo:min-width="0cm" fo:padding-top="0cm" fo:padding-bottom="0cm" fo:padding-left="0cm" fo:padding-right="0cm" fo:wrap-option="wrap" draw:shadow-color="#808080"/>
    </style:style>
    <style:style style:name="Mpr8" style:family="presentation" style:parent-style-name="Title2-backgroundobjects" style:list-style-name="ML1">
      <style:graphic-properties draw:stroke="none" draw:fill="none" draw:fill-color="#ffffff" draw:textarea-horizontal-align="right" draw:textarea-vertical-align="top" draw:auto-grow-height="false" draw:auto-grow-width="false" fo:min-height="1.483cm" fo:min-width="0cm" fo:padding-top="0cm" fo:padding-bottom="0cm" fo:padding-left="0cm" fo:padding-right="0cm" fo:wrap-option="wrap" draw:shadow-color="#808080"/>
    </style:style>
    <style:style style:name="Mpr9" style:family="presentation" style:parent-style-name="Title2-backgroundobjects" style:list-style-name="ML1">
      <style:graphic-properties draw:stroke="none" draw:fill="none" draw:fill-color="#ffffff" draw:textarea-horizontal-align="left" draw:textarea-vertical-align="bottom" draw:auto-grow-height="false" draw:auto-grow-width="false" fo:min-height="1.483cm" fo:min-width="0cm" fo:padding-top="0cm" fo:padding-bottom="0cm" fo:padding-left="0cm" fo:padding-right="0cm" fo:wrap-option="wrap" draw:shadow-color="#808080"/>
    </style:style>
    <style:style style:name="Mpr10" style:family="presentation" style:parent-style-name="Title2-backgroundobjects" style:list-style-name="ML1">
      <style:graphic-properties draw:stroke="none" draw:fill="none" draw:fill-color="#ffffff" draw:textarea-horizontal-align="right" draw:textarea-vertical-align="bottom" draw:auto-grow-height="false" draw:auto-grow-width="false" fo:min-height="1.483cm" fo:min-width="0cm" fo:padding-top="0cm" fo:padding-bottom="0cm" fo:padding-left="0cm" fo:padding-right="0cm" fo:wrap-option="wrap" draw:shadow-color="#808080"/>
    </style:style>
    <style:style style:name="Mpr11" style:family="presentation" style:parent-style-name="Title3-backgroundobjects" style:list-style-name="ML2">
      <style:graphic-properties draw:stroke="none" draw:fill="none" draw:fill-color="#ffffff" draw:auto-grow-height="false" draw:auto-grow-width="false" fo:min-height="1.116cm" fo:min-width="0cm" fo:wrap-option="wrap"/>
    </style:style>
    <style:style style:name="Mpr12" style:family="presentation" style:parent-style-name="Title3-backgroundobjects" style:list-style-name="ML2">
      <style:graphic-properties draw:stroke="none" draw:fill="none" draw:fill-color="#ffffff" draw:auto-grow-height="false" draw:auto-grow-width="false" fo:min-height="1.116cm" fo:min-width="0cm" fo:wrap-option="wrap"/>
    </style:style>
    <style:style style:name="Mpr13" style:family="presentation" style:parent-style-name="Title3-backgroundobjects" style:list-style-name="ML1">
      <style:graphic-properties draw:stroke="none" draw:fill="none" draw:fill-color="#ffffff" draw:textarea-horizontal-align="left" draw:textarea-vertical-align="top" draw:auto-grow-height="false" draw:auto-grow-width="false" fo:min-height="1.483cm" fo:min-width="0cm" fo:padding-top="0cm" fo:padding-bottom="0cm" fo:padding-left="0cm" fo:padding-right="0cm" fo:wrap-option="wrap" draw:shadow-color="#808080"/>
    </style:style>
    <style:style style:name="Mpr14" style:family="presentation" style:parent-style-name="Title3-backgroundobjects" style:list-style-name="ML1">
      <style:graphic-properties draw:stroke="none" draw:fill="none" draw:fill-color="#ffffff" draw:textarea-horizontal-align="right" draw:textarea-vertical-align="top" draw:auto-grow-height="false" draw:auto-grow-width="false" fo:min-height="1.483cm" fo:min-width="0cm" fo:padding-top="0cm" fo:padding-bottom="0cm" fo:padding-left="0cm" fo:padding-right="0cm" fo:wrap-option="wrap" draw:shadow-color="#808080"/>
    </style:style>
    <style:style style:name="Mpr15" style:family="presentation" style:parent-style-name="Title3-backgroundobjects" style:list-style-name="ML1">
      <style:graphic-properties draw:stroke="none" draw:fill="none" draw:fill-color="#ffffff" draw:textarea-horizontal-align="left" draw:textarea-vertical-align="bottom" draw:auto-grow-height="false" draw:auto-grow-width="false" fo:min-height="1.483cm" fo:min-width="0cm" fo:padding-top="0cm" fo:padding-bottom="0cm" fo:padding-left="0cm" fo:padding-right="0cm" fo:wrap-option="wrap" draw:shadow-color="#808080"/>
    </style:style>
    <style:style style:name="Mpr16" style:family="presentation" style:parent-style-name="Title3-backgroundobjects" style:list-style-name="ML1">
      <style:graphic-properties draw:stroke="none" draw:fill="none" draw:fill-color="#ffffff" draw:textarea-horizontal-align="right" draw:textarea-vertical-align="bottom" draw:auto-grow-height="false" draw:auto-grow-width="false" fo:min-height="1.483cm" fo:min-width="0cm" fo:padding-top="0cm" fo:padding-bottom="0cm" fo:padding-left="0cm" fo:padding-right="0cm" fo:wrap-option="wrap" draw:shadow-color="#808080"/>
    </style:style>
    <style:style style:name="Mpr17" style:family="presentation" style:parent-style-name="Title4-backgroundobjects" style:list-style-name="ML1">
      <style:graphic-properties draw:stroke="none" draw:fill="none" draw:fill-color="#ffffff" draw:auto-grow-height="false" draw:auto-grow-width="false" fo:min-height="1.456cm" fo:min-width="0cm" fo:wrap-option="wrap"/>
    </style:style>
    <style:style style:name="Mpr18" style:family="presentation" style:parent-style-name="Title4-backgroundobjects" style:list-style-name="ML1">
      <style:graphic-properties draw:stroke="none" draw:fill="none" draw:fill-color="#ffffff" draw:auto-grow-height="false" draw:auto-grow-width="false" fo:min-height="1.456cm" fo:min-width="0cm" fo:wrap-option="wrap"/>
    </style:style>
    <style:style style:name="Mpr19" style:family="presentation" style:parent-style-name="Title4-backgroundobjects" style:list-style-name="ML1">
      <style:graphic-properties draw:stroke="none" draw:fill="none" draw:fill-color="#ffffff" draw:textarea-horizontal-align="left" draw:textarea-vertical-align="top" draw:auto-grow-height="false" draw:auto-grow-width="false" fo:min-height="1.483cm" fo:min-width="0cm" fo:padding-top="0cm" fo:padding-bottom="0cm" fo:padding-left="0cm" fo:padding-right="0cm" fo:wrap-option="wrap" draw:shadow-color="#808080"/>
    </style:style>
    <style:style style:name="Mpr20" style:family="presentation" style:parent-style-name="Title4-backgroundobjects" style:list-style-name="ML1">
      <style:graphic-properties draw:stroke="none" draw:fill="none" draw:fill-color="#ffffff" draw:textarea-horizontal-align="right" draw:textarea-vertical-align="top" draw:auto-grow-height="false" draw:auto-grow-width="false" fo:min-height="1.483cm" fo:min-width="0cm" fo:padding-top="0cm" fo:padding-bottom="0cm" fo:padding-left="0cm" fo:padding-right="0cm" fo:wrap-option="wrap" draw:shadow-color="#808080"/>
    </style:style>
    <style:style style:name="Mpr21" style:family="presentation" style:parent-style-name="Title4-backgroundobjects" style:list-style-name="ML1">
      <style:graphic-properties draw:stroke="none" draw:fill="none" draw:fill-color="#ffffff" draw:textarea-horizontal-align="left" draw:textarea-vertical-align="bottom" draw:auto-grow-height="false" draw:auto-grow-width="false" fo:min-height="1.483cm" fo:min-width="0cm" fo:padding-top="0cm" fo:padding-bottom="0cm" fo:padding-left="0cm" fo:padding-right="0cm" fo:wrap-option="wrap" draw:shadow-color="#808080"/>
    </style:style>
    <style:style style:name="Mpr22" style:family="presentation" style:parent-style-name="Title4-backgroundobjects" style:list-style-name="ML1">
      <style:graphic-properties draw:stroke="none" draw:fill="none" draw:fill-color="#ffffff" draw:textarea-horizontal-align="right" draw:textarea-vertical-align="bottom" draw:auto-grow-height="false" draw:auto-grow-width="false" fo:min-height="1.483cm" fo:min-width="0cm" fo:padding-top="0cm" fo:padding-bottom="0cm" fo:padding-left="0cm" fo:padding-right="0cm" fo:wrap-option="wrap" draw:shadow-color="#808080"/>
    </style:style>
    <style:style style:name="Mpr23" style:family="presentation" style:parent-style-name="Title5-backgroundobjects" style:list-style-name="ML3">
      <style:graphic-properties draw:stroke="none" draw:fill="none" draw:fill-color="#ffffff" draw:auto-grow-height="false" draw:auto-grow-width="false" fo:min-height="1.116cm" fo:min-width="0cm" fo:wrap-option="wrap"/>
    </style:style>
    <style:style style:name="Mpr24" style:family="presentation" style:parent-style-name="Title5-backgroundobjects" style:list-style-name="ML3">
      <style:graphic-properties draw:stroke="none" draw:fill="none" draw:fill-color="#ffffff" draw:auto-grow-height="false" draw:auto-grow-width="false" fo:min-height="1.116cm" fo:min-width="0cm" fo:wrap-option="wrap"/>
    </style:style>
    <style:style style:name="Mpr25" style:family="presentation" style:parent-style-name="Title5-backgroundobjects" style:list-style-name="ML1">
      <style:graphic-properties draw:stroke="none" draw:fill="none" draw:fill-color="#ffffff" draw:textarea-horizontal-align="left" draw:textarea-vertical-align="top" draw:auto-grow-height="false" draw:auto-grow-width="false" fo:min-height="1.483cm" fo:min-width="0cm" fo:padding-top="0cm" fo:padding-bottom="0cm" fo:padding-left="0cm" fo:padding-right="0cm" fo:wrap-option="wrap" draw:shadow-color="#808080"/>
    </style:style>
    <style:style style:name="Mpr26" style:family="presentation" style:parent-style-name="Title5-backgroundobjects" style:list-style-name="ML1">
      <style:graphic-properties draw:stroke="none" draw:fill="none" draw:fill-color="#ffffff" draw:textarea-horizontal-align="right" draw:textarea-vertical-align="top" draw:auto-grow-height="false" draw:auto-grow-width="false" fo:min-height="1.483cm" fo:min-width="0cm" fo:padding-top="0cm" fo:padding-bottom="0cm" fo:padding-left="0cm" fo:padding-right="0cm" fo:wrap-option="wrap" draw:shadow-color="#808080"/>
    </style:style>
    <style:style style:name="Mpr27" style:family="presentation" style:parent-style-name="Title5-backgroundobjects" style:list-style-name="ML1">
      <style:graphic-properties draw:stroke="none" draw:fill="none" draw:fill-color="#ffffff" draw:textarea-horizontal-align="left" draw:textarea-vertical-align="bottom" draw:auto-grow-height="false" draw:auto-grow-width="false" fo:min-height="1.483cm" fo:min-width="0cm" fo:padding-top="0cm" fo:padding-bottom="0cm" fo:padding-left="0cm" fo:padding-right="0cm" fo:wrap-option="wrap" draw:shadow-color="#808080"/>
    </style:style>
    <style:style style:name="Mpr28" style:family="presentation" style:parent-style-name="Title5-backgroundobjects" style:list-style-name="ML1">
      <style:graphic-properties draw:stroke="none" draw:fill="none" draw:fill-color="#ffffff" draw:textarea-horizontal-align="right" draw:textarea-vertical-align="bottom" draw:auto-grow-height="false" draw:auto-grow-width="false" fo:min-height="1.483cm" fo:min-width="0cm" fo:padding-top="0cm" fo:padding-bottom="0cm" fo:padding-left="0cm" fo:padding-right="0cm" fo:wrap-option="wrap" draw:shadow-color="#808080"/>
    </style:style>
    <style:style style:name="Mpr29" style:family="presentation" style:parent-style-name="Title6-backgroundobjects" style:list-style-name="ML2">
      <style:graphic-properties draw:stroke="none" draw:fill="none" draw:fill-color="#ffffff" draw:auto-grow-height="false" draw:auto-grow-width="false" fo:min-height="1.116cm" fo:min-width="0cm" fo:wrap-option="wrap"/>
    </style:style>
    <style:style style:name="Mpr30" style:family="presentation" style:parent-style-name="Title6-backgroundobjects" style:list-style-name="ML2">
      <style:graphic-properties draw:stroke="none" draw:fill="none" draw:fill-color="#ffffff" draw:auto-grow-height="false" draw:auto-grow-width="false" fo:min-height="1.116cm" fo:min-width="0cm" fo:wrap-option="wrap"/>
    </style:style>
    <style:style style:name="Mpr31" style:family="presentation" style:parent-style-name="Title6-backgroundobjects" style:list-style-name="ML1">
      <style:graphic-properties draw:stroke="none" draw:fill="none" draw:fill-color="#ffffff" draw:textarea-horizontal-align="left" draw:textarea-vertical-align="top" draw:auto-grow-height="false" draw:auto-grow-width="false" fo:min-height="1.483cm" fo:min-width="0cm" fo:padding-top="0cm" fo:padding-bottom="0cm" fo:padding-left="0cm" fo:padding-right="0cm" fo:wrap-option="wrap" draw:shadow-color="#808080"/>
    </style:style>
    <style:style style:name="Mpr32" style:family="presentation" style:parent-style-name="Title6-backgroundobjects" style:list-style-name="ML1">
      <style:graphic-properties draw:stroke="none" draw:fill="none" draw:fill-color="#ffffff" draw:textarea-horizontal-align="right" draw:textarea-vertical-align="top" draw:auto-grow-height="false" draw:auto-grow-width="false" fo:min-height="1.483cm" fo:min-width="0cm" fo:padding-top="0cm" fo:padding-bottom="0cm" fo:padding-left="0cm" fo:padding-right="0cm" fo:wrap-option="wrap" draw:shadow-color="#808080"/>
    </style:style>
    <style:style style:name="Mpr33" style:family="presentation" style:parent-style-name="Title6-backgroundobjects" style:list-style-name="ML1">
      <style:graphic-properties draw:stroke="none" draw:fill="none" draw:fill-color="#ffffff" draw:textarea-horizontal-align="left" draw:textarea-vertical-align="bottom" draw:auto-grow-height="false" draw:auto-grow-width="false" fo:min-height="1.483cm" fo:min-width="0cm" fo:padding-top="0cm" fo:padding-bottom="0cm" fo:padding-left="0cm" fo:padding-right="0cm" fo:wrap-option="wrap" draw:shadow-color="#808080"/>
    </style:style>
    <style:style style:name="Mpr34" style:family="presentation" style:parent-style-name="Title6-backgroundobjects" style:list-style-name="ML1">
      <style:graphic-properties draw:stroke="none" draw:fill="none" draw:fill-color="#ffffff" draw:textarea-horizontal-align="right" draw:textarea-vertical-align="bottom" draw:auto-grow-height="false" draw:auto-grow-width="false" fo:min-height="1.483cm" fo:min-width="0cm" fo:padding-top="0cm" fo:padding-bottom="0cm" fo:padding-left="0cm" fo:padding-right="0cm" fo:wrap-option="wrap" draw:shadow-color="#808080"/>
    </style:style>
    <style:style style:name="Mpr35" style:family="presentation" style:parent-style-name="Title7-backgroundobjects" style:list-style-name="ML1">
      <style:graphic-properties draw:stroke="none" draw:fill="none" draw:fill-color="#ffffff" draw:auto-grow-height="false" draw:auto-grow-width="false" fo:min-height="1.456cm" fo:min-width="0cm" fo:wrap-option="wrap"/>
    </style:style>
    <style:style style:name="Mpr36" style:family="presentation" style:parent-style-name="Title7-backgroundobjects" style:list-style-name="ML1">
      <style:graphic-properties draw:stroke="none" draw:fill="none" draw:fill-color="#ffffff" draw:auto-grow-height="false" draw:auto-grow-width="false" fo:min-height="1.456cm" fo:min-width="0cm" fo:wrap-option="wrap"/>
    </style:style>
    <style:style style:name="Mpr37" style:family="presentation" style:parent-style-name="Title7-backgroundobjects" style:list-style-name="ML1">
      <style:graphic-properties draw:stroke="none" draw:fill="none" draw:fill-color="#ffffff" draw:textarea-horizontal-align="left" draw:textarea-vertical-align="top" draw:auto-grow-height="false" draw:auto-grow-width="false" fo:min-height="1.483cm" fo:min-width="0cm" fo:padding-top="0cm" fo:padding-bottom="0cm" fo:padding-left="0cm" fo:padding-right="0cm" fo:wrap-option="wrap" draw:shadow-color="#808080"/>
    </style:style>
    <style:style style:name="Mpr38" style:family="presentation" style:parent-style-name="Title7-backgroundobjects" style:list-style-name="ML1">
      <style:graphic-properties draw:stroke="none" draw:fill="none" draw:fill-color="#ffffff" draw:textarea-horizontal-align="right" draw:textarea-vertical-align="top" draw:auto-grow-height="false" draw:auto-grow-width="false" fo:min-height="1.483cm" fo:min-width="0cm" fo:padding-top="0cm" fo:padding-bottom="0cm" fo:padding-left="0cm" fo:padding-right="0cm" fo:wrap-option="wrap" draw:shadow-color="#808080"/>
    </style:style>
    <style:style style:name="Mpr39" style:family="presentation" style:parent-style-name="Title7-backgroundobjects" style:list-style-name="ML1">
      <style:graphic-properties draw:stroke="none" draw:fill="none" draw:fill-color="#ffffff" draw:textarea-horizontal-align="left" draw:textarea-vertical-align="bottom" draw:auto-grow-height="false" draw:auto-grow-width="false" fo:min-height="1.483cm" fo:min-width="0cm" fo:padding-top="0cm" fo:padding-bottom="0cm" fo:padding-left="0cm" fo:padding-right="0cm" fo:wrap-option="wrap" draw:shadow-color="#808080"/>
    </style:style>
    <style:style style:name="Mpr40" style:family="presentation" style:parent-style-name="Title7-backgroundobjects" style:list-style-name="ML1">
      <style:graphic-properties draw:stroke="none" draw:fill="none" draw:fill-color="#ffffff" draw:textarea-horizontal-align="right" draw:textarea-vertical-align="bottom" draw:auto-grow-height="false" draw:auto-grow-width="false" fo:min-height="1.483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line-height="93%" fo:text-indent="0cm" style:line-break="strict"/>
    </style:style>
    <style:style style:name="MP5" style:family="paragraph">
      <style:paragraph-properties fo:margin-left="0cm" fo:margin-right="0cm" fo:line-height="93%" fo:text-indent="0cm" style:line-break="strict" style:writing-mode="lr-tb" style:font-independent-line-spacing="true"/>
    </style:style>
    <style:style style:name="MP6" style:family="paragraph">
      <style:paragraph-properties fo:margin-left="0cm" fo:margin-right="0cm" fo:line-height="93%" fo:text-align="end" fo:text-indent="0cm" style:line-break="strict"/>
    </style:style>
    <style:style style:name="MP7" style:family="paragraph">
      <style:paragraph-properties fo:margin-left="0cm" fo:margin-right="0cm" fo:line-height="93%" fo:text-align="end" fo:text-indent="0cm" style:line-break="strict" style:writing-mode="lr-tb" style:font-independent-line-spacing="true"/>
    </style:style>
    <style:style style:name="MP8" style:family="paragraph">
      <style:paragraph-properties fo:margin-left="0cm" fo:margin-right="0cm" fo:line-height="100%" fo:text-indent="0cm" style:punctuation-wrap="hanging" style:line-break="strict" style:writing-mode="lr-tb"/>
    </style:style>
    <style:style style:name="MP9" style:family="paragraph">
      <style:paragraph-properties fo:margin-left="0cm" fo:margin-right="0cm" fo:line-height="100%" fo:text-indent="0cm" style:punctuation-wrap="hanging" style:line-break="strict" style:writing-mode="lr-tb" style:font-independent-line-spacing="true"/>
    </style:style>
    <style:style style:name="MP10" style:family="paragraph">
      <style:paragraph-properties style:writing-mode="lr-tb" style:font-independent-line-spacing="true"/>
    </style:style>
    <style:style style:name="MP11" style:family="paragraph">
      <style:paragraph-properties fo:margin-left="0cm" fo:margin-right="0cm" fo:line-height="100%" fo:text-align="end" fo:text-indent="0cm" style:punctuation-wrap="hanging" style:line-break="strict" style:writing-mode="lr-tb"/>
    </style:style>
    <style:style style:name="MP12" style:family="paragraph">
      <style:paragraph-properties fo:margin-left="0cm" fo:margin-right="0cm" fo:line-height="100%" fo:text-align="end" fo:text-indent="0cm" style:punctuation-wrap="hanging" style:line-break="strict" style:writing-mode="lr-tb" style:font-independent-line-spacing="true"/>
    </style:style>
    <style:style style:name="MP13" style:family="paragraph">
      <style:paragraph-properties fo:margin-left="0cm" fo:margin-right="0cm" fo:line-height="100%" fo:text-indent="0cm" style:punctuation-wrap="hanging" style:line-break="strict"/>
    </style:style>
    <style:style style:name="MP14" style:family="paragraph">
      <style:paragraph-properties fo:margin-left="0cm" fo:margin-right="0cm" fo:line-height="100%" fo:text-align="end" fo:text-indent="0cm" style:punctuation-wrap="hanging" style:line-break="strict"/>
    </style:style>
    <style:style style:name="MT1" style:family="text">
      <style:text-properties fo:color="#000000" style:font-name="Times New Roman" fo:font-size="14pt" fo:language="en" fo:country="AU" style:font-size-asian="14pt" style:font-size-complex="14pt"/>
    </style:style>
    <style:style style:name="MT2" style:family="text">
      <style:text-properties fo:color="#000000" style:font-name="Times New Roman" fo:font-size="14pt" fo:language="en" fo:country="US" style:font-size-asian="14pt" style:font-size-complex="14pt"/>
    </style:style>
    <style:style style:name="MT3" style:family="text">
      <style:text-properties fo:color="#ffffff" style:font-name="Times New Roman" fo:font-size="12pt" fo:language="en" fo:country="US" style:font-size-asian="12pt" style:font-size-complex="12pt"/>
    </style:style>
    <style:style style:name="MT4" style:family="text">
      <style:text-properties fo:color="#898989" style:font-name="Times New Roman" fo:font-size="12pt" fo:language="en" fo:country="AU"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number text:level="1" style:num-format="">
        <style:list-level-properties/>
        <style:text-properties fo:color="#89898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presentation:header/></text:p>
        </draw:text-box>
      </draw:frame>
      <draw:frame draw:style-name="Mgr1" draw:text-style-name="MP2" draw:layer="backgroundobjects" svg:width="9.112cm" svg:height="1.484cm" svg:x="11.887cm" svg:y="0cm" presentation:class="date-time">
        <draw:text-box>
          <text:p text:style-name="MP2"><presentation:date-time/></text:p>
        </draw:text-box>
      </draw:frame>
      <draw:frame draw:style-name="Mgr2" draw:text-style-name="MP1" draw:layer="backgroundobjects" svg:width="9.112cm" svg:height="1.484cm" svg:x="0cm" svg:y="28.215cm" presentation:class="footer">
        <draw:text-box>
          <text:p text:style-name="MP1"><presentation:footer/></text:p>
        </draw:text-box>
      </draw:frame>
      <draw:frame draw:style-name="Mgr2" draw:text-style-name="MP2" draw:layer="backgroundobjects" svg:width="9.112cm" svg:height="1.484cm" svg:x="11.887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3cm" svg:height="3.501cm" svg:x="1.397cm" svg:y="0.837cm" presentation:class="title" presentation:placeholder="true">
        <draw:text-box/>
      </draw:frame>
      <draw:frame presentation:style-name="Default-outline1" draw:layer="backgroundobjects" svg:width="27.997cm" svg:height="12.175cm" svg:x="-0.001cm" svg:y="5.198cm" presentation:class="outline" presentation:placeholder="true">
        <draw:text-box/>
      </draw:frame>
      <presentation:notes style:page-layout-name="PM0">
        <draw:rect draw:style-name="Mgr3" draw:text-style-name="MP3" draw:layer="backgroundobjects" svg:width="21cm" svg:height="29.7cm" svg:x="0cm" svg:y="0cm">
          <text:p/>
        </draw:rect>
        <draw:page-thumbnail presentation:style-name="Default-title" draw:layer="backgroundobjects" svg:width="14.843cm" svg:height="11.13cm" svg:x="3.073cm" svg:y="2.258cm" presentation:class="page"/>
        <draw:frame presentation:style-name="Default-notes" draw:layer="backgroundobjects" svg:width="16.797cm" svg:height="13.361cm" svg:x="2.098cm" svg:y="14.106cm" presentation:class="notes" presentation:placeholder="true">
          <draw:text-box/>
        </draw:frame>
        <draw:frame draw:style-name="Mgr4" draw:text-style-name="MP5" draw:layer="backgroundobjects" svg:width="9.106cm" svg:height="1.482cm" svg:x="0cm" svg:y="0cm" presentation:class="header">
          <draw:text-box>
            <text:list text:style-name="ML1">
              <text:list-header>
                <text:p text:style-name="MP4"><text:span text:style-name="MT1"><presentation:header/></text:span></text:p>
              </text:list-header>
            </text:list>
          </draw:text-box>
        </draw:frame>
        <draw:frame draw:style-name="Mgr5" draw:text-style-name="MP7" draw:layer="backgroundobjects" svg:width="9.106cm" svg:height="1.482cm" svg:x="11.889cm" svg:y="0cm" presentation:class="date-time">
          <draw:text-box>
            <text:list text:style-name="ML1">
              <text:list-header>
                <text:p text:style-name="MP6"><text:span text:style-name="MT1"><presentation:date-time/></text:span></text:p>
              </text:list-header>
            </text:list>
          </draw:text-box>
        </draw:frame>
        <draw:frame draw:style-name="Mgr6" draw:text-style-name="MP5" draw:layer="backgroundobjects" svg:width="9.106cm" svg:height="1.482cm" svg:x="0cm" svg:y="28.213cm" presentation:class="footer">
          <draw:text-box>
            <text:list text:style-name="ML1">
              <text:list-header>
                <text:p text:style-name="MP4"><text:span text:style-name="MT1"><presentation:footer/></text:span></text:p>
              </text:list-header>
            </text:list>
          </draw:text-box>
        </draw:frame>
        <draw:frame draw:style-name="Mgr7" draw:text-style-name="MP7" draw:layer="backgroundobjects" svg:width="9.106cm" svg:height="1.482cm" svg:x="11.889cm" svg:y="28.213cm" presentation:class="page-number">
          <draw:text-box>
            <text:list text:style-name="ML1">
              <text:list-header>
                <text:p text:style-name="MP6"><text:span text:style-name="MT1"><text:page-number>&lt;number&gt;</text:page-number></text:span></text:p>
              </text:list-header>
            </text:list>
          </draw:text-box>
        </draw:frame>
      </presentation:notes>
    </style:master-page>
    <style:master-page style:name="Title1" style:page-layout-name="PM1" draw:style-name="Mdp1">
      <draw:frame presentation:style-name="Title1-title" draw:layer="backgroundobjects" svg:width="25.193cm" svg:height="3.501cm" svg:x="1.397cm" svg:y="0.837cm" presentation:class="title" presentation:placeholder="true">
        <draw:text-box/>
      </draw:frame>
      <draw:frame presentation:style-name="Title1-outline1" draw:layer="backgroundobjects" svg:width="27.997cm" svg:height="12.175cm" svg:x="-0.001cm" svg:y="5.198cm" presentation:class="outline" presentation:placeholder="true">
        <draw:text-box/>
      </draw:frame>
      <presentation:notes style:page-layout-name="PM0">
        <draw:rect draw:style-name="Mgr3" draw:text-style-name="MP3" draw:layer="backgroundobjects" svg:width="21cm" svg:height="29.7cm" svg:x="0cm" svg:y="0cm">
          <text:p/>
        </draw:rect>
        <draw:page-thumbnail presentation:style-name="Title1-title" draw:layer="backgroundobjects" svg:width="14.843cm" svg:height="11.13cm" svg:x="3.073cm" svg:y="2.258cm" presentation:class="page"/>
        <draw:frame presentation:style-name="Title1-notes" draw:layer="backgroundobjects" svg:width="16.797cm" svg:height="13.361cm" svg:x="2.098cm" svg:y="14.106cm" presentation:class="notes" presentation:placeholder="true">
          <draw:text-box/>
        </draw:frame>
        <draw:frame presentation:style-name="Mpr1" draw:text-style-name="MP5" draw:layer="backgroundobjects" svg:width="9.106cm" svg:height="1.482cm" svg:x="0cm" svg:y="0cm" presentation:class="header">
          <draw:text-box>
            <text:list text:style-name="ML1">
              <text:list-header>
                <text:p text:style-name="MP4"><text:span text:style-name="MT1"><presentation:header/></text:span></text:p>
              </text:list-header>
            </text:list>
          </draw:text-box>
        </draw:frame>
        <draw:frame presentation:style-name="Mpr2" draw:text-style-name="MP7" draw:layer="backgroundobjects" svg:width="9.106cm" svg:height="1.482cm" svg:x="11.889cm" svg:y="0cm" presentation:class="date-time">
          <draw:text-box>
            <text:list text:style-name="ML1">
              <text:list-header>
                <text:p text:style-name="MP6"><text:span text:style-name="MT1"><presentation:date-time/></text:span></text:p>
              </text:list-header>
            </text:list>
          </draw:text-box>
        </draw:frame>
        <draw:frame presentation:style-name="Mpr3" draw:text-style-name="MP5" draw:layer="backgroundobjects" svg:width="9.106cm" svg:height="1.482cm" svg:x="0cm" svg:y="28.213cm" presentation:class="footer">
          <draw:text-box>
            <text:list text:style-name="ML1">
              <text:list-header>
                <text:p text:style-name="MP4"><text:span text:style-name="MT1"><presentation:footer/></text:span></text:p>
              </text:list-header>
            </text:list>
          </draw:text-box>
        </draw:frame>
        <draw:frame presentation:style-name="Mpr4" draw:text-style-name="MP7" draw:layer="backgroundobjects" svg:width="9.106cm" svg:height="1.482cm" svg:x="11.889cm" svg:y="28.213cm" presentation:class="page-number">
          <draw:text-box>
            <text:list text:style-name="ML1">
              <text:list-header>
                <text:p text:style-name="MP6"><text:span text:style-name="MT1"><text:page-number>&lt;number&gt;</text:page-number></text:span></text:p>
              </text:list-header>
            </text:list>
          </draw:text-box>
        </draw:frame>
      </presentation:notes>
    </style:master-page>
    <style:master-page style:name="Title2" style:page-layout-name="PM1" draw:style-name="Mdp1">
      <draw:frame presentation:style-name="Title2-title" draw:layer="backgroundobjects" svg:width="25.197cm" svg:height="3.497cm" svg:x="1.397cm" svg:y="0.837cm" presentation:class="title" presentation:placeholder="true">
        <draw:text-box/>
      </draw:frame>
      <draw:frame presentation:style-name="Title2-outline1" draw:layer="backgroundobjects" svg:width="25.197cm" svg:height="12.175cm" svg:x="1.397cm" svg:y="4.898cm" presentation:class="outline" presentation:placeholder="true">
        <draw:text-box/>
      </draw:frame>
      <draw:frame presentation:style-name="Mpr5" draw:text-style-name="MP9" draw:layer="backgroundobjects" svg:width="6.531cm" svg:height="1.455cm" svg:x="1.397cm" svg:y="19.12cm" presentation:class="date-time">
        <draw:text-box>
          <text:list text:style-name="ML1">
            <text:list-header>
              <text:p text:style-name="MP8"><text:span text:style-name="MT2">11/12 February 2012</text:span></text:p>
            </text:list-header>
          </text:list>
        </draw:text-box>
      </draw:frame>
      <draw:custom-shape draw:style-name="Mgr8" draw:text-style-name="MP10" draw:layer="backgroundobjects" svg:width="8.868cm" svg:height="1.459cm" svg:x="9.565cm" svg:y="19.121cm">
        <text:p/>
        <draw:enhanced-geometry svg:viewBox="0 0 21600 21600" draw:type="mso-spt202" draw:enhanced-path="M 0 0 L 21600 0 21600 21600 0 21600 0 0 Z N"/>
      </draw:custom-shape>
      <draw:frame presentation:style-name="Mpr6" draw:text-style-name="MP12" draw:layer="backgroundobjects" svg:width="6.531cm" svg:height="1.455cm" svg:x="20.063cm" svg:y="19.12cm" presentation:class="page-number">
        <draw:text-box>
          <text:list text:style-name="ML1">
            <text:list-header>
              <text:p text:style-name="MP11"><text:span text:style-name="MT2"><text:page-number>&lt;number&gt;</text:page-number></text:span></text:p>
            </text:list-header>
          </text:list>
        </draw:text-box>
      </draw:frame>
      <presentation:notes style:page-layout-name="PM0">
        <draw:rect draw:style-name="Mgr3" draw:text-style-name="MP3" draw:layer="backgroundobjects" svg:width="21cm" svg:height="29.7cm" svg:x="0cm" svg:y="0cm">
          <text:p/>
        </draw:rect>
        <draw:page-thumbnail presentation:style-name="Title2-title" draw:layer="backgroundobjects" svg:width="14.843cm" svg:height="11.13cm" svg:x="3.073cm" svg:y="2.258cm" presentation:class="page"/>
        <draw:frame presentation:style-name="Title2-notes" draw:layer="backgroundobjects" svg:width="16.797cm" svg:height="13.361cm" svg:x="2.098cm" svg:y="14.106cm" presentation:class="notes" presentation:placeholder="true">
          <draw:text-box/>
        </draw:frame>
        <draw:frame presentation:style-name="Mpr7" draw:text-style-name="MP5" draw:layer="backgroundobjects" svg:width="9.106cm" svg:height="1.482cm" svg:x="0cm" svg:y="0cm" presentation:class="header">
          <draw:text-box>
            <text:list text:style-name="ML1">
              <text:list-header>
                <text:p text:style-name="MP4"><text:span text:style-name="MT1"><presentation:header/></text:span></text:p>
              </text:list-header>
            </text:list>
          </draw:text-box>
        </draw:frame>
        <draw:frame presentation:style-name="Mpr8" draw:text-style-name="MP7" draw:layer="backgroundobjects" svg:width="9.106cm" svg:height="1.482cm" svg:x="11.889cm" svg:y="0cm" presentation:class="date-time">
          <draw:text-box>
            <text:list text:style-name="ML1">
              <text:list-header>
                <text:p text:style-name="MP6"><text:span text:style-name="MT1"><presentation:date-time/></text:span></text:p>
              </text:list-header>
            </text:list>
          </draw:text-box>
        </draw:frame>
        <draw:frame presentation:style-name="Mpr9" draw:text-style-name="MP5" draw:layer="backgroundobjects" svg:width="9.106cm" svg:height="1.482cm" svg:x="0cm" svg:y="28.213cm" presentation:class="footer">
          <draw:text-box>
            <text:list text:style-name="ML1">
              <text:list-header>
                <text:p text:style-name="MP4"><text:span text:style-name="MT1"><presentation:footer/></text:span></text:p>
              </text:list-header>
            </text:list>
          </draw:text-box>
        </draw:frame>
        <draw:frame presentation:style-name="Mpr10" draw:text-style-name="MP7" draw:layer="backgroundobjects" svg:width="9.106cm" svg:height="1.482cm" svg:x="11.889cm" svg:y="28.213cm" presentation:class="page-number">
          <draw:text-box>
            <text:list text:style-name="ML1">
              <text:list-header>
                <text:p text:style-name="MP6"><text:span text:style-name="MT1"><text:page-number>&lt;number&gt;</text:page-number></text:span></text:p>
              </text:list-header>
            </text:list>
          </draw:text-box>
        </draw:frame>
      </presentation:notes>
    </style:master-page>
    <style:master-page style:name="Title3" style:page-layout-name="PM1" draw:style-name="Mdp1">
      <draw:frame presentation:style-name="Title3-title" draw:layer="backgroundobjects" svg:width="25.197cm" svg:height="3.497cm" svg:x="1.397cm" svg:y="0.837cm" presentation:class="title" presentation:placeholder="true">
        <draw:text-box/>
      </draw:frame>
      <draw:frame presentation:style-name="Title3-outline1" draw:layer="backgroundobjects" svg:width="25.197cm" svg:height="12.175cm" svg:x="1.397cm" svg:y="4.898cm" presentation:class="outline" presentation:placeholder="true">
        <draw:text-box/>
      </draw:frame>
      <draw:frame presentation:style-name="Mpr11" draw:text-style-name="MP9" draw:layer="backgroundobjects" svg:width="6.531cm" svg:height="1.115cm" svg:x="1.397cm" svg:y="19.464cm" presentation:class="date-time">
        <draw:text-box>
          <text:list text:style-name="ML2">
            <text:list-header>
              <text:p text:style-name="MP8"><text:span text:style-name="MT3"><presentation:date-time/></text:span></text:p>
            </text:list-header>
          </text:list>
        </draw:text-box>
      </draw:frame>
      <draw:custom-shape draw:style-name="Mgr8" draw:text-style-name="MP10" draw:layer="backgroundobjects" svg:width="8.868cm" svg:height="1.12cm" svg:x="9.565cm" svg:y="19.465cm">
        <text:p/>
        <draw:enhanced-geometry svg:viewBox="0 0 21600 21600" draw:type="mso-spt202" draw:enhanced-path="M 0 0 L 21600 0 21600 21600 0 21600 0 0 Z N"/>
      </draw:custom-shape>
      <draw:frame presentation:style-name="Mpr12" draw:text-style-name="MP12" draw:layer="backgroundobjects" svg:width="6.531cm" svg:height="1.115cm" svg:x="20.063cm" svg:y="19.464cm" presentation:class="page-number">
        <draw:text-box>
          <text:list text:style-name="ML2">
            <text:list-header>
              <text:p text:style-name="MP11"><text:span text:style-name="MT3"><text:page-number>&lt;number&gt;</text:page-number></text:span></text:p>
            </text:list-header>
          </text:list>
        </draw:text-box>
      </draw:frame>
      <presentation:notes style:page-layout-name="PM0">
        <draw:rect draw:style-name="Mgr3" draw:text-style-name="MP3" draw:layer="backgroundobjects" svg:width="21cm" svg:height="29.7cm" svg:x="0cm" svg:y="0cm">
          <text:p/>
        </draw:rect>
        <draw:page-thumbnail presentation:style-name="Title3-title" draw:layer="backgroundobjects" svg:width="14.843cm" svg:height="11.13cm" svg:x="3.073cm" svg:y="2.258cm" presentation:class="page"/>
        <draw:frame presentation:style-name="Title3-notes" draw:layer="backgroundobjects" svg:width="16.797cm" svg:height="13.361cm" svg:x="2.098cm" svg:y="14.106cm" presentation:class="notes" presentation:placeholder="true">
          <draw:text-box/>
        </draw:frame>
        <draw:frame presentation:style-name="Mpr13" draw:text-style-name="MP5" draw:layer="backgroundobjects" svg:width="9.106cm" svg:height="1.482cm" svg:x="0cm" svg:y="0cm" presentation:class="header">
          <draw:text-box>
            <text:list text:style-name="ML1">
              <text:list-header>
                <text:p text:style-name="MP4"><text:span text:style-name="MT1"><presentation:header/></text:span></text:p>
              </text:list-header>
            </text:list>
          </draw:text-box>
        </draw:frame>
        <draw:frame presentation:style-name="Mpr14" draw:text-style-name="MP7" draw:layer="backgroundobjects" svg:width="9.106cm" svg:height="1.482cm" svg:x="11.889cm" svg:y="0cm" presentation:class="date-time">
          <draw:text-box>
            <text:list text:style-name="ML1">
              <text:list-header>
                <text:p text:style-name="MP6"><text:span text:style-name="MT1"><presentation:date-time/></text:span></text:p>
              </text:list-header>
            </text:list>
          </draw:text-box>
        </draw:frame>
        <draw:frame presentation:style-name="Mpr15" draw:text-style-name="MP5" draw:layer="backgroundobjects" svg:width="9.106cm" svg:height="1.482cm" svg:x="0cm" svg:y="28.213cm" presentation:class="footer">
          <draw:text-box>
            <text:list text:style-name="ML1">
              <text:list-header>
                <text:p text:style-name="MP4"><text:span text:style-name="MT1"><presentation:footer/></text:span></text:p>
              </text:list-header>
            </text:list>
          </draw:text-box>
        </draw:frame>
        <draw:frame presentation:style-name="Mpr16" draw:text-style-name="MP7" draw:layer="backgroundobjects" svg:width="9.106cm" svg:height="1.482cm" svg:x="11.889cm" svg:y="28.213cm" presentation:class="page-number">
          <draw:text-box>
            <text:list text:style-name="ML1">
              <text:list-header>
                <text:p text:style-name="MP6"><text:span text:style-name="MT1"><text:page-number>&lt;number&gt;</text:page-number></text:span></text:p>
              </text:list-header>
            </text:list>
          </draw:text-box>
        </draw:frame>
      </presentation:notes>
    </style:master-page>
    <style:master-page style:name="Title4" style:page-layout-name="PM1" draw:style-name="Mdp1">
      <draw:frame presentation:style-name="Title4-title" draw:layer="backgroundobjects" svg:width="25.197cm" svg:height="3.497cm" svg:x="1.397cm" svg:y="0.837cm" presentation:class="title" presentation:placeholder="true">
        <draw:text-box/>
      </draw:frame>
      <draw:frame presentation:style-name="Title4-outline1" draw:layer="backgroundobjects" svg:width="25.197cm" svg:height="13.856cm" svg:x="1.397cm" svg:y="4.899cm" presentation:class="outline" presentation:placeholder="true">
        <draw:text-box/>
      </draw:frame>
      <draw:frame presentation:style-name="Mpr17" draw:text-style-name="MP9" draw:layer="backgroundobjects" svg:width="6.531cm" svg:height="1.455cm" svg:x="1.397cm" svg:y="19.12cm" presentation:class="date-time">
        <draw:text-box>
          <text:list text:style-name="ML1">
            <text:list-header>
              <text:p text:style-name="MP13"><text:span text:style-name="MT2">11/12 February 2012</text:span></text:p>
            </text:list-header>
          </text:list>
        </draw:text-box>
      </draw:frame>
      <draw:custom-shape draw:style-name="Mgr8" draw:text-style-name="MP10" draw:layer="backgroundobjects" svg:width="8.868cm" svg:height="1.459cm" svg:x="9.565cm" svg:y="19.121cm">
        <text:p/>
        <draw:enhanced-geometry svg:viewBox="0 0 21600 21600" draw:type="mso-spt202" draw:enhanced-path="M 0 0 L 21600 0 21600 21600 0 21600 0 0 Z N"/>
      </draw:custom-shape>
      <draw:frame presentation:style-name="Mpr18" draw:text-style-name="MP12" draw:layer="backgroundobjects" svg:width="6.531cm" svg:height="1.455cm" svg:x="20.063cm" svg:y="19.12cm" presentation:class="page-number">
        <draw:text-box>
          <text:list text:style-name="ML1">
            <text:list-header>
              <text:p text:style-name="MP14"><text:span text:style-name="MT2"><text:page-number>&lt;number&gt;</text:page-number></text:span></text:p>
            </text:list-header>
          </text:list>
        </draw:text-box>
      </draw:frame>
      <presentation:notes style:page-layout-name="PM0">
        <draw:rect draw:style-name="Mgr3" draw:text-style-name="MP3" draw:layer="backgroundobjects" svg:width="21cm" svg:height="29.7cm" svg:x="0cm" svg:y="0cm">
          <text:p/>
        </draw:rect>
        <draw:page-thumbnail presentation:style-name="Title4-title" draw:layer="backgroundobjects" svg:width="14.843cm" svg:height="11.13cm" svg:x="3.073cm" svg:y="2.258cm" presentation:class="page"/>
        <draw:frame presentation:style-name="Title4-notes" draw:layer="backgroundobjects" svg:width="16.797cm" svg:height="13.361cm" svg:x="2.098cm" svg:y="14.106cm" presentation:class="notes" presentation:placeholder="true">
          <draw:text-box/>
        </draw:frame>
        <draw:frame presentation:style-name="Mpr19" draw:text-style-name="MP5" draw:layer="backgroundobjects" svg:width="9.106cm" svg:height="1.482cm" svg:x="0cm" svg:y="0cm" presentation:class="header">
          <draw:text-box>
            <text:list text:style-name="ML1">
              <text:list-header>
                <text:p text:style-name="MP4"><text:span text:style-name="MT1"><presentation:header/></text:span></text:p>
              </text:list-header>
            </text:list>
          </draw:text-box>
        </draw:frame>
        <draw:frame presentation:style-name="Mpr20" draw:text-style-name="MP7" draw:layer="backgroundobjects" svg:width="9.106cm" svg:height="1.482cm" svg:x="11.889cm" svg:y="0cm" presentation:class="date-time">
          <draw:text-box>
            <text:list text:style-name="ML1">
              <text:list-header>
                <text:p text:style-name="MP6"><text:span text:style-name="MT1"><presentation:date-time/></text:span></text:p>
              </text:list-header>
            </text:list>
          </draw:text-box>
        </draw:frame>
        <draw:frame presentation:style-name="Mpr21" draw:text-style-name="MP5" draw:layer="backgroundobjects" svg:width="9.106cm" svg:height="1.482cm" svg:x="0cm" svg:y="28.213cm" presentation:class="footer">
          <draw:text-box>
            <text:list text:style-name="ML1">
              <text:list-header>
                <text:p text:style-name="MP4"><text:span text:style-name="MT1"><presentation:footer/></text:span></text:p>
              </text:list-header>
            </text:list>
          </draw:text-box>
        </draw:frame>
        <draw:frame presentation:style-name="Mpr22" draw:text-style-name="MP7" draw:layer="backgroundobjects" svg:width="9.106cm" svg:height="1.482cm" svg:x="11.889cm" svg:y="28.213cm" presentation:class="page-number">
          <draw:text-box>
            <text:list text:style-name="ML1">
              <text:list-header>
                <text:p text:style-name="MP6"><text:span text:style-name="MT1"><text:page-number>&lt;number&gt;</text:page-number></text:span></text:p>
              </text:list-header>
            </text:list>
          </draw:text-box>
        </draw:frame>
      </presentation:notes>
    </style:master-page>
    <style:master-page style:name="Title5" style:page-layout-name="PM1" draw:style-name="Mdp2">
      <draw:frame presentation:style-name="Title5-title" draw:layer="backgroundobjects" svg:width="25.197cm" svg:height="3.497cm" svg:x="1.397cm" svg:y="0.837cm" presentation:class="title" presentation:placeholder="true">
        <draw:text-box/>
      </draw:frame>
      <draw:frame presentation:style-name="Title5-outline1" draw:layer="backgroundobjects" svg:width="25.197cm" svg:height="13.856cm" svg:x="1.397cm" svg:y="4.899cm" presentation:class="outline" presentation:placeholder="true">
        <draw:text-box/>
      </draw:frame>
      <draw:frame presentation:style-name="Mpr23" draw:text-style-name="MP9" draw:layer="backgroundobjects" svg:width="6.531cm" svg:height="1.115cm" svg:x="1.397cm" svg:y="19.464cm" presentation:class="date-time">
        <draw:text-box>
          <text:list text:style-name="ML3">
            <text:list-header>
              <text:p text:style-name="MP13"><text:span text:style-name="MT4"><presentation:date-time/></text:span></text:p>
            </text:list-header>
          </text:list>
        </draw:text-box>
      </draw:frame>
      <draw:custom-shape draw:style-name="Mgr8" draw:text-style-name="MP10" draw:layer="backgroundobjects" svg:width="8.868cm" svg:height="1.12cm" svg:x="9.565cm" svg:y="19.465cm">
        <text:p/>
        <draw:enhanced-geometry svg:viewBox="0 0 21600 21600" draw:type="mso-spt202" draw:enhanced-path="M 0 0 L 21600 0 21600 21600 0 21600 0 0 Z N"/>
      </draw:custom-shape>
      <draw:frame presentation:style-name="Mpr24" draw:text-style-name="MP12" draw:layer="backgroundobjects" svg:width="6.531cm" svg:height="1.115cm" svg:x="20.063cm" svg:y="19.464cm" presentation:class="page-number">
        <draw:text-box>
          <text:list text:style-name="ML3">
            <text:list-header>
              <text:p text:style-name="MP14"><text:span text:style-name="MT4"><text:page-number>&lt;number&gt;</text:page-number></text:span></text:p>
            </text:list-header>
          </text:list>
        </draw:text-box>
      </draw:frame>
      <presentation:notes style:page-layout-name="PM0">
        <draw:rect draw:style-name="Mgr3" draw:text-style-name="MP3" draw:layer="backgroundobjects" svg:width="21cm" svg:height="29.7cm" svg:x="0cm" svg:y="0cm">
          <text:p/>
        </draw:rect>
        <draw:page-thumbnail presentation:style-name="Title5-title" draw:layer="backgroundobjects" svg:width="14.843cm" svg:height="11.13cm" svg:x="3.073cm" svg:y="2.258cm" presentation:class="page"/>
        <draw:frame presentation:style-name="Title5-notes" draw:layer="backgroundobjects" svg:width="16.797cm" svg:height="13.361cm" svg:x="2.098cm" svg:y="14.106cm" presentation:class="notes" presentation:placeholder="true">
          <draw:text-box/>
        </draw:frame>
        <draw:frame presentation:style-name="Mpr25" draw:text-style-name="MP5" draw:layer="backgroundobjects" svg:width="9.106cm" svg:height="1.482cm" svg:x="0cm" svg:y="0cm" presentation:class="header">
          <draw:text-box>
            <text:list text:style-name="ML1">
              <text:list-header>
                <text:p text:style-name="MP4"><text:span text:style-name="MT1"><presentation:header/></text:span></text:p>
              </text:list-header>
            </text:list>
          </draw:text-box>
        </draw:frame>
        <draw:frame presentation:style-name="Mpr26" draw:text-style-name="MP7" draw:layer="backgroundobjects" svg:width="9.106cm" svg:height="1.482cm" svg:x="11.889cm" svg:y="0cm" presentation:class="date-time">
          <draw:text-box>
            <text:list text:style-name="ML1">
              <text:list-header>
                <text:p text:style-name="MP6"><text:span text:style-name="MT1"><presentation:date-time/></text:span></text:p>
              </text:list-header>
            </text:list>
          </draw:text-box>
        </draw:frame>
        <draw:frame presentation:style-name="Mpr27" draw:text-style-name="MP5" draw:layer="backgroundobjects" svg:width="9.106cm" svg:height="1.482cm" svg:x="0cm" svg:y="28.213cm" presentation:class="footer">
          <draw:text-box>
            <text:list text:style-name="ML1">
              <text:list-header>
                <text:p text:style-name="MP4"><text:span text:style-name="MT1"><presentation:footer/></text:span></text:p>
              </text:list-header>
            </text:list>
          </draw:text-box>
        </draw:frame>
        <draw:frame presentation:style-name="Mpr28" draw:text-style-name="MP7" draw:layer="backgroundobjects" svg:width="9.106cm" svg:height="1.482cm" svg:x="11.889cm" svg:y="28.213cm" presentation:class="page-number">
          <draw:text-box>
            <text:list text:style-name="ML1">
              <text:list-header>
                <text:p text:style-name="MP6"><text:span text:style-name="MT1"><text:page-number>&lt;number&gt;</text:page-number></text:span></text:p>
              </text:list-header>
            </text:list>
          </draw:text-box>
        </draw:frame>
      </presentation:notes>
    </style:master-page>
    <style:master-page style:name="Title6" style:page-layout-name="PM1" draw:style-name="Mdp1">
      <draw:frame presentation:style-name="Title6-title" draw:layer="backgroundobjects" svg:width="25.197cm" svg:height="3.497cm" svg:x="1.397cm" svg:y="0.837cm" presentation:class="title" presentation:placeholder="true">
        <draw:text-box/>
      </draw:frame>
      <draw:frame presentation:style-name="Title6-outline1" draw:layer="backgroundobjects" svg:width="25.197cm" svg:height="13.856cm" svg:x="1.397cm" svg:y="4.899cm" presentation:class="outline" presentation:placeholder="true">
        <draw:text-box/>
      </draw:frame>
      <draw:frame presentation:style-name="Mpr29" draw:text-style-name="MP9" draw:layer="backgroundobjects" svg:width="6.531cm" svg:height="1.115cm" svg:x="1.397cm" svg:y="19.464cm" presentation:class="date-time">
        <draw:text-box>
          <text:list text:style-name="ML2">
            <text:list-header>
              <text:p text:style-name="MP13"><text:span text:style-name="MT3"><presentation:date-time/></text:span></text:p>
            </text:list-header>
          </text:list>
        </draw:text-box>
      </draw:frame>
      <draw:custom-shape draw:style-name="Mgr8" draw:text-style-name="MP10" draw:layer="backgroundobjects" svg:width="8.868cm" svg:height="1.12cm" svg:x="9.565cm" svg:y="19.465cm">
        <text:p/>
        <draw:enhanced-geometry svg:viewBox="0 0 21600 21600" draw:type="mso-spt202" draw:enhanced-path="M 0 0 L 21600 0 21600 21600 0 21600 0 0 Z N"/>
      </draw:custom-shape>
      <draw:frame presentation:style-name="Mpr30" draw:text-style-name="MP12" draw:layer="backgroundobjects" svg:width="6.531cm" svg:height="1.115cm" svg:x="20.063cm" svg:y="19.464cm" presentation:class="page-number">
        <draw:text-box>
          <text:list text:style-name="ML2">
            <text:list-header>
              <text:p text:style-name="MP14"><text:span text:style-name="MT3"><text:page-number>&lt;number&gt;</text:page-number></text:span></text:p>
            </text:list-header>
          </text:list>
        </draw:text-box>
      </draw:frame>
      <presentation:notes style:page-layout-name="PM0">
        <draw:rect draw:style-name="Mgr3" draw:text-style-name="MP3" draw:layer="backgroundobjects" svg:width="21cm" svg:height="29.7cm" svg:x="0cm" svg:y="0cm">
          <text:p/>
        </draw:rect>
        <draw:page-thumbnail presentation:style-name="Title6-title" draw:layer="backgroundobjects" svg:width="14.843cm" svg:height="11.13cm" svg:x="3.073cm" svg:y="2.258cm" presentation:class="page"/>
        <draw:frame presentation:style-name="Title6-notes" draw:layer="backgroundobjects" svg:width="16.797cm" svg:height="13.361cm" svg:x="2.098cm" svg:y="14.106cm" presentation:class="notes" presentation:placeholder="true">
          <draw:text-box/>
        </draw:frame>
        <draw:frame presentation:style-name="Mpr31" draw:text-style-name="MP5" draw:layer="backgroundobjects" svg:width="9.106cm" svg:height="1.482cm" svg:x="0cm" svg:y="0cm" presentation:class="header">
          <draw:text-box>
            <text:list text:style-name="ML1">
              <text:list-header>
                <text:p text:style-name="MP4"><text:span text:style-name="MT1"><presentation:header/></text:span></text:p>
              </text:list-header>
            </text:list>
          </draw:text-box>
        </draw:frame>
        <draw:frame presentation:style-name="Mpr32" draw:text-style-name="MP7" draw:layer="backgroundobjects" svg:width="9.106cm" svg:height="1.482cm" svg:x="11.889cm" svg:y="0cm" presentation:class="date-time">
          <draw:text-box>
            <text:list text:style-name="ML1">
              <text:list-header>
                <text:p text:style-name="MP6"><text:span text:style-name="MT1"><presentation:date-time/></text:span></text:p>
              </text:list-header>
            </text:list>
          </draw:text-box>
        </draw:frame>
        <draw:frame presentation:style-name="Mpr33" draw:text-style-name="MP5" draw:layer="backgroundobjects" svg:width="9.106cm" svg:height="1.482cm" svg:x="0cm" svg:y="28.213cm" presentation:class="footer">
          <draw:text-box>
            <text:list text:style-name="ML1">
              <text:list-header>
                <text:p text:style-name="MP4"><text:span text:style-name="MT1"><presentation:footer/></text:span></text:p>
              </text:list-header>
            </text:list>
          </draw:text-box>
        </draw:frame>
        <draw:frame presentation:style-name="Mpr34" draw:text-style-name="MP7" draw:layer="backgroundobjects" svg:width="9.106cm" svg:height="1.482cm" svg:x="11.889cm" svg:y="28.213cm" presentation:class="page-number">
          <draw:text-box>
            <text:list text:style-name="ML1">
              <text:list-header>
                <text:p text:style-name="MP6"><text:span text:style-name="MT1"><text:page-number>&lt;number&gt;</text:page-number></text:span></text:p>
              </text:list-header>
            </text:list>
          </draw:text-box>
        </draw:frame>
      </presentation:notes>
    </style:master-page>
    <style:master-page style:name="Title7" style:page-layout-name="PM1" draw:style-name="Mdp1">
      <draw:frame presentation:style-name="Title7-title" draw:layer="backgroundobjects" svg:width="25.197cm" svg:height="3.497cm" svg:x="1.397cm" svg:y="0.837cm" presentation:class="title" presentation:placeholder="true">
        <draw:text-box/>
      </draw:frame>
      <draw:frame presentation:style-name="Title7-outline1" draw:layer="backgroundobjects" svg:width="25.197cm" svg:height="13.856cm" svg:x="1.397cm" svg:y="4.899cm" presentation:class="outline" presentation:placeholder="true">
        <draw:text-box/>
      </draw:frame>
      <draw:frame presentation:style-name="Mpr35" draw:text-style-name="MP9" draw:layer="backgroundobjects" svg:width="6.531cm" svg:height="1.455cm" svg:x="1.397cm" svg:y="19.12cm" presentation:class="date-time">
        <draw:text-box>
          <text:list text:style-name="ML1">
            <text:list-header>
              <text:p text:style-name="MP13"><text:span text:style-name="MT2">11/12 February 2012</text:span></text:p>
            </text:list-header>
          </text:list>
        </draw:text-box>
      </draw:frame>
      <draw:custom-shape draw:style-name="Mgr8" draw:text-style-name="MP10" draw:layer="backgroundobjects" svg:width="8.868cm" svg:height="1.459cm" svg:x="9.565cm" svg:y="19.121cm">
        <text:p/>
        <draw:enhanced-geometry svg:viewBox="0 0 21600 21600" draw:type="mso-spt202" draw:enhanced-path="M 0 0 L 21600 0 21600 21600 0 21600 0 0 Z N"/>
      </draw:custom-shape>
      <draw:frame presentation:style-name="Mpr36" draw:text-style-name="MP12" draw:layer="backgroundobjects" svg:width="6.531cm" svg:height="1.455cm" svg:x="20.063cm" svg:y="19.12cm" presentation:class="page-number">
        <draw:text-box>
          <text:list text:style-name="ML1">
            <text:list-header>
              <text:p text:style-name="MP14"><text:span text:style-name="MT2"><text:page-number>&lt;number&gt;</text:page-number></text:span></text:p>
            </text:list-header>
          </text:list>
        </draw:text-box>
      </draw:frame>
      <presentation:notes style:page-layout-name="PM0">
        <draw:rect draw:style-name="Mgr3" draw:text-style-name="MP3" draw:layer="backgroundobjects" svg:width="21cm" svg:height="29.7cm" svg:x="0cm" svg:y="0cm">
          <text:p/>
        </draw:rect>
        <draw:page-thumbnail presentation:style-name="Title7-title" draw:layer="backgroundobjects" svg:width="14.843cm" svg:height="11.13cm" svg:x="3.073cm" svg:y="2.258cm" presentation:class="page"/>
        <draw:frame presentation:style-name="Title7-notes" draw:layer="backgroundobjects" svg:width="16.797cm" svg:height="13.361cm" svg:x="2.098cm" svg:y="14.106cm" presentation:class="notes" presentation:placeholder="true">
          <draw:text-box/>
        </draw:frame>
        <draw:frame presentation:style-name="Mpr37" draw:text-style-name="MP5" draw:layer="backgroundobjects" svg:width="9.106cm" svg:height="1.482cm" svg:x="0cm" svg:y="0cm" presentation:class="header">
          <draw:text-box>
            <text:list text:style-name="ML1">
              <text:list-header>
                <text:p text:style-name="MP4"><text:span text:style-name="MT1"><presentation:header/></text:span></text:p>
              </text:list-header>
            </text:list>
          </draw:text-box>
        </draw:frame>
        <draw:frame presentation:style-name="Mpr38" draw:text-style-name="MP7" draw:layer="backgroundobjects" svg:width="9.106cm" svg:height="1.482cm" svg:x="11.889cm" svg:y="0cm" presentation:class="date-time">
          <draw:text-box>
            <text:list text:style-name="ML1">
              <text:list-header>
                <text:p text:style-name="MP6"><text:span text:style-name="MT1"><presentation:date-time/></text:span></text:p>
              </text:list-header>
            </text:list>
          </draw:text-box>
        </draw:frame>
        <draw:frame presentation:style-name="Mpr39" draw:text-style-name="MP5" draw:layer="backgroundobjects" svg:width="9.106cm" svg:height="1.482cm" svg:x="0cm" svg:y="28.213cm" presentation:class="footer">
          <draw:text-box>
            <text:list text:style-name="ML1">
              <text:list-header>
                <text:p text:style-name="MP4"><text:span text:style-name="MT1"><presentation:footer/></text:span></text:p>
              </text:list-header>
            </text:list>
          </draw:text-box>
        </draw:frame>
        <draw:frame presentation:style-name="Mpr40" draw:text-style-name="MP7" draw:layer="backgroundobjects" svg:width="9.106cm" svg:height="1.482cm" svg:x="11.889cm" svg:y="28.213cm" presentation:class="page-number">
          <draw:text-box>
            <text:list text:style-name="ML1">
              <text:list-header>
                <text:p text:style-name="MP6"><text:span text:style-name="MT1"><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Irwin Coelho</meta:initial-creator>
    <meta:creation-date>2013-06-29T13:15:31</meta:creation-date>
    <dc:creator>Irwin Coelho</dc:creator>
    <dc:date>2013-10-03T17:24:40.192383673</dc:date>
    <meta:editing-cycles>24</meta:editing-cycles>
    <meta:editing-duration>P1DT18H56M43S</meta:editing-duration>
    <meta:generator>LibreOffice/4.1.1.2$Linux_x86 LibreOffice_project/410m0$Build-2</meta:generator>
    <meta:document-statistic meta:object-count="584"/>
  </office:meta>
</office:document-meta>
</file>